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MARGEM DE ERRO PARA O TOTAL D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Turmas multisseriadas</text:p>
          </table:table-cell>
          <table:covered-table-cell table:number-columns-repeated="3"/>
          <table:table-cell office:value-type="string" table:number-columns-spanned="4" table:number-rows-spanned="1" table:style-name="ce14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958.4001159667969" table:style-name="ce9">
            <text:p>5.958</text:p>
          </table:table-cell>
          <table:table-cell office:value-type="float" office:value="6028.9601173400879" table:style-name="ce9">
            <text:p>6.0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42.7201156616211" table:style-name="ce9">
            <text:p>5.943</text:p>
          </table:table-cell>
          <table:table-cell office:value-type="float" office:value="6389.6001243591309" table:style-name="ce9">
            <text:p>6.3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28.0000686645508" table:style-name="ce9">
            <text:p>3.528</text:p>
          </table:table-cell>
          <table:table-cell office:value-type="float" office:value="1793.40003490448" table:style-name="ce9">
            <text:p>1.7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14.9600353240967" table:style-name="ce9">
            <text:p>1.815</text:p>
          </table:table-cell>
          <table:table-cell office:value-type="float" office:value="3688.7200717926025" table:style-name="ce9">
            <text:p>3.6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92.120001792907715" table:style-name="ce9">
            <text:p>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05.84000205993652" table:style-name="ce9">
            <text:p>1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474.6800870895386" table:style-name="ce9">
            <text:p>4.475</text:p>
          </table:table-cell>
          <table:table-cell office:value-type="float" office:value="5486.0401067733765" table:style-name="ce9">
            <text:p>5.4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90.0001049041748" table:style-name="ce9">
            <text:p>5.390</text:p>
          </table:table-cell>
          <table:table-cell office:value-type="float" office:value="4876.480094909668" table:style-name="ce9">
            <text:p>4.8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93.88001155853271" table:style-name="ce9">
            <text:p>594</text:p>
          </table:table-cell>
          <table:table-cell office:value-type="float" office:value="542.92001056671143" table:style-name="ce9">
            <text:p>5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84.08001136779785" table:style-name="ce9">
            <text:p>584</text:p>
          </table:table-cell>
          <table:table-cell office:value-type="float" office:value="629.16001224517822" table:style-name="ce9">
            <text:p>6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50.80000877380371" table:style-name="ce9">
            <text:p>451</text:p>
          </table:table-cell>
          <table:table-cell office:value-type="float" office:value="419.44000816345215" table:style-name="ce9">
            <text:p>4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8.28000736236572" table:style-name="ce9">
            <text:p>378</text:p>
          </table:table-cell>
          <table:table-cell office:value-type="float" office:value="392.00000762939453" table:style-name="ce9">
            <text:p>3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054.4401178359985" table:style-name="ce9">
            <text:p>6.054</text:p>
          </table:table-cell>
          <table:table-cell office:value-type="float" office:value="6017.2001171112061" table:style-name="ce9">
            <text:p>6.0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44.6801156997681" table:style-name="ce9">
            <text:p>5.945</text:p>
          </table:table-cell>
          <table:table-cell office:value-type="float" office:value="6438.6001253128052" table:style-name="ce9">
            <text:p>6.4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46.80001258850098" table:style-name="ce9">
            <text:p>647</text:p>
          </table:table-cell>
          <table:table-cell office:value-type="float" office:value="427.28000831604004" table:style-name="ce9">
            <text:p>4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4.28001117706299" table:style-name="ce9">
            <text:p>574</text:p>
          </table:table-cell>
          <table:table-cell office:value-type="float" office:value="531.16001033782959" table:style-name="ce9">
            <text:p>5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958.4001159667969" table:style-name="ce9">
            <text:p>5.958</text:p>
          </table:table-cell>
          <table:table-cell office:value-type="float" office:value="6025.0401172637939" table:style-name="ce9">
            <text:p>6.0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42.7201156616211" table:style-name="ce9">
            <text:p>5.943</text:p>
          </table:table-cell>
          <table:table-cell office:value-type="float" office:value="6389.6001243591309" table:style-name="ce9">
            <text:p>6.3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276.36000537872314" table:style-name="ce9">
            <text:p>2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3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1">
            <text:p>MARGEM DE ERRO PARA O TOTAL D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3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6" table:number-rows-spanned="1" table:style-name="ce14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4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048.5601177215576" table:style-name="ce9">
            <text:p>6.049</text:p>
          </table:table-cell>
          <table:table-cell office:value-type="float" office:value="2318.6800451278687" table:style-name="ce9">
            <text:p>2.319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6028.9601173400879" table:style-name="ce9">
            <text:p>6.029</text:p>
          </table:table-cell>
          <table:table-cell office:value-type="float" office:value="5241.0401020050049" table:style-name="ce9">
            <text:p>5.241</text:p>
          </table:table-cell>
          <table:table-cell office:value-type="float" office:value="3249.6800632476807" table:style-name="ce9">
            <text:p>3.250</text:p>
          </table:table-cell>
          <table:table-cell office:value-type="float" office:value="1807.1200351715088" table:style-name="ce9">
            <text:p>1.807</text:p>
          </table:table-cell>
          <table:table-cell office:value-type="float" office:value="2961.5600576400757" table:style-name="ce9">
            <text:p>2.962</text:p>
          </table:table-cell>
          <table:table-cell office:value-type="float" office:value="919.24001789093018" table:style-name="ce9">
            <text:p>919</text:p>
          </table:table-cell>
          <table:table-cell office:value-type="float" office:value="6389.6001243591309" table:style-name="ce9">
            <text:p>6.39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43.6800689697266" table:style-name="ce9">
            <text:p>3.544</text:p>
          </table:table-cell>
          <table:table-cell office:value-type="float" office:value="133.28000259399414" table:style-name="ce9">
            <text:p>1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0.760001182556152" table:style-name="ce9">
            <text:p>61</text:p>
          </table:table-cell>
          <table:table-cell office:value-type="float" office:value="1793.40003490448" table:style-name="ce9">
            <text:p>1.793</text:p>
          </table:table-cell>
          <table:table-cell office:value-type="float" office:value="1366.1200265884399" table:style-name="ce9">
            <text:p>1.366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1272.0400247573853" table:style-name="ce9">
            <text:p>1.272</text:p>
          </table:table-cell>
          <table:table-cell office:value-type="float" office:value="160.72000312805176" table:style-name="ce9">
            <text:p>161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3688.7200717926025" table:style-name="ce9">
            <text:p>3.68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105.84000205993652" table:style-name="ce9">
            <text:p>10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572.6800889968872" table:style-name="ce9">
            <text:p>4.573</text:p>
          </table:table-cell>
          <table:table-cell office:value-type="float" office:value="2222.640043258667" table:style-name="ce9">
            <text:p>2.223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5486.0401067733765" table:style-name="ce9">
            <text:p>5.486</text:p>
          </table:table-cell>
          <table:table-cell office:value-type="float" office:value="4823.5600938796997" table:style-name="ce9">
            <text:p>4.824</text:p>
          </table:table-cell>
          <table:table-cell office:value-type="float" office:value="3061.5200595855713" table:style-name="ce9">
            <text:p>3.062</text:p>
          </table:table-cell>
          <table:table-cell office:value-type="float" office:value="1152.4800224304199" table:style-name="ce9">
            <text:p>1.152</text:p>
          </table:table-cell>
          <table:table-cell office:value-type="float" office:value="2842.0000553131104" table:style-name="ce9">
            <text:p>2.842</text:p>
          </table:table-cell>
          <table:table-cell office:value-type="float" office:value="854.56001663208008" table:style-name="ce9">
            <text:p>855</text:p>
          </table:table-cell>
          <table:table-cell office:value-type="float" office:value="4876.480094909668" table:style-name="ce9">
            <text:p>4.87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97.80001163482666" table:style-name="ce9">
            <text:p>598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517.44001007080078" table:style-name="ce9">
            <text:p>517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629.16001224517822" table:style-name="ce9">
            <text:p>62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50.80000877380371" table:style-name="ce9">
            <text:p>451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392.00000762939453" table:style-name="ce9">
            <text:p>392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2318.6800451278687" table:style-name="ce9">
            <text:p>2.31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6017.2001171112061" table:style-name="ce9">
            <text:p>6.017</text:p>
          </table:table-cell>
          <table:table-cell office:value-type="float" office:value="5231.24010181427" table:style-name="ce9">
            <text:p>5.231</text:p>
          </table:table-cell>
          <table:table-cell office:value-type="float" office:value="3232.0400629043579" table:style-name="ce9">
            <text:p>3.232</text:p>
          </table:table-cell>
          <table:table-cell office:value-type="float" office:value="1803.2000350952148" table:style-name="ce9">
            <text:p>1.803</text:p>
          </table:table-cell>
          <table:table-cell office:value-type="float" office:value="2957.6400575637817" table:style-name="ce9">
            <text:p>2.958</text:p>
          </table:table-cell>
          <table:table-cell office:value-type="float" office:value="915.32001781463623" table:style-name="ce9">
            <text:p>915</text:p>
          </table:table-cell>
          <table:table-cell office:value-type="float" office:value="6438.6001253128052" table:style-name="ce9">
            <text:p>6.43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44.840012550354" table:style-name="ce9">
            <text:p>645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368.48000717163086" table:style-name="ce9">
            <text:p>368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531.16001033782959" table:style-name="ce9">
            <text:p>53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6048.5601177215576" table:style-name="ce9">
            <text:p>6.049</text:p>
          </table:table-cell>
          <table:table-cell office:value-type="float" office:value="2318.6800451278687" table:style-name="ce9">
            <text:p>2.319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6025.0401172637939" table:style-name="ce9">
            <text:p>6.025</text:p>
          </table:table-cell>
          <table:table-cell office:value-type="float" office:value="5239.0801019668579" table:style-name="ce9">
            <text:p>5.239</text:p>
          </table:table-cell>
          <table:table-cell office:value-type="float" office:value="3245.7600631713867" table:style-name="ce9">
            <text:p>3.246</text:p>
          </table:table-cell>
          <table:table-cell office:value-type="float" office:value="1807.1200351715088" table:style-name="ce9">
            <text:p>1.807</text:p>
          </table:table-cell>
          <table:table-cell office:value-type="float" office:value="2959.6000576019287" table:style-name="ce9">
            <text:p>2.960</text:p>
          </table:table-cell>
          <table:table-cell office:value-type="float" office:value="919.24001789093018" table:style-name="ce9">
            <text:p>919</text:p>
          </table:table-cell>
          <table:table-cell office:value-type="float" office:value="6389.6001243591309" table:style-name="ce9">
            <text:p>6.39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5.880000114440918" table:style-name="ce9">
            <text:p>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2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MARGEM DE ERRO PARA O TOTAL DO INDICADOR A3E – ESCOLAS RURAIS, POR NÚMERO DE ALUNOS EM CADA FORMA DE ORGANIZAÇÃO DE ENSINO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3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Turmas multisseriadas</text:p>
          </table:table-cell>
          <table:covered-table-cell table:number-columns-repeated="4"/>
          <table:table-cell office:value-type="string" table:number-columns-spanned="5" table:number-rows-spanned="1" table:style-name="ce14">
            <text:p>Turmas seriad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multisseriadas</text:p>
          </table:table-cell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seriada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395.8801050186157" table:style-name="ce9">
            <text:p>5.396</text:p>
          </table:table-cell>
          <table:table-cell office:value-type="float" office:value="4237.5200824737549" table:style-name="ce9">
            <text:p>4.238</text:p>
          </table:table-cell>
          <table:table-cell office:value-type="float" office:value="3253.6000633239746" table:style-name="ce9">
            <text:p>3.254</text:p>
          </table:table-cell>
          <table:table-cell office:value-type="float" office:value="3065.4400596618652" table:style-name="ce9">
            <text:p>3.065</text:p>
          </table:table-cell>
          <table:table-cell office:value-type="float" office:value="6028.9601173400879" table:style-name="ce9">
            <text:p>6.029</text:p>
          </table:table-cell>
          <table:table-cell office:value-type="float" office:value="2632.2800512313843" table:style-name="ce9">
            <text:p>2.632</text:p>
          </table:table-cell>
          <table:table-cell office:value-type="float" office:value="3394.7200660705566" table:style-name="ce9">
            <text:p>3.395</text:p>
          </table:table-cell>
          <table:table-cell office:value-type="float" office:value="2667.5600519180298" table:style-name="ce9">
            <text:p>2.668</text:p>
          </table:table-cell>
          <table:table-cell office:value-type="float" office:value="5052.8800983428955" table:style-name="ce9">
            <text:p>5.053</text:p>
          </table:table-cell>
          <table:table-cell office:value-type="float" office:value="6389.6001243591309" table:style-name="ce9">
            <text:p>6.39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26.3200550079346" table:style-name="ce9">
            <text:p>2.826</text:p>
          </table:table-cell>
          <table:table-cell office:value-type="float" office:value="2255.9600439071655" table:style-name="ce9">
            <text:p>2.256</text:p>
          </table:table-cell>
          <table:table-cell office:value-type="float" office:value="1611.1200313568115" table:style-name="ce9">
            <text:p>1.611</text:p>
          </table:table-cell>
          <table:table-cell office:value-type="float" office:value="1595.4400310516357" table:style-name="ce9">
            <text:p>1.595</text:p>
          </table:table-cell>
          <table:table-cell office:value-type="float" office:value="1793.40003490448" table:style-name="ce9">
            <text:p>1.793</text:p>
          </table:table-cell>
          <table:table-cell office:value-type="float" office:value="1319.0800256729126" table:style-name="ce9">
            <text:p>1.319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141.12000274658203" table:style-name="ce9">
            <text:p>141</text:p>
          </table:table-cell>
          <table:table-cell office:value-type="float" office:value="1336.7200260162354" table:style-name="ce9">
            <text:p>1.337</text:p>
          </table:table-cell>
          <table:table-cell office:value-type="float" office:value="3688.7200717926025" table:style-name="ce9">
            <text:p>3.68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05.84000205993652" table:style-name="ce9">
            <text:p>10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08.0800838470459" table:style-name="ce9">
            <text:p>4.308</text:p>
          </table:table-cell>
          <table:table-cell office:value-type="float" office:value="3349.6400651931763" table:style-name="ce9">
            <text:p>3.350</text:p>
          </table:table-cell>
          <table:table-cell office:value-type="float" office:value="2667.5600519180298" table:style-name="ce9">
            <text:p>2.668</text:p>
          </table:table-cell>
          <table:table-cell office:value-type="float" office:value="2483.3200483322144" table:style-name="ce9">
            <text:p>2.483</text:p>
          </table:table-cell>
          <table:table-cell office:value-type="float" office:value="5486.0401067733765" table:style-name="ce9">
            <text:p>5.486</text:p>
          </table:table-cell>
          <table:table-cell office:value-type="float" office:value="2128.5600414276123" table:style-name="ce9">
            <text:p>2.129</text:p>
          </table:table-cell>
          <table:table-cell office:value-type="float" office:value="3245.7600631713867" table:style-name="ce9">
            <text:p>3.246</text:p>
          </table:table-cell>
          <table:table-cell office:value-type="float" office:value="2538.2000494003296" table:style-name="ce9">
            <text:p>2.538</text:p>
          </table:table-cell>
          <table:table-cell office:value-type="float" office:value="4635.4000902175903" table:style-name="ce9">
            <text:p>4.635</text:p>
          </table:table-cell>
          <table:table-cell office:value-type="float" office:value="4876.480094909668" table:style-name="ce9">
            <text:p>4.87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05.64001178741455" table:style-name="ce9">
            <text:p>606</text:p>
          </table:table-cell>
          <table:table-cell office:value-type="float" office:value="517.44001007080078" table:style-name="ce9">
            <text:p>517</text:p>
          </table:table-cell>
          <table:table-cell office:value-type="float" office:value="295.96000576019287" table:style-name="ce9">
            <text:p>296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233.24000453948975" table:style-name="ce9">
            <text:p>233</text:p>
          </table:table-cell>
          <table:table-cell office:value-type="float" office:value="323.40000629425049" table:style-name="ce9">
            <text:p>323</text:p>
          </table:table-cell>
          <table:table-cell office:value-type="float" office:value="558.60001087188721" table:style-name="ce9">
            <text:p>559</text:p>
          </table:table-cell>
          <table:table-cell office:value-type="float" office:value="629.16001224517822" table:style-name="ce9">
            <text:p>62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99.84000778198242" table:style-name="ce9">
            <text:p>400</text:p>
          </table:table-cell>
          <table:table-cell office:value-type="float" office:value="376.32000732421875" table:style-name="ce9">
            <text:p>376</text:p>
          </table:table-cell>
          <table:table-cell office:value-type="float" office:value="184.24000358581543" table:style-name="ce9">
            <text:p>184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392.00000762939453" table:style-name="ce9">
            <text:p>39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425.2801055908203" table:style-name="ce9">
            <text:p>5.425</text:p>
          </table:table-cell>
          <table:table-cell office:value-type="float" office:value="4235.5600824356079" table:style-name="ce9">
            <text:p>4.236</text:p>
          </table:table-cell>
          <table:table-cell office:value-type="float" office:value="3249.6800632476807" table:style-name="ce9">
            <text:p>3.250</text:p>
          </table:table-cell>
          <table:table-cell office:value-type="float" office:value="3065.4400596618652" table:style-name="ce9">
            <text:p>3.065</text:p>
          </table:table-cell>
          <table:table-cell office:value-type="float" office:value="6017.2001171112061" table:style-name="ce9">
            <text:p>6.017</text:p>
          </table:table-cell>
          <table:table-cell office:value-type="float" office:value="2624.4400510787964" table:style-name="ce9">
            <text:p>2.624</text:p>
          </table:table-cell>
          <table:table-cell office:value-type="float" office:value="3390.8000659942627" table:style-name="ce9">
            <text:p>3.391</text:p>
          </table:table-cell>
          <table:table-cell office:value-type="float" office:value="2659.7200517654419" table:style-name="ce9">
            <text:p>2.660</text:p>
          </table:table-cell>
          <table:table-cell office:value-type="float" office:value="5043.0800981521606" table:style-name="ce9">
            <text:p>5.043</text:p>
          </table:table-cell>
          <table:table-cell office:value-type="float" office:value="6438.6001253128052" table:style-name="ce9">
            <text:p>6.43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2.52001094818115" table:style-name="ce9">
            <text:p>563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166.60000324249268" table:style-name="ce9">
            <text:p>167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309.68000602722168" table:style-name="ce9">
            <text:p>310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201.88000392913818" table:style-name="ce9">
            <text:p>202</text:p>
          </table:table-cell>
          <table:table-cell office:value-type="float" office:value="441.00000858306885" table:style-name="ce9">
            <text:p>441</text:p>
          </table:table-cell>
          <table:table-cell office:value-type="float" office:value="531.16001033782959" table:style-name="ce9">
            <text:p>53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395.8801050186157" table:style-name="ce9">
            <text:p>5.396</text:p>
          </table:table-cell>
          <table:table-cell office:value-type="float" office:value="4237.5200824737549" table:style-name="ce9">
            <text:p>4.238</text:p>
          </table:table-cell>
          <table:table-cell office:value-type="float" office:value="3253.6000633239746" table:style-name="ce9">
            <text:p>3.254</text:p>
          </table:table-cell>
          <table:table-cell office:value-type="float" office:value="3065.4400596618652" table:style-name="ce9">
            <text:p>3.065</text:p>
          </table:table-cell>
          <table:table-cell office:value-type="float" office:value="6025.0401172637939" table:style-name="ce9">
            <text:p>6.025</text:p>
          </table:table-cell>
          <table:table-cell office:value-type="float" office:value="2632.2800512313843" table:style-name="ce9">
            <text:p>2.632</text:p>
          </table:table-cell>
          <table:table-cell office:value-type="float" office:value="3392.7600660324097" table:style-name="ce9">
            <text:p>3.393</text:p>
          </table:table-cell>
          <table:table-cell office:value-type="float" office:value="2665.6000518798828" table:style-name="ce9">
            <text:p>2.666</text:p>
          </table:table-cell>
          <table:table-cell office:value-type="float" office:value="5050.9200983047485" table:style-name="ce9">
            <text:p>5.051</text:p>
          </table:table-cell>
          <table:table-cell office:value-type="float" office:value="6389.6001243591309" table:style-name="ce9">
            <text:p>6.39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5.880000114440918" table:style-name="ce9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1">
            <text:p>MARGEM DE ERRO PARA O TOTAL D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3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Não há separação de turmas</text:p>
          </table:table-cell>
          <table:table-cell office:value-type="string" table:style-name="ce3">
            <text:p>Separadas por idade dos alunos</text:p>
          </table:table-cell>
          <table:table-cell office:value-type="string" table:style-name="ce3">
            <text:p>Separadas por séries próximas</text:p>
          </table:table-cell>
          <table:table-cell office:value-type="string" table:style-name="ce3">
            <text:p>Separadas por outro críteri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539.3600883483887" table:style-name="ce9">
            <text:p>4.539</text:p>
          </table:table-cell>
          <table:table-cell office:value-type="float" office:value="3222.240062713623" table:style-name="ce9">
            <text:p>3.222</text:p>
          </table:table-cell>
          <table:table-cell office:value-type="float" office:value="5527.2001075744629" table:style-name="ce9">
            <text:p>5.527</text:p>
          </table:table-cell>
          <table:table-cell office:value-type="float" office:value="1438.6400279998779" table:style-name="ce9">
            <text:p>1.439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6028.9601173400879" table:style-name="ce9">
            <text:p>6.029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252.0400438308716" table:style-name="ce9">
            <text:p>2.252</text:p>
          </table:table-cell>
          <table:table-cell office:value-type="float" office:value="341.04000663757324" table:style-name="ce9">
            <text:p>341</text:p>
          </table:table-cell>
          <table:table-cell office:value-type="float" office:value="3337.8800649642944" table:style-name="ce9">
            <text:p>3.338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1793.40003490448" table:style-name="ce9">
            <text:p>1.79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54.880001068115234" table:style-name="ce9">
            <text:p>55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92.120001792907715" table:style-name="ce9">
            <text:p>9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24.000072479248" table:style-name="ce9">
            <text:p>3.724</text:p>
          </table:table-cell>
          <table:table-cell office:value-type="float" office:value="3061.5200595855713" table:style-name="ce9">
            <text:p>3.062</text:p>
          </table:table-cell>
          <table:table-cell office:value-type="float" office:value="4086.600079536438" table:style-name="ce9">
            <text:p>4.087</text:p>
          </table:table-cell>
          <table:table-cell office:value-type="float" office:value="1344.5600261688232" table:style-name="ce9">
            <text:p>1.345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5486.0401067733765" table:style-name="ce9">
            <text:p>5.486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7.88000774383545" table:style-name="ce9">
            <text:p>398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542.92001056671143" table:style-name="ce9">
            <text:p>54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442.96000862121582" table:style-name="ce9">
            <text:p>443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419.44000816345215" table:style-name="ce9">
            <text:p>419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533.4800882339478" table:style-name="ce9">
            <text:p>4.533</text:p>
          </table:table-cell>
          <table:table-cell office:value-type="float" office:value="3222.240062713623" table:style-name="ce9">
            <text:p>3.222</text:p>
          </table:table-cell>
          <table:table-cell office:value-type="float" office:value="5550.7201080322266" table:style-name="ce9">
            <text:p>5.551</text:p>
          </table:table-cell>
          <table:table-cell office:value-type="float" office:value="1436.680027961731" table:style-name="ce9">
            <text:p>1.437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6017.2001171112061" table:style-name="ce9">
            <text:p>6.017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442.96000862121582" table:style-name="ce9">
            <text:p>443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427.28000831604004" table:style-name="ce9">
            <text:p>427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539.3600883483887" table:style-name="ce9">
            <text:p>4.539</text:p>
          </table:table-cell>
          <table:table-cell office:value-type="float" office:value="3222.240062713623" table:style-name="ce9">
            <text:p>3.222</text:p>
          </table:table-cell>
          <table:table-cell office:value-type="float" office:value="5527.2001075744629" table:style-name="ce9">
            <text:p>5.527</text:p>
          </table:table-cell>
          <table:table-cell office:value-type="float" office:value="1438.6400279998779" table:style-name="ce9">
            <text:p>1.439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6025.0401172637939" table:style-name="ce9">
            <text:p>6.02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6.36000537872314" table:style-name="ce9">
            <text:p>27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2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3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1">
            <text:p>MARGEM DE ERRO PARA O TOTAL DO INDICADOR A3D – ESCOLAS RURAIS, POR MODALIDADES E NÍVEIS DE ENSINO OFERTAD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3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Educação Infantil</text:p>
          </table:table-cell>
          <table:covered-table-cell table:number-columns-repeated="3"/>
          <table:table-cell office:value-type="string" table:number-columns-spanned="4" table:number-rows-spanned="1" table:style-name="ce14">
            <text:p>Ensino Fundamental I</text:p>
          </table:table-cell>
          <table:covered-table-cell table:number-columns-repeated="3"/>
          <table:table-cell office:value-type="string" table:number-columns-spanned="4" table:number-rows-spanned="1" table:style-name="ce14">
            <text:p>Ensino Fundamental II</text:p>
          </table:table-cell>
          <table:covered-table-cell table:number-columns-repeated="3"/>
          <table:table-cell office:value-type="string" table:number-columns-spanned="4" table:number-rows-spanned="1" table:style-name="ce14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4">
            <text:p>Outro nível ou modalidade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758.4801120758057" table:style-name="ce9">
            <text:p>5.758</text:p>
          </table:table-cell>
          <table:table-cell office:value-type="float" office:value="4413.9200859069824" table:style-name="ce9">
            <text:p>4.414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6158.3201198577881" table:style-name="ce9">
            <text:p>6.158</text:p>
          </table:table-cell>
          <table:table-cell office:value-type="float" office:value="5903.5201148986816" table:style-name="ce9">
            <text:p>5.904</text:p>
          </table:table-cell>
          <table:table-cell office:value-type="float" office:value="2265.7600440979004" table:style-name="ce9">
            <text:p>2.266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2573.4800500869751" table:style-name="ce9">
            <text:p>2.573</text:p>
          </table:table-cell>
          <table:table-cell office:value-type="float" office:value="5554.6401081085205" table:style-name="ce9">
            <text:p>5.555</text:p>
          </table:table-cell>
          <table:table-cell office:value-type="string" table:style-name="ce9">
            <text:p>-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5342.9601039886475" table:style-name="ce9">
            <text:p>5.343</text:p>
          </table:table-cell>
          <table:table-cell office:value-type="string" table:style-name="ce9">
            <text:p>-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4747.1200923919678" table:style-name="ce9">
            <text:p>4.747</text:p>
          </table:table-cell>
          <table:table-cell office:value-type="float" office:value="6256.3201217651367" table:style-name="ce9">
            <text:p>6.256</text:p>
          </table:table-cell>
          <table:table-cell office:value-type="string" table:style-name="ce9">
            <text:p>-</text:p>
          </table:table-cell>
          <table:table-cell office:value-type="float" office:value="225.40000438690186" table:style-name="ce9">
            <text:p>22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77.0000696182251" table:style-name="ce9">
            <text:p>3.577</text:p>
          </table:table-cell>
          <table:table-cell office:value-type="float" office:value="1291.640025138855" table:style-name="ce9">
            <text:p>1.292</text:p>
          </table:table-cell>
          <table:table-cell office:value-type="float" office:value="0" table:style-name="ce9">
            <text:p>0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3057.6000595092773" table:style-name="ce9">
            <text:p>3.058</text:p>
          </table:table-cell>
          <table:table-cell office:value-type="float" office:value="3090.9200601577759" table:style-name="ce9">
            <text:p>3.091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1787.5200347900391" table:style-name="ce9">
            <text:p>1.788</text:p>
          </table:table-cell>
          <table:table-cell office:value-type="float" office:value="3537.8000688552856" table:style-name="ce9">
            <text:p>3.538</text:p>
          </table:table-cell>
          <table:table-cell office:value-type="string" table:style-name="ce9">
            <text:p>-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3528.0000686645508" table:style-name="ce9">
            <text:p>3.528</text:p>
          </table:table-cell>
          <table:table-cell office:value-type="float" office:value="2463.7200479507446" table:style-name="ce9">
            <text:p>2.464</text:p>
          </table:table-cell>
          <table:table-cell office:value-type="string" table:style-name="ce9">
            <text:p>-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1603.2800312042236" table:style-name="ce9">
            <text:p>1.603</text:p>
          </table:table-cell>
          <table:table-cell office:value-type="float" office:value="3500.5600681304932" table:style-name="ce9">
            <text:p>3.501</text:p>
          </table:table-cell>
          <table:table-cell office:value-type="string" table:style-name="ce9">
            <text:p>-</text:p>
          </table:table-cell>
          <table:table-cell office:value-type="float" office:value="217.56000423431396" table:style-name="ce9">
            <text:p>21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98.000001907348633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94.080001831054688" table:style-name="ce9">
            <text:p>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74.480001449584961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202.2400817871094" table:style-name="ce9">
            <text:p>4.202</text:p>
          </table:table-cell>
          <table:table-cell office:value-type="float" office:value="4018.0000782012939" table:style-name="ce9">
            <text:p>4.018</text:p>
          </table:table-cell>
          <table:table-cell office:value-type="float" office:value="0" table:style-name="ce9">
            <text:p>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5045.0400981903076" table:style-name="ce9">
            <text:p>5.045</text:p>
          </table:table-cell>
          <table:table-cell office:value-type="float" office:value="4725.5600919723511" table:style-name="ce9">
            <text:p>4.726</text:p>
          </table:table-cell>
          <table:table-cell office:value-type="float" office:value="2183.4400424957275" table:style-name="ce9">
            <text:p>2.183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1677.7600326538086" table:style-name="ce9">
            <text:p>1.678</text:p>
          </table:table-cell>
          <table:table-cell office:value-type="float" office:value="3992.5200777053833" table:style-name="ce9">
            <text:p>3.9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64.8800868988037" table:style-name="ce9">
            <text:p>4.465</text:p>
          </table:table-cell>
          <table:table-cell office:value-type="float" office:value="4468.8000869750977" table:style-name="ce9">
            <text:p>4.4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70.8400831222534" table:style-name="ce9">
            <text:p>4.271</text:p>
          </table:table-cell>
          <table:table-cell office:value-type="float" office:value="4892.1600952148438" table:style-name="ce9">
            <text:p>4.8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95.88000965118408" table:style-name="ce9">
            <text:p>496</text:p>
          </table:table-cell>
          <table:table-cell office:value-type="float" office:value="456.68000888824463" table:style-name="ce9">
            <text:p>4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3.12001037597656" table:style-name="ce9">
            <text:p>533</text:p>
          </table:table-cell>
          <table:table-cell office:value-type="float" office:value="576.24001121520996" table:style-name="ce9">
            <text:p>576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358.680006980896" table:style-name="ce9">
            <text:p>3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82.12001132965088" table:style-name="ce9">
            <text:p>582</text:p>
          </table:table-cell>
          <table:table-cell office:value-type="float" office:value="574.28001117706299" table:style-name="ce9">
            <text:p>574</text:p>
          </table:table-cell>
          <table:table-cell office:value-type="string" table:style-name="ce9">
            <text:p>-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344.96000671386719" table:style-name="ce9">
            <text:p>3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4.36000728607178" table:style-name="ce9">
            <text:p>374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252.84000492095947" table:style-name="ce9">
            <text:p>253</text:p>
          </table:table-cell>
          <table:table-cell office:value-type="float" office:value="282.24000549316406" table:style-name="ce9">
            <text:p>2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433.16000843048096" table:style-name="ce9">
            <text:p>4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241.08000469207764" table:style-name="ce9">
            <text:p>2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876.080114364624" table:style-name="ce9">
            <text:p>5.876</text:p>
          </table:table-cell>
          <table:table-cell office:value-type="float" office:value="4398.2400856018066" table:style-name="ce9">
            <text:p>4.398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6164.200119972229" table:style-name="ce9">
            <text:p>6.164</text:p>
          </table:table-cell>
          <table:table-cell office:value-type="float" office:value="5934.8801155090332" table:style-name="ce9">
            <text:p>5.935</text:p>
          </table:table-cell>
          <table:table-cell office:value-type="float" office:value="2265.7600440979004" table:style-name="ce9">
            <text:p>2.266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2542.1200494766235" table:style-name="ce9">
            <text:p>2.542</text:p>
          </table:table-cell>
          <table:table-cell office:value-type="float" office:value="5672.2401103973389" table:style-name="ce9">
            <text:p>5.672</text:p>
          </table:table-cell>
          <table:table-cell office:value-type="string" table:style-name="ce9">
            <text:p>-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5960.3601160049438" table:style-name="ce9">
            <text:p>5.960</text:p>
          </table:table-cell>
          <table:table-cell office:value-type="float" office:value="5346.8801040649414" table:style-name="ce9">
            <text:p>5.347</text:p>
          </table:table-cell>
          <table:table-cell office:value-type="string" table:style-name="ce9">
            <text:p>-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4741.2400922775269" table:style-name="ce9">
            <text:p>4.741</text:p>
          </table:table-cell>
          <table:table-cell office:value-type="float" office:value="6371.9601240158081" table:style-name="ce9">
            <text:p>6.372</text:p>
          </table:table-cell>
          <table:table-cell office:value-type="string" table:style-name="ce9">
            <text:p>-</text:p>
          </table:table-cell>
          <table:table-cell office:value-type="float" office:value="225.40000438690186" table:style-name="ce9">
            <text:p>2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84.04001331329346" table:style-name="ce9">
            <text:p>684</text:p>
          </table:table-cell>
          <table:table-cell office:value-type="float" office:value="364.56000709533691" table:style-name="ce9">
            <text:p>365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556.64001083374023" table:style-name="ce9">
            <text:p>557</text:p>
          </table:table-cell>
          <table:table-cell office:value-type="float" office:value="554.68001079559326" table:style-name="ce9">
            <text:p>555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370.44000720977783" table:style-name="ce9">
            <text:p>370</text:p>
          </table:table-cell>
          <table:table-cell office:value-type="float" office:value="682.08001327514648" table:style-name="ce9">
            <text:p>6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719.32001399993896" table:style-name="ce9">
            <text:p>7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733.04001426696777" table:style-name="ce9">
            <text:p>7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760.4401121139526" table:style-name="ce9">
            <text:p>5.760</text:p>
          </table:table-cell>
          <table:table-cell office:value-type="float" office:value="4411.9600858688354" table:style-name="ce9">
            <text:p>4.412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6158.3201198577881" table:style-name="ce9">
            <text:p>6.158</text:p>
          </table:table-cell>
          <table:table-cell office:value-type="float" office:value="5905.4801149368286" table:style-name="ce9">
            <text:p>5.905</text:p>
          </table:table-cell>
          <table:table-cell office:value-type="float" office:value="2265.7600440979004" table:style-name="ce9">
            <text:p>2.266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2569.5600500106812" table:style-name="ce9">
            <text:p>2.570</text:p>
          </table:table-cell>
          <table:table-cell office:value-type="float" office:value="5560.5201082229614" table:style-name="ce9">
            <text:p>5.561</text:p>
          </table:table-cell>
          <table:table-cell office:value-type="string" table:style-name="ce9">
            <text:p>-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5948.600115776062" table:style-name="ce9">
            <text:p>5.949</text:p>
          </table:table-cell>
          <table:table-cell office:value-type="float" office:value="5342.9601039886475" table:style-name="ce9">
            <text:p>5.343</text:p>
          </table:table-cell>
          <table:table-cell office:value-type="string" table:style-name="ce9">
            <text:p>-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4745.1600923538208" table:style-name="ce9">
            <text:p>4.745</text:p>
          </table:table-cell>
          <table:table-cell office:value-type="float" office:value="6262.2001218795776" table:style-name="ce9">
            <text:p>6.262</text:p>
          </table:table-cell>
          <table:table-cell office:value-type="string" table:style-name="ce9">
            <text:p>-</text:p>
          </table:table-cell>
          <table:table-cell office:value-type="float" office:value="225.40000438690186" table:style-name="ce9">
            <text:p>2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203.84000396728516" table:style-name="ce9">
            <text:p>2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260.68000507354736" table:style-name="ce9">
            <text:p>2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162.68000316619873" table:style-name="ce9">
            <text:p>1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260.68000507354736" table:style-name="ce9">
            <text:p>2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2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1">
            <text:p>MARGEM DE ERRO PARA O TOTAL D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3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838.8401136398315" table:style-name="ce9">
            <text:p>5.839</text:p>
          </table:table-cell>
          <table:table-cell office:value-type="float" office:value="4386.4800853729248" table:style-name="ce9">
            <text:p>4.386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152.88000297546387" table:style-name="ce9">
            <text:p>15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53.4800691604614" table:style-name="ce9">
            <text:p>3.553</text:p>
          </table:table-cell>
          <table:table-cell office:value-type="float" office:value="1279.8800249099731" table:style-name="ce9">
            <text:p>1.280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47.040000915527344" table:style-name="ce9">
            <text:p>4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17.640000343322754" table:style-name="ce9">
            <text:p>1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19.8400840759277" table:style-name="ce9">
            <text:p>4.320</text:p>
          </table:table-cell>
          <table:table-cell office:value-type="float" office:value="3994.4800777435303" table:style-name="ce9">
            <text:p>3.994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13.720000267028809" table:style-name="ce9">
            <text:p>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1.56000995635986" table:style-name="ce9">
            <text:p>512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121.5200023651123" table:style-name="ce9">
            <text:p>12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4.36000728607178" table:style-name="ce9">
            <text:p>374</text:p>
          </table:table-cell>
          <table:table-cell office:value-type="float" office:value="346.92000675201416" table:style-name="ce9">
            <text:p>347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76.440001487731934" table:style-name="ce9">
            <text:p>7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958.4001159667969" table:style-name="ce9">
            <text:p>5.958</text:p>
          </table:table-cell>
          <table:table-cell office:value-type="float" office:value="4374.720085144043" table:style-name="ce9">
            <text:p>4.375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147.00000286102295" table:style-name="ce9">
            <text:p>14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91.88001346588135" table:style-name="ce9">
            <text:p>692</text:p>
          </table:table-cell>
          <table:table-cell office:value-type="float" office:value="327.32000637054443" table:style-name="ce9">
            <text:p>327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41.160000801086426" table:style-name="ce9">
            <text:p>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842.7601137161255" table:style-name="ce9">
            <text:p>5.843</text:p>
          </table:table-cell>
          <table:table-cell office:value-type="float" office:value="4384.5200853347778" table:style-name="ce9">
            <text:p>4.385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152.88000297546387" table:style-name="ce9">
            <text:p>15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2.4400053024292" table:style-name="ce9">
            <text:p>272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758.4801120758057" table:style-name="ce9">
            <text:p>5.758</text:p>
          </table:table-cell>
          <table:table-cell office:value-type="float" office:value="6546.4001274108887" table:style-name="ce9">
            <text:p>6.546</text:p>
          </table:table-cell>
          <table:table-cell office:value-type="float" office:value="5419.4001054763794" table:style-name="ce9">
            <text:p>5.419</text:p>
          </table:table-cell>
          <table:table-cell office:value-type="string" table:style-name="ce9">
            <text:p>-</text:p>
          </table:table-cell>
          <table:table-cell office:value-type="float" office:value="123.48000240325928" table:style-name="ce9">
            <text:p>12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02.4800701141357" table:style-name="ce9">
            <text:p>3.602</text:p>
          </table:table-cell>
          <table:table-cell office:value-type="float" office:value="3551.5200691223145" table:style-name="ce9">
            <text:p>3.552</text:p>
          </table:table-cell>
          <table:table-cell office:value-type="float" office:value="1791.440034866333" table:style-name="ce9">
            <text:p>1.791</text:p>
          </table:table-cell>
          <table:table-cell office:value-type="string" table:style-name="ce9">
            <text:p>-</text:p>
          </table:table-cell>
          <table:table-cell office:value-type="float" office:value="9.8000001907348633" table:style-name="ce9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70.560001373291016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15.680000305175781" table:style-name="ce9">
            <text:p>1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194.4000816345215" table:style-name="ce9">
            <text:p>4.194</text:p>
          </table:table-cell>
          <table:table-cell office:value-type="float" office:value="5174.4001007080078" table:style-name="ce9">
            <text:p>5.174</text:p>
          </table:table-cell>
          <table:table-cell office:value-type="float" office:value="4894.1200952529907" table:style-name="ce9">
            <text:p>4.8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0.64000701904297" table:style-name="ce9">
            <text:p>361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292.04000568389893" table:style-name="ce9">
            <text:p>292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6.32000732421875" table:style-name="ce9">
            <text:p>376</text:p>
          </table:table-cell>
          <table:table-cell office:value-type="float" office:value="317.52000617980957" table:style-name="ce9">
            <text:p>318</text:p>
          </table:table-cell>
          <table:table-cell office:value-type="float" office:value="207.7600040435791" table:style-name="ce9">
            <text:p>208</text:p>
          </table:table-cell>
          <table:table-cell office:value-type="string" table:style-name="ce9">
            <text:p>-</text:p>
          </table:table-cell>
          <table:table-cell office:value-type="float" office:value="76.440001487731934" table:style-name="ce9">
            <text:p>7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862.3601140975952" table:style-name="ce9">
            <text:p>5.862</text:p>
          </table:table-cell>
          <table:table-cell office:value-type="float" office:value="6599.3201284408569" table:style-name="ce9">
            <text:p>6.599</text:p>
          </table:table-cell>
          <table:table-cell office:value-type="float" office:value="5411.5601053237915" table:style-name="ce9">
            <text:p>5.412</text:p>
          </table:table-cell>
          <table:table-cell office:value-type="string" table:style-name="ce9">
            <text:p>-</text:p>
          </table:table-cell>
          <table:table-cell office:value-type="float" office:value="66.64000129699707" table:style-name="ce9">
            <text:p>6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60.52001285552979" table:style-name="ce9">
            <text:p>661</text:p>
          </table:table-cell>
          <table:table-cell office:value-type="float" office:value="686.00001335144043" table:style-name="ce9">
            <text:p>686</text:p>
          </table:table-cell>
          <table:table-cell office:value-type="float" office:value="239.12000465393066" table:style-name="ce9">
            <text:p>2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764.3601121902466" table:style-name="ce9">
            <text:p>5.764</text:p>
          </table:table-cell>
          <table:table-cell office:value-type="float" office:value="6548.3601274490356" table:style-name="ce9">
            <text:p>6.548</text:p>
          </table:table-cell>
          <table:table-cell office:value-type="float" office:value="5417.4401054382324" table:style-name="ce9">
            <text:p>5.417</text:p>
          </table:table-cell>
          <table:table-cell office:value-type="string" table:style-name="ce9">
            <text:p>-</text:p>
          </table:table-cell>
          <table:table-cell office:value-type="float" office:value="66.64000129699707" table:style-name="ce9">
            <text:p>6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160.72000312805176" table:style-name="ce9">
            <text:p>161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1">
            <text:p>MARGEM DE ERRO PARA O TOTAL D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3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4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213.6001014709473" table:style-name="ce9">
            <text:p>5.214</text:p>
          </table:table-cell>
          <table:table-cell office:value-type="float" office:value="6716.9201307296753" table:style-name="ce9">
            <text:p>6.717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5033.2800979614258" table:style-name="ce9">
            <text:p>5.033</text:p>
          </table:table-cell>
          <table:table-cell office:value-type="float" office:value="6411.1601247787476" table:style-name="ce9">
            <text:p>6.411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2265.7600440979004" table:style-name="ce9">
            <text:p>2.266</text:p>
          </table:table-cell>
          <table:table-cell office:value-type="float" office:value="2598.9600505828857" table:style-name="ce9">
            <text:p>2.599</text:p>
          </table:table-cell>
          <table:table-cell office:value-type="float" office:value="5391.9601049423218" table:style-name="ce9">
            <text:p>5.392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265.7600440979004" table:style-name="ce9">
            <text:p>2.266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12.6400527954102" table:style-name="ce9">
            <text:p>2.713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05.3600254058838" table:style-name="ce9">
            <text:p>1.305</text:p>
          </table:table-cell>
          <table:table-cell office:value-type="float" office:value="3594.6400699615479" table:style-name="ce9">
            <text:p>3.595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133.28000259399414" table:style-name="ce9">
            <text:p>133</text:p>
          </table:table-cell>
          <table:table-cell office:value-type="float" office:value="3575.0400695800781" table:style-name="ce9">
            <text:p>3.5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60.760001182556152" table:style-name="ce9">
            <text:p>61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182.6400814056396" table:style-name="ce9">
            <text:p>4.183</text:p>
          </table:table-cell>
          <table:table-cell office:value-type="float" office:value="5515.4401073455811" table:style-name="ce9">
            <text:p>5.515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4625.6000900268555" table:style-name="ce9">
            <text:p>4.626</text:p>
          </table:table-cell>
          <table:table-cell office:value-type="float" office:value="4974.4800968170166" table:style-name="ce9">
            <text:p>4.974</text:p>
          </table:table-cell>
          <table:table-cell office:value-type="float" office:value="0" table:style-name="ce9">
            <text:p>0</text:p>
          </table:table-cell>
          <table:table-cell office:value-type="float" office:value="2183.4400424957275" table:style-name="ce9">
            <text:p>2.183</text:p>
          </table:table-cell>
          <table:table-cell office:value-type="float" office:value="2467.6400480270386" table:style-name="ce9">
            <text:p>2.468</text:p>
          </table:table-cell>
          <table:table-cell office:value-type="float" office:value="3741.6400728225708" table:style-name="ce9">
            <text:p>3.742</text:p>
          </table:table-cell>
          <table:table-cell office:value-type="float" office:value="0" table:style-name="ce9">
            <text:p>0</text:p>
          </table:table-cell>
          <table:table-cell office:value-type="float" office:value="2183.4400424957275" table:style-name="ce9">
            <text:p>2.18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74.28001117706299" table:style-name="ce9">
            <text:p>574</text:p>
          </table:table-cell>
          <table:table-cell office:value-type="float" office:value="613.48001194000244" table:style-name="ce9">
            <text:p>6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4.8800106048584" table:style-name="ce9">
            <text:p>545</text:p>
          </table:table-cell>
          <table:table-cell office:value-type="float" office:value="611.52001190185547" table:style-name="ce9">
            <text:p>612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301.84000587463379" table:style-name="ce9">
            <text:p>302</text:p>
          </table:table-cell>
          <table:table-cell office:value-type="float" office:value="372.4000072479248" table:style-name="ce9">
            <text:p>372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72.4400053024292" table:style-name="ce9">
            <text:p>272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343.00000667572021" table:style-name="ce9">
            <text:p>3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225.3601016998291" table:style-name="ce9">
            <text:p>5.225</text:p>
          </table:table-cell>
          <table:table-cell office:value-type="float" office:value="6763.9601316452026" table:style-name="ce9">
            <text:p>6.76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5027.4000978469849" table:style-name="ce9">
            <text:p>5.027</text:p>
          </table:table-cell>
          <table:table-cell office:value-type="float" office:value="6501.3201265335083" table:style-name="ce9">
            <text:p>6.501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2265.7600440979004" table:style-name="ce9">
            <text:p>2.266</text:p>
          </table:table-cell>
          <table:table-cell office:value-type="float" office:value="2581.320050239563" table:style-name="ce9">
            <text:p>2.581</text:p>
          </table:table-cell>
          <table:table-cell office:value-type="float" office:value="5538.9601078033447" table:style-name="ce9">
            <text:p>5.539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265.7600440979004" table:style-name="ce9">
            <text:p>2.26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97.84000968933105" table:style-name="ce9">
            <text:p>498</text:p>
          </table:table-cell>
          <table:table-cell office:value-type="float" office:value="584.08001136779785" table:style-name="ce9">
            <text:p>5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652.68001270294189" table:style-name="ce9">
            <text:p>653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305.76000595092773" table:style-name="ce9">
            <text:p>306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213.6001014709473" table:style-name="ce9">
            <text:p>5.214</text:p>
          </table:table-cell>
          <table:table-cell office:value-type="float" office:value="6716.9201307296753" table:style-name="ce9">
            <text:p>6.717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5031.3200979232788" table:style-name="ce9">
            <text:p>5.031</text:p>
          </table:table-cell>
          <table:table-cell office:value-type="float" office:value="6411.1601247787476" table:style-name="ce9">
            <text:p>6.411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2265.7600440979004" table:style-name="ce9">
            <text:p>2.266</text:p>
          </table:table-cell>
          <table:table-cell office:value-type="float" office:value="2598.9600505828857" table:style-name="ce9">
            <text:p>2.599</text:p>
          </table:table-cell>
          <table:table-cell office:value-type="float" office:value="5397.8401050567627" table:style-name="ce9">
            <text:p>5.398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265.7600440979004" table:style-name="ce9">
            <text:p>2.26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2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11">
            <text:p>MARGEM DE ERRO PARA O TOTAL DO INDICADOR B1B – ESCOLAS RURAIS, POR NÚMERO DE COMPUTADORES EM FUNCIONAMENTO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3">
            <text:p>Total de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8" table:number-rows-spanned="1" table:style-name="ce14">
            <text:p>Computador de mesa</text:p>
          </table:table-cell>
          <table:covered-table-cell table:number-columns-repeated="7"/>
          <table:table-cell office:value-type="string" table:number-columns-spanned="5" table:number-rows-spanned="1" table:style-name="ce1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6">
            <text:p>Tablet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5">
            <text:p>4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761.6400537490845" table:style-name="ce9">
            <text:p>2.762</text:p>
          </table:table-cell>
          <table:table-cell office:value-type="float" office:value="4613.8400897979736" table:style-name="ce9">
            <text:p>4.614</text:p>
          </table:table-cell>
          <table:table-cell office:value-type="float" office:value="1840.4400358200073" table:style-name="ce9">
            <text:p>1.840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6716.9201307296753" table:style-name="ce9">
            <text:p>6.717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5033.2800979614258" table:style-name="ce9">
            <text:p>5.033</text:p>
          </table:table-cell>
          <table:table-cell office:value-type="float" office:value="219.52000427246094" table:style-name="ce9">
            <text:p>220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6479.7601261138916" table:style-name="ce9">
            <text:p>6.480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2581.320050239563" table:style-name="ce9">
            <text:p>2.581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5331.2001037597656" table:style-name="ce9">
            <text:p>5.331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210.8800430297852" table:style-name="ce9">
            <text:p>2.211</text:p>
          </table:table-cell>
          <table:table-cell office:value-type="float" office:value="1797.3200349807739" table:style-name="ce9">
            <text:p>1.797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1303.4000253677368" table:style-name="ce9">
            <text:p>1.303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3580.920069694519" table:style-name="ce9">
            <text:p>3.581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3575.0400695800781" table:style-name="ce9">
            <text:p>3.57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8.80000114440918" table:style-name="ce9">
            <text:p>5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66.0800285339355" table:style-name="ce9">
            <text:p>1.466</text:p>
          </table:table-cell>
          <table:table-cell office:value-type="float" office:value="4008.2000780105591" table:style-name="ce9">
            <text:p>4.008</text:p>
          </table:table-cell>
          <table:table-cell office:value-type="float" office:value="1681.6800327301025" table:style-name="ce9">
            <text:p>1.682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5515.4401073455811" table:style-name="ce9">
            <text:p>5.515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4625.6000900268555" table:style-name="ce9">
            <text:p>4.626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066.6000986099243" table:style-name="ce9">
            <text:p>5.067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467.6400480270386" table:style-name="ce9">
            <text:p>2.468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3659.3200712203979" table:style-name="ce9">
            <text:p>3.65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580.16001129150391" table:style-name="ce9">
            <text:p>580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0" table:style-name="ce9">
            <text:p>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613.48001194000244" table:style-name="ce9">
            <text:p>613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537.04001045227051" table:style-name="ce9">
            <text:p>537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611.52001190185547" table:style-name="ce9">
            <text:p>612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372.4000072479248" table:style-name="ce9">
            <text:p>37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413.56000804901123" table:style-name="ce9">
            <text:p>414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133.28000259399414" table:style-name="ce9">
            <text:p>133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147.00000286102295" table:style-name="ce9">
            <text:p>147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343.00000667572021" table:style-name="ce9">
            <text:p>343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761.6400537490845" table:style-name="ce9">
            <text:p>2.762</text:p>
          </table:table-cell>
          <table:table-cell office:value-type="float" office:value="4609.9200897216797" table:style-name="ce9">
            <text:p>4.610</text:p>
          </table:table-cell>
          <table:table-cell office:value-type="float" office:value="1809.0800352096558" table:style-name="ce9">
            <text:p>1.809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6763.9601316452026" table:style-name="ce9">
            <text:p>6.764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5025.4400978088379" table:style-name="ce9">
            <text:p>5.025</text:p>
          </table:table-cell>
          <table:table-cell office:value-type="float" office:value="182.28000354766846" table:style-name="ce9">
            <text:p>182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6577.7601280212402" table:style-name="ce9">
            <text:p>6.578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2569.5600500106812" table:style-name="ce9">
            <text:p>2.570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186.2000036239624" table:style-name="ce9">
            <text:p>186</text:p>
          </table:table-cell>
          <table:table-cell office:value-type="float" office:value="5480.1601066589355" table:style-name="ce9">
            <text:p>5.48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584.08001136779785" table:style-name="ce9">
            <text:p>584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393.9600076675415" table:style-name="ce9">
            <text:p>394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654.64001274108887" table:style-name="ce9">
            <text:p>655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243.04000473022461" table:style-name="ce9">
            <text:p>243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711.48001384735107" table:style-name="ce9">
            <text:p>71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761.6400537490845" table:style-name="ce9">
            <text:p>2.762</text:p>
          </table:table-cell>
          <table:table-cell office:value-type="float" office:value="4611.8800897598267" table:style-name="ce9">
            <text:p>4.612</text:p>
          </table:table-cell>
          <table:table-cell office:value-type="float" office:value="1834.5600357055664" table:style-name="ce9">
            <text:p>1.835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6716.9201307296753" table:style-name="ce9">
            <text:p>6.717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5029.3600978851318" table:style-name="ce9">
            <text:p>5.029</text:p>
          </table:table-cell>
          <table:table-cell office:value-type="float" office:value="203.84000396728516" table:style-name="ce9">
            <text:p>204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6481.7201261520386" table:style-name="ce9">
            <text:p>6.482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2581.320050239563" table:style-name="ce9">
            <text:p>2.581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5339.0401039123535" table:style-name="ce9">
            <text:p>5.33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233.24000453948975" table:style-name="ce9">
            <text:p>233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12"/>
          <table:covered-table-cell table:number-columns-repeated="20"/>
          <table:table-cell table:number-columns-repeated="16363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1">
            <text:p>MARGEM DE ERRO PARA O TOTAL D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6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918.0400762557983" table:style-name="ce9">
            <text:p>3.918</text:p>
          </table:table-cell>
          <table:table-cell office:value-type="float" office:value="3998.4000778198242" table:style-name="ce9">
            <text:p>3.998</text:p>
          </table:table-cell>
          <table:table-cell office:value-type="float" office:value="558.60001087188721" table:style-name="ce9">
            <text:p>559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6603.2401285171509" table:style-name="ce9">
            <text:p>6.603</text:p>
          </table:table-cell>
          <table:table-cell office:value-type="float" office:value="3531.9200687408447" table:style-name="ce9">
            <text:p>3.532</text:p>
          </table:table-cell>
          <table:table-cell office:value-type="float" office:value="4168.9200811386108" table:style-name="ce9">
            <text:p>4.169</text:p>
          </table:table-cell>
          <table:table-cell office:value-type="float" office:value="148.96000289916992" table:style-name="ce9">
            <text:p>149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6479.7601261138916" table:style-name="ce9">
            <text:p>6.480</text:p>
          </table:table-cell>
          <table:table-cell office:value-type="float" office:value="211.68000411987305" table:style-name="ce9">
            <text:p>212</text:p>
          </table:table-cell>
          <table:table-cell office:value-type="float" office:value="2577.400050163269" table:style-name="ce9">
            <text:p>2.577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5329.2401037216187" table:style-name="ce9">
            <text:p>5.32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06.840048789978" table:style-name="ce9">
            <text:p>2.507</text:p>
          </table:table-cell>
          <table:table-cell office:value-type="float" office:value="1311.2400255203247" table:style-name="ce9">
            <text:p>1.311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0" table:style-name="ce9">
            <text:p>0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283.8000249862671" table:style-name="ce9">
            <text:p>1.284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3580.920069694519" table:style-name="ce9">
            <text:p>3.581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3575.0400695800781" table:style-name="ce9">
            <text:p>3.57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2.920001029968262" table:style-name="ce9">
            <text:p>53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6.840001106262207" table:style-name="ce9">
            <text:p>5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89.0800542831421" table:style-name="ce9">
            <text:p>2.789</text:p>
          </table:table-cell>
          <table:table-cell office:value-type="float" office:value="3559.3600692749023" table:style-name="ce9">
            <text:p>3.559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5386.0801048278809" table:style-name="ce9">
            <text:p>5.386</text:p>
          </table:table-cell>
          <table:table-cell office:value-type="float" office:value="3377.0800657272339" table:style-name="ce9">
            <text:p>3.377</text:p>
          </table:table-cell>
          <table:table-cell office:value-type="float" office:value="3753.4000730514526" table:style-name="ce9">
            <text:p>3.753</text:p>
          </table:table-cell>
          <table:table-cell office:value-type="float" office:value="0" table:style-name="ce9">
            <text:p>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066.6000986099243" table:style-name="ce9">
            <text:p>5.067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2467.6400480270386" table:style-name="ce9">
            <text:p>2.468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3659.3200712203979" table:style-name="ce9">
            <text:p>3.65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7.88000774383545" table:style-name="ce9">
            <text:p>398</text:p>
          </table:table-cell>
          <table:table-cell office:value-type="float" office:value="568.40001106262207" table:style-name="ce9">
            <text:p>568</text:p>
          </table:table-cell>
          <table:table-cell office:value-type="float" office:value="388.08000755310059" table:style-name="ce9">
            <text:p>388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615.44001197814941" table:style-name="ce9">
            <text:p>615</text:p>
          </table:table-cell>
          <table:table-cell office:value-type="float" office:value="262.64000511169434" table:style-name="ce9">
            <text:p>263</text:p>
          </table:table-cell>
          <table:table-cell office:value-type="float" office:value="517.44001007080078" table:style-name="ce9">
            <text:p>517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607.60001182556152" table:style-name="ce9">
            <text:p>608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344.96000671386719" table:style-name="ce9">
            <text:p>34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43.04000473022461" table:style-name="ce9">
            <text:p>243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441.00000858306885" table:style-name="ce9">
            <text:p>441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315.5600061416626" table:style-name="ce9">
            <text:p>31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20.0000762939453" table:style-name="ce9">
            <text:p>3.920</text:p>
          </table:table-cell>
          <table:table-cell office:value-type="float" office:value="3992.5200777053833" table:style-name="ce9">
            <text:p>3.993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6652.2401294708252" table:style-name="ce9">
            <text:p>6.652</text:p>
          </table:table-cell>
          <table:table-cell office:value-type="float" office:value="3529.9600687026978" table:style-name="ce9">
            <text:p>3.530</text:p>
          </table:table-cell>
          <table:table-cell office:value-type="float" office:value="4159.120080947876" table:style-name="ce9">
            <text:p>4.159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6577.7601280212402" table:style-name="ce9">
            <text:p>6.578</text:p>
          </table:table-cell>
          <table:table-cell office:value-type="float" office:value="166.60000324249268" table:style-name="ce9">
            <text:p>167</text:p>
          </table:table-cell>
          <table:table-cell office:value-type="float" office:value="2567.6000499725342" table:style-name="ce9">
            <text:p>2.568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5480.1601066589355" table:style-name="ce9">
            <text:p>5.4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6.60000324249268" table:style-name="ce9">
            <text:p>167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368.48000717163086" table:style-name="ce9">
            <text:p>368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586.04001140594482" table:style-name="ce9">
            <text:p>586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658.56001281738281" table:style-name="ce9">
            <text:p>659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209.72000408172607" table:style-name="ce9">
            <text:p>210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725.20001411437988" table:style-name="ce9">
            <text:p>72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918.0400762557983" table:style-name="ce9">
            <text:p>3.918</text:p>
          </table:table-cell>
          <table:table-cell office:value-type="float" office:value="3996.4400777816772" table:style-name="ce9">
            <text:p>3.996</text:p>
          </table:table-cell>
          <table:table-cell office:value-type="float" office:value="529.20001029968262" table:style-name="ce9">
            <text:p>529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6603.2401285171509" table:style-name="ce9">
            <text:p>6.603</text:p>
          </table:table-cell>
          <table:table-cell office:value-type="float" office:value="3531.9200687408447" table:style-name="ce9">
            <text:p>3.532</text:p>
          </table:table-cell>
          <table:table-cell office:value-type="float" office:value="4165.0000810623169" table:style-name="ce9">
            <text:p>4.165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6481.7201261520386" table:style-name="ce9">
            <text:p>6.482</text:p>
          </table:table-cell>
          <table:table-cell office:value-type="float" office:value="211.68000411987305" table:style-name="ce9">
            <text:p>212</text:p>
          </table:table-cell>
          <table:table-cell office:value-type="float" office:value="2577.400050163269" table:style-name="ce9">
            <text:p>2.577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5335.1201038360596" table:style-name="ce9">
            <text:p>5.3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33.24000453948975" table:style-name="ce9">
            <text:p>233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2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B2B – ESCOLAS RURAI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429.6000862121582" table:style-name="ce9">
            <text:p>4.430</text:p>
          </table:table-cell>
          <table:table-cell office:value-type="float" office:value="6117.1601190567017" table:style-name="ce9">
            <text:p>6.117</text:p>
          </table:table-cell>
          <table:table-cell office:value-type="float" office:value="101.92000198364258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5537.0001077651978" table:style-name="ce9">
            <text:p>5.53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208.9200429916382" table:style-name="ce9">
            <text:p>2.209</text:p>
          </table:table-cell>
          <table:table-cell office:value-type="float" office:value="3333.9600648880005" table:style-name="ce9">
            <text:p>3.3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05.1600351333618" table:style-name="ce9">
            <text:p>1.8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560001373291016" table:style-name="ce9">
            <text:p>7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49.5200710296631" table:style-name="ce9">
            <text:p>3.650</text:p>
          </table:table-cell>
          <table:table-cell office:value-type="float" office:value="4817.6800937652588" table:style-name="ce9">
            <text:p>4.8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982.3200969696045" table:style-name="ce9">
            <text:p>4.98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611.52001190185547" table:style-name="ce9">
            <text:p>612</text:p>
          </table:table-cell>
          <table:table-cell office:value-type="float" office:value="98.000001907348633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572.32001113891602" table:style-name="ce9">
            <text:p>57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4.80000495910645" table:style-name="ce9">
            <text:p>25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31.5600862503052" table:style-name="ce9">
            <text:p>4.432</text:p>
          </table:table-cell>
          <table:table-cell office:value-type="float" office:value="6162.240119934082" table:style-name="ce9">
            <text:p>6.162</text:p>
          </table:table-cell>
          <table:table-cell office:value-type="float" office:value="101.92000198364258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5546.8001079559326" table:style-name="ce9">
            <text:p>5.5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572.32001113891602" table:style-name="ce9">
            <text:p>5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01.760009765625" table:style-name="ce9">
            <text:p>50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429.6000862121582" table:style-name="ce9">
            <text:p>4.430</text:p>
          </table:table-cell>
          <table:table-cell office:value-type="float" office:value="6117.1601190567017" table:style-name="ce9">
            <text:p>6.117</text:p>
          </table:table-cell>
          <table:table-cell office:value-type="float" office:value="101.92000198364258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5538.9601078033447" table:style-name="ce9">
            <text:p>5.5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2.24000549316406" table:style-name="ce9">
            <text:p>2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MARGEM DE ERRO PARA O TOTAL DO INDICADOR B2C – ESCOLAS RURAI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5">
            <text:p>Computador pessoal do responsável pela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889.0400562286377" table:style-name="ce9">
            <text:p>2.889</text:p>
          </table:table-cell>
          <table:table-cell office:value-type="float" office:value="3676.9600715637207" table:style-name="ce9">
            <text:p>3.677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49.000000953674316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5527.2001075744629" table:style-name="ce9">
            <text:p>5.52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2206.9600429534912" table:style-name="ce9">
            <text:p>2.207</text:p>
          </table:table-cell>
          <table:table-cell office:value-type="float" office:value="0" table:style-name="ce9">
            <text:p>0</text:p>
          </table:table-cell>
          <table:table-cell office:value-type="float" office:value="47.040000915527344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3355.5200653076172" table:style-name="ce9">
            <text:p>3.35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39.200000762939453" table:style-name="ce9">
            <text:p>3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81.2400541305542" table:style-name="ce9">
            <text:p>2.781</text:p>
          </table:table-cell>
          <table:table-cell office:value-type="float" office:value="2767.5200538635254" table:style-name="ce9">
            <text:p>2.7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4129.7200803756714" table:style-name="ce9">
            <text:p>4.13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9.12000465393066" table:style-name="ce9">
            <text:p>23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1.92000198364258" table:style-name="ce9">
            <text:p>10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89.0400562286377" table:style-name="ce9">
            <text:p>2.889</text:p>
          </table:table-cell>
          <table:table-cell office:value-type="float" office:value="3678.9200716018677" table:style-name="ce9">
            <text:p>3.679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49.000000953674316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5644.8001098632813" table:style-name="ce9">
            <text:p>5.64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752.6400146484375" table:style-name="ce9">
            <text:p>75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889.0400562286377" table:style-name="ce9">
            <text:p>2.889</text:p>
          </table:table-cell>
          <table:table-cell office:value-type="float" office:value="3676.9600715637207" table:style-name="ce9">
            <text:p>3.677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49.000000953674316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5535.0401077270508" table:style-name="ce9">
            <text:p>5.53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B2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11">
            <text:p>MARGEM DE ERRO PARA O TOTAL DO INDICADOR B2A2<text:s text:c="2"/><text:span text:style-name="T5">̶</text:span><text:s text:c="2"/>ESCOLAS RURAIS COM ACESSO À INTERNET<text:s text:c="2"/><text:span text:style-name="T5">̶</text:span><text:span text:style-name="T1"><text:s text:c="2"/>ESCOLAS QUE POSSUEM COMPUTADOR E ESCOLAS QUE ACESSAM A REDE POR MEIO DE OUTROS DISPOSITIVOS</text:span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3">
            <text:p>Total de escolas localizadas em áreas rurai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5">
            <text:p>Não possui acesso à Internet, não possui computadores com acesso à Internet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142.6401195526123" table:style-name="ce9">
            <text:p>6.143</text:p>
          </table:table-cell>
          <table:table-cell office:value-type="float" office:value="6189.6801204681396" table:style-name="ce9">
            <text:p>6.19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3381.0000658035278" table:style-name="ce9">
            <text:p>3.38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90.160001754760742" table:style-name="ce9">
            <text:p>9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4864.7200946807861" table:style-name="ce9">
            <text:p>4.86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631.1200122833252" table:style-name="ce9">
            <text:p>63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327.32000637054443" table:style-name="ce9">
            <text:p>32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146.5601196289063" table:style-name="ce9">
            <text:p>6.147</text:p>
          </table:table-cell>
          <table:table-cell office:value-type="float" office:value="6254.3601217269897" table:style-name="ce9">
            <text:p>6.25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589.96001148223877" table:style-name="ce9">
            <text:p>59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6189.6801204681396" table:style-name="ce9">
            <text:p>6.19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21.560000419616699" table:style-name="ce9">
            <text:p>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12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1">
            <text:p>MARGEM DE ERRO PARA O TOTAL DO INDICADOR B2A – ESCOLAS RURAIS COM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3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5">
            <text:p>Possui computador com acesso à 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5">
            <text:p>Não possui computador com acesso à Internet</text:p>
          </table:table-cell>
          <table:table-cell office:value-type="string" table:style-name="ce3">
            <text:p>Não sabe ou não respondeu se possui computador</text:p>
          </table:table-cell>
          <table:table-cell office:value-type="string" table:style-name="ce5">
            <text:p>Não possui computador, não possui computador em funcionamento ou não possui computador com acesso à Internet</text:p>
          </table:table-cell>
          <table:table-cell office:value-type="string" table:style-name="ce5">
            <text:p>Possui computador com acesso à Internet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068.5600986480713" table:style-name="ce9">
            <text:p>5.069</text:p>
          </table:table-cell>
          <table:table-cell office:value-type="float" office:value="6360.2001237869263" table:style-name="ce9">
            <text:p>6.360</text:p>
          </table:table-cell>
          <table:table-cell office:value-type="string" table:style-name="ce9">
            <text:p>-</text:p>
          </table:table-cell>
          <table:table-cell office:value-type="float" office:value="107.8000020980835" table:style-name="ce9">
            <text:p>108</text:p>
          </table:table-cell>
          <table:table-cell office:value-type="string" table:style-name="ce9">
            <text:p>-</text:p>
          </table:table-cell>
          <table:table-cell office:value-type="float" office:value="4935.2800960540771" table:style-name="ce9">
            <text:p>4.935</text:p>
          </table:table-cell>
          <table:table-cell office:value-type="float" office:value="5068.5600986480713" table:style-name="ce9">
            <text:p>5.069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21.0400257110596" table:style-name="ce9">
            <text:p>1.321</text:p>
          </table:table-cell>
          <table:table-cell office:value-type="float" office:value="3322.2000646591187" table:style-name="ce9">
            <text:p>3.322</text:p>
          </table:table-cell>
          <table:table-cell office:value-type="string" table:style-name="ce9">
            <text:p>-</text:p>
          </table:table-cell>
          <table:table-cell office:value-type="float" office:value="58.80000114440918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2506.840048789978" table:style-name="ce9">
            <text:p>2.507</text:p>
          </table:table-cell>
          <table:table-cell office:value-type="float" office:value="1321.0400257110596" table:style-name="ce9">
            <text:p>1.32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84.280001640319824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.880001068115234" table:style-name="ce9">
            <text:p>55</text:p>
          </table:table-cell>
          <table:table-cell office:value-type="float" office:value="82.320001602172852" table:style-name="ce9">
            <text:p>8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655.0000905990601" table:style-name="ce9">
            <text:p>4.655</text:p>
          </table:table-cell>
          <table:table-cell office:value-type="float" office:value="5109.7200994491577" table:style-name="ce9">
            <text:p>5.110</text:p>
          </table:table-cell>
          <table:table-cell office:value-type="string" table:style-name="ce9">
            <text:p>-</text:p>
          </table:table-cell>
          <table:table-cell office:value-type="float" office:value="9.8000001907348633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4018.0000782012939" table:style-name="ce9">
            <text:p>4.018</text:p>
          </table:table-cell>
          <table:table-cell office:value-type="float" office:value="4655.0000905990601" table:style-name="ce9">
            <text:p>4.65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9.96001148223877" table:style-name="ce9">
            <text:p>590</text:p>
          </table:table-cell>
          <table:table-cell office:value-type="float" office:value="609.5600118637085" table:style-name="ce9">
            <text:p>6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7.88000774383545" table:style-name="ce9">
            <text:p>398</text:p>
          </table:table-cell>
          <table:table-cell office:value-type="float" office:value="589.96001148223877" table:style-name="ce9">
            <text:p>59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239.12000465393066" table:style-name="ce9">
            <text:p>239</text:p>
          </table:table-cell>
          <table:table-cell office:value-type="string" table:style-name="ce9">
            <text:p>-</text:p>
          </table:table-cell>
          <table:table-cell office:value-type="float" office:value="103.88000202178955" table:style-name="ce9">
            <text:p>104</text:p>
          </table:table-cell>
          <table:table-cell office:value-type="string" table:style-name="ce9">
            <text:p>-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321.44000625610352" table:style-name="ce9">
            <text:p>321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70.5200986862183" table:style-name="ce9">
            <text:p>5.071</text:p>
          </table:table-cell>
          <table:table-cell office:value-type="float" office:value="6411.1601247787476" table:style-name="ce9">
            <text:p>6.411</text:p>
          </table:table-cell>
          <table:table-cell office:value-type="string" table:style-name="ce9">
            <text:p>-</text:p>
          </table:table-cell>
          <table:table-cell office:value-type="float" office:value="107.8000020980835" table:style-name="ce9">
            <text:p>108</text:p>
          </table:table-cell>
          <table:table-cell office:value-type="string" table:style-name="ce9">
            <text:p>-</text:p>
          </table:table-cell>
          <table:table-cell office:value-type="float" office:value="4937.2400960922241" table:style-name="ce9">
            <text:p>4.937</text:p>
          </table:table-cell>
          <table:table-cell office:value-type="float" office:value="5070.5200986862183" table:style-name="ce9">
            <text:p>5.07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76.28000926971436" table:style-name="ce9">
            <text:p>476</text:p>
          </table:table-cell>
          <table:table-cell office:value-type="float" office:value="578.20001125335693" table:style-name="ce9">
            <text:p>5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476.28000926971436" table:style-name="ce9">
            <text:p>476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066.6000986099243" table:style-name="ce9">
            <text:p>5.067</text:p>
          </table:table-cell>
          <table:table-cell office:value-type="float" office:value="6360.2001237869263" table:style-name="ce9">
            <text:p>6.360</text:p>
          </table:table-cell>
          <table:table-cell office:value-type="string" table:style-name="ce9">
            <text:p>-</text:p>
          </table:table-cell>
          <table:table-cell office:value-type="float" office:value="107.8000020980835" table:style-name="ce9">
            <text:p>108</text:p>
          </table:table-cell>
          <table:table-cell office:value-type="string" table:style-name="ce9">
            <text:p>-</text:p>
          </table:table-cell>
          <table:table-cell office:value-type="float" office:value="4935.2800960540771" table:style-name="ce9">
            <text:p>4.935</text:p>
          </table:table-cell>
          <table:table-cell office:value-type="float" office:value="5066.6000986099243" table:style-name="ce9">
            <text:p>5.067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9.600000381469727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82.24000549316406" table:style-name="ce9">
            <text:p>28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2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B1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1">
            <text:p>MARGEM DE ERRO PARA O TOTAL D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4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6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241.4400825500488" table:style-name="ce9">
            <text:p>4.241</text:p>
          </table:table-cell>
          <table:table-cell office:value-type="float" office:value="2597.0000505447388" table:style-name="ce9">
            <text:p>2.597</text:p>
          </table:table-cell>
          <table:table-cell office:value-type="float" office:value="1554.2800302505493" table:style-name="ce9">
            <text:p>1.554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6797.2801322937012" table:style-name="ce9">
            <text:p>6.797</text:p>
          </table:table-cell>
          <table:table-cell office:value-type="float" office:value="3945.480076789856" table:style-name="ce9">
            <text:p>3.945</text:p>
          </table:table-cell>
          <table:table-cell office:value-type="float" office:value="3753.4000730514526" table:style-name="ce9">
            <text:p>3.753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6479.7601261138916" table:style-name="ce9">
            <text:p>6.480</text:p>
          </table:table-cell>
          <table:table-cell office:value-type="float" office:value="1068.2000207901001" table:style-name="ce9">
            <text:p>1.068</text:p>
          </table:table-cell>
          <table:table-cell office:value-type="float" office:value="2377.4800462722778" table:style-name="ce9">
            <text:p>2.377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5329.2401037216187" table:style-name="ce9">
            <text:p>5.32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95.360034942627" table:style-name="ce9">
            <text:p>1.795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0" table:style-name="ce9">
            <text:p>0</text:p>
          </table:table-cell>
          <table:table-cell office:value-type="float" office:value="3665.2000713348389" table:style-name="ce9">
            <text:p>3.665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1272.0400247573853" table:style-name="ce9">
            <text:p>1.272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3580.920069694519" table:style-name="ce9">
            <text:p>3.581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3575.0400695800781" table:style-name="ce9">
            <text:p>3.57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6.840001106262207" table:style-name="ce9">
            <text:p>5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18.1600704193115" table:style-name="ce9">
            <text:p>3.618</text:p>
          </table:table-cell>
          <table:table-cell office:value-type="float" office:value="2416.6800470352173" table:style-name="ce9">
            <text:p>2.417</text:p>
          </table:table-cell>
          <table:table-cell office:value-type="float" office:value="1385.7200269699097" table:style-name="ce9">
            <text:p>1.386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5386.0801048278809" table:style-name="ce9">
            <text:p>5.386</text:p>
          </table:table-cell>
          <table:table-cell office:value-type="float" office:value="3739.6800727844238" table:style-name="ce9">
            <text:p>3.740</text:p>
          </table:table-cell>
          <table:table-cell office:value-type="float" office:value="3355.5200653076172" table:style-name="ce9">
            <text:p>3.356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5066.6000986099243" table:style-name="ce9">
            <text:p>5.067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2283.4000444412231" table:style-name="ce9">
            <text:p>2.283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3659.3200712203979" table:style-name="ce9">
            <text:p>3.65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9.00001049041748" table:style-name="ce9">
            <text:p>539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505.68000984191895" table:style-name="ce9">
            <text:p>506</text:p>
          </table:table-cell>
          <table:table-cell office:value-type="float" office:value="301.84000587463379" table:style-name="ce9">
            <text:p>302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607.60001182556152" table:style-name="ce9">
            <text:p>608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344.96000671386719" table:style-name="ce9">
            <text:p>34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0.64000701904297" table:style-name="ce9">
            <text:p>361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397.88000774383545" table:style-name="ce9">
            <text:p>398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297.92000579833984" table:style-name="ce9">
            <text:p>298</text:p>
          </table:table-cell>
          <table:table-cell office:value-type="float" office:value="403.76000785827637" table:style-name="ce9">
            <text:p>404</text:p>
          </table:table-cell>
          <table:table-cell office:value-type="float" office:value="393.9600076675415" table:style-name="ce9">
            <text:p>394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315.5600061416626" table:style-name="ce9">
            <text:p>31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37.5200824737549" table:style-name="ce9">
            <text:p>4.238</text:p>
          </table:table-cell>
          <table:table-cell office:value-type="float" office:value="2589.1600503921509" table:style-name="ce9">
            <text:p>2.589</text:p>
          </table:table-cell>
          <table:table-cell office:value-type="float" office:value="1501.3600292205811" table:style-name="ce9">
            <text:p>1.501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6865.8801336288452" table:style-name="ce9">
            <text:p>6.866</text:p>
          </table:table-cell>
          <table:table-cell office:value-type="float" office:value="3935.6800765991211" table:style-name="ce9">
            <text:p>3.936</text:p>
          </table:table-cell>
          <table:table-cell office:value-type="float" office:value="3743.6000728607178" table:style-name="ce9">
            <text:p>3.744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6577.7601280212402" table:style-name="ce9">
            <text:p>6.578</text:p>
          </table:table-cell>
          <table:table-cell office:value-type="float" office:value="1042.7200202941895" table:style-name="ce9">
            <text:p>1.043</text:p>
          </table:table-cell>
          <table:table-cell office:value-type="float" office:value="2373.5600461959839" table:style-name="ce9">
            <text:p>2.374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5480.1601066589355" table:style-name="ce9">
            <text:p>5.4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405.72000789642334" table:style-name="ce9">
            <text:p>406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586.04001140594482" table:style-name="ce9">
            <text:p>586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658.56001281738281" table:style-name="ce9">
            <text:p>659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111.72000217437744" table:style-name="ce9">
            <text:p>112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725.20001411437988" table:style-name="ce9">
            <text:p>72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239.4800825119019" table:style-name="ce9">
            <text:p>4.239</text:p>
          </table:table-cell>
          <table:table-cell office:value-type="float" office:value="2595.0400505065918" table:style-name="ce9">
            <text:p>2.595</text:p>
          </table:table-cell>
          <table:table-cell office:value-type="float" office:value="1546.4400300979614" table:style-name="ce9">
            <text:p>1.546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6797.2801322937012" table:style-name="ce9">
            <text:p>6.797</text:p>
          </table:table-cell>
          <table:table-cell office:value-type="float" office:value="3943.520076751709" table:style-name="ce9">
            <text:p>3.944</text:p>
          </table:table-cell>
          <table:table-cell office:value-type="float" office:value="3749.4800729751587" table:style-name="ce9">
            <text:p>3.749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6481.7201261520386" table:style-name="ce9">
            <text:p>6.482</text:p>
          </table:table-cell>
          <table:table-cell office:value-type="float" office:value="1068.2000207901001" table:style-name="ce9">
            <text:p>1.068</text:p>
          </table:table-cell>
          <table:table-cell office:value-type="float" office:value="2377.4800462722778" table:style-name="ce9">
            <text:p>2.377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5335.1201038360596" table:style-name="ce9">
            <text:p>5.3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160.72000312805176" table:style-name="ce9">
            <text:p>161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2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3" table:number-rows-spanned="1" table:style-name="ce11">
            <text:p>MARGEM DE ERRO PARA O TOTAL DO INDICADOR B2D1 – ESCOLAS RURAIS, POR MOTIVOS PARA NÃO UTILIZAR INTERNET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53" table:number-rows-spanned="1" table:style-name="ce13">
            <text:p>Total de escolas localizadas em áreas rurais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4">
            <text:p>Alto custo de conexão</text:p>
          </table:table-cell>
          <table:covered-table-cell table:number-columns-repeated="4"/>
          <table:table-cell office:value-type="string" table:number-columns-spanned="5" table:number-rows-spanned="1" table:style-name="ce14">
            <text:p>Falta de infraestrutura de acesso à Internet na região</text:p>
          </table:table-cell>
          <table:covered-table-cell table:number-columns-repeated="4"/>
          <table:table-cell office:value-type="string" table:number-columns-spanned="5" table:number-rows-spanned="1" table:style-name="ce14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7">
            <text:p>Os funcionários da escola possuem pouca habilidade no uso da Internet</text:p>
          </table:table-cell>
          <table:covered-table-cell table:number-columns-repeated="4"/>
          <table:table-cell office:value-type="string" table:number-columns-spanned="5" table:number-rows-spanned="1" table:style-name="ce14">
            <text:p>Falta de interesse da escola em usar a Internet</text:p>
          </table:table-cell>
          <table:covered-table-cell table:number-columns-repeated="4"/>
          <table:table-cell office:value-type="string" table:number-columns-spanned="5" table:number-rows-spanned="1" table:style-name="ce14">
            <text:p>Preocupação com segurança e privacidade</text:p>
          </table:table-cell>
          <table:covered-table-cell table:number-columns-repeated="4"/>
          <table:table-cell office:value-type="string" table:number-columns-spanned="5" table:number-rows-spanned="1" table:style-name="ce14">
            <text:p>Ausência de energia elétrica na escola</text:p>
          </table:table-cell>
          <table:covered-table-cell table:number-columns-repeated="4"/>
          <table:table-cell office:value-type="string" table:number-columns-spanned="5" table:number-rows-spanned="1" table:style-name="ce14">
            <text:p>O fornecimento de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4">
            <text:p>Outros<text:s/></text:p>
          </table:table-cell>
          <table:covered-table-cell table:number-columns-repeated="4"/>
          <table:table-cell table:number-columns-repeated="1633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981.5600385665894" table:style-name="ce9">
            <text:p>1.982</text:p>
          </table:table-cell>
          <table:table-cell office:value-type="float" office:value="6256.3201217651367" table:style-name="ce9">
            <text:p>6.256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4741.2400922775269" table:style-name="ce9">
            <text:p>4.741</text:p>
          </table:table-cell>
          <table:table-cell office:value-type="float" office:value="5768.2801122665405" table:style-name="ce9">
            <text:p>5.768</text:p>
          </table:table-cell>
          <table:table-cell office:value-type="float" office:value="1056.4400205612183" table:style-name="ce9">
            <text:p>1.056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5827.0801134109497" table:style-name="ce9">
            <text:p>5.827</text:p>
          </table:table-cell>
          <table:table-cell office:value-type="float" office:value="4037.6000785827637" table:style-name="ce9">
            <text:p>4.038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1293.600025177002" table:style-name="ce9">
            <text:p>1.294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3710.2800722122192" table:style-name="ce9">
            <text:p>3.710</text:p>
          </table:table-cell>
          <table:table-cell office:value-type="float" office:value="5852.5601139068604" table:style-name="ce9">
            <text:p>5.853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1644.4400320053101" table:style-name="ce9">
            <text:p>1.644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1885.5200366973877" table:style-name="ce9">
            <text:p>1.886</text:p>
          </table:table-cell>
          <table:table-cell office:value-type="float" office:value="6342.5601234436035" table:style-name="ce9">
            <text:p>6.343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60.760001182556152" table:style-name="ce9">
            <text:p>61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1350.4400262832642" table:style-name="ce9">
            <text:p>1.350</text:p>
          </table:table-cell>
          <table:table-cell office:value-type="float" office:value="6136.7601194381714" table:style-name="ce9">
            <text:p>6.137</text:p>
          </table:table-cell>
          <table:table-cell office:value-type="string" table:style-name="ce9">
            <text:p>-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2508.800048828125" table:style-name="ce9">
            <text:p>2.509</text:p>
          </table:table-cell>
          <table:table-cell office:value-type="float" office:value="6295.5201225280762" table:style-name="ce9">
            <text:p>6.296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2867.480055809021" table:style-name="ce9">
            <text:p>2.867</text:p>
          </table:table-cell>
          <table:table-cell office:value-type="float" office:value="6185.7601203918457" table:style-name="ce9">
            <text:p>6.186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3890.6000757217407" table:style-name="ce9">
            <text:p>3.891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4219.8800821304321" table:style-name="ce9">
            <text:p>4.220</text:p>
          </table:table-cell>
          <table:table-cell office:value-type="float" office:value="5693.8001108169556" table:style-name="ce9">
            <text:p>5.694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142.6401195526123" table:style-name="ce9">
            <text:p>6.143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54.3600263595581" table:style-name="ce9">
            <text:p>1.354</text:p>
          </table:table-cell>
          <table:table-cell office:value-type="float" office:value="3353.5600652694702" table:style-name="ce9">
            <text:p>3.354</text:p>
          </table:table-cell>
          <table:table-cell office:value-type="float" office:value="0" table:style-name="ce9">
            <text:p>0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2759.6800537109375" table:style-name="ce9">
            <text:p>2.760</text:p>
          </table:table-cell>
          <table:table-cell office:value-type="float" office:value="2663.6400518417358" table:style-name="ce9">
            <text:p>2.664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0" table:style-name="ce9">
            <text:p>0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3430.0000667572021" table:style-name="ce9">
            <text:p>3.430</text:p>
          </table:table-cell>
          <table:table-cell office:value-type="float" office:value="397.88000774383545" table:style-name="ce9">
            <text:p>398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2059.9600400924683" table:style-name="ce9">
            <text:p>2.060</text:p>
          </table:table-cell>
          <table:table-cell office:value-type="float" office:value="2820.4400548934937" table:style-name="ce9">
            <text:p>2.820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1583.6800308227539" table:style-name="ce9">
            <text:p>1.584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544.8800106048584" table:style-name="ce9">
            <text:p>545</text:p>
          </table:table-cell>
          <table:table-cell office:value-type="float" office:value="3449.6000671386719" table:style-name="ce9">
            <text:p>3.450</text:p>
          </table:table-cell>
          <table:table-cell office:value-type="float" office:value="0" table:style-name="ce9">
            <text:p>0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1289.680025100708" table:style-name="ce9">
            <text:p>1.290</text:p>
          </table:table-cell>
          <table:table-cell office:value-type="float" office:value="3288.8800640106201" table:style-name="ce9">
            <text:p>3.289</text:p>
          </table:table-cell>
          <table:table-cell office:value-type="string" table:style-name="ce9">
            <text:p>-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1370.0400266647339" table:style-name="ce9">
            <text:p>1.370</text:p>
          </table:table-cell>
          <table:table-cell office:value-type="float" office:value="3328.0800647735596" table:style-name="ce9">
            <text:p>3.328</text:p>
          </table:table-cell>
          <table:table-cell office:value-type="float" office:value="0" table:style-name="ce9">
            <text:p>0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2061.9200401306152" table:style-name="ce9">
            <text:p>2.062</text:p>
          </table:table-cell>
          <table:table-cell office:value-type="float" office:value="3192.8400621414185" table:style-name="ce9">
            <text:p>3.1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2056.0400400161743" table:style-name="ce9">
            <text:p>2.056</text:p>
          </table:table-cell>
          <table:table-cell office:value-type="float" office:value="3079.160059928894" table:style-name="ce9">
            <text:p>3.079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489.2000484466553" table:style-name="ce9">
            <text:p>2.489</text:p>
          </table:table-cell>
          <table:table-cell office:value-type="float" office:value="1372.0000267028809" table:style-name="ce9">
            <text:p>1.372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89.2000484466553" table:style-name="ce9">
            <text:p>2.489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7.040000915527344" table:style-name="ce9">
            <text:p>47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45.080000877380371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90.160001754760742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52.920001029968262" table:style-name="ce9">
            <text:p>53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360001564025879" table:style-name="ce9">
            <text:p>80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11.2400255203247" table:style-name="ce9">
            <text:p>1.311</text:p>
          </table:table-cell>
          <table:table-cell office:value-type="float" office:value="4964.6800966262817" table:style-name="ce9">
            <text:p>4.965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3596.6000699996948" table:style-name="ce9">
            <text:p>3.597</text:p>
          </table:table-cell>
          <table:table-cell office:value-type="float" office:value="4847.0800943374634" table:style-name="ce9">
            <text:p>4.847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4396.2800855636597" table:style-name="ce9">
            <text:p>4.396</text:p>
          </table:table-cell>
          <table:table-cell office:value-type="float" office:value="3849.4400749206543" table:style-name="ce9">
            <text:p>3.849</text:p>
          </table:table-cell>
          <table:table-cell office:value-type="float" office:value="0" table:style-name="ce9">
            <text:p>0</text:p>
          </table:table-cell>
          <table:table-cell office:value-type="float" office:value="1244.6000242233276" table:style-name="ce9">
            <text:p>1.245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2900.8000564575195" table:style-name="ce9">
            <text:p>2.901</text:p>
          </table:table-cell>
          <table:table-cell office:value-type="float" office:value="4839.2400941848755" table:style-name="ce9">
            <text:p>4.839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1711.0800333023071" table:style-name="ce9">
            <text:p>1.711</text:p>
          </table:table-cell>
          <table:table-cell office:value-type="float" office:value="4998.0000972747803" table:style-name="ce9">
            <text:p>4.9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4864.7200946807861" table:style-name="ce9">
            <text:p>4.8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1969.8000383377075" table:style-name="ce9">
            <text:p>1.970</text:p>
          </table:table-cell>
          <table:table-cell office:value-type="float" office:value="5025.4400978088379" table:style-name="ce9">
            <text:p>5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1824.7600355148315" table:style-name="ce9">
            <text:p>1.825</text:p>
          </table:table-cell>
          <table:table-cell office:value-type="float" office:value="4986.2400970458984" table:style-name="ce9">
            <text:p>4.986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3118.3600606918335" table:style-name="ce9">
            <text:p>3.118</text:p>
          </table:table-cell>
          <table:table-cell office:value-type="float" office:value="4901.9600954055786" table:style-name="ce9">
            <text:p>4.90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5329.2401037216187" table:style-name="ce9">
            <text:p>5.329</text:p>
          </table:table-cell>
          <table:table-cell office:value-type="float" office:value="3812.2000741958618" table:style-name="ce9">
            <text:p>3.812</text:p>
          </table:table-cell>
          <table:table-cell office:value-type="float" office:value="4282.6000833511353" table:style-name="ce9">
            <text:p>4.2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29.2401037216187" table:style-name="ce9">
            <text:p>5.329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625.24001216888428" table:style-name="ce9">
            <text:p>625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525.28001022338867" table:style-name="ce9">
            <text:p>525</text:p>
          </table:table-cell>
          <table:table-cell office:value-type="float" office:value="531.16001033782959" table:style-name="ce9">
            <text:p>531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605.64001178741455" table:style-name="ce9">
            <text:p>606</text:p>
          </table:table-cell>
          <table:table-cell office:value-type="float" office:value="374.36000728607178" table:style-name="ce9">
            <text:p>37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346.92000675201416" table:style-name="ce9">
            <text:p>347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250.8800048828125" table:style-name="ce9">
            <text:p>251</text:p>
          </table:table-cell>
          <table:table-cell office:value-type="float" office:value="627.20001220703125" table:style-name="ce9">
            <text:p>627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629.16001224517822" table:style-name="ce9">
            <text:p>6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286.16000556945801" table:style-name="ce9">
            <text:p>286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233.24000453948975" table:style-name="ce9">
            <text:p>233</text:p>
          </table:table-cell>
          <table:table-cell office:value-type="float" office:value="627.20001220703125" table:style-name="ce9">
            <text:p>6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303.80000591278076" table:style-name="ce9">
            <text:p>304</text:p>
          </table:table-cell>
          <table:table-cell office:value-type="float" office:value="611.52001190185547" table:style-name="ce9">
            <text:p>612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331.24000644683838" table:style-name="ce9">
            <text:p>331</text:p>
          </table:table-cell>
          <table:table-cell office:value-type="float" office:value="613.48001194000244" table:style-name="ce9">
            <text:p>613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588.0000114440918" table:style-name="ce9">
            <text:p>588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297.92000579833984" table:style-name="ce9">
            <text:p>2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250.8800048828125" table:style-name="ce9">
            <text:p>251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278.32000541687012" table:style-name="ce9">
            <text:p>278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319.48000621795654" table:style-name="ce9">
            <text:p>3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317.52000617980957" table:style-name="ce9">
            <text:p>3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327.32000637054443" table:style-name="ce9">
            <text:p>3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319.48000621795654" table:style-name="ce9">
            <text:p>3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294.0000057220459" table:style-name="ce9">
            <text:p>2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1.44000625610352" table:style-name="ce9">
            <text:p>321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69.8000383377075" table:style-name="ce9">
            <text:p>1.970</text:p>
          </table:table-cell>
          <table:table-cell office:value-type="float" office:value="6289.6401224136353" table:style-name="ce9">
            <text:p>6.29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6148.5201196670532" table:style-name="ce9">
            <text:p>6.149</text:p>
          </table:table-cell>
          <table:table-cell office:value-type="float" office:value="4747.1200923919678" table:style-name="ce9">
            <text:p>4.747</text:p>
          </table:table-cell>
          <table:table-cell office:value-type="float" office:value="5772.2001123428345" table:style-name="ce9">
            <text:p>5.772</text:p>
          </table:table-cell>
          <table:table-cell office:value-type="float" office:value="1029.0000200271606" table:style-name="ce9">
            <text:p>1.02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6148.5201196670532" table:style-name="ce9">
            <text:p>6.149</text:p>
          </table:table-cell>
          <table:table-cell office:value-type="float" office:value="5883.9201145172119" table:style-name="ce9">
            <text:p>5.884</text:p>
          </table:table-cell>
          <table:table-cell office:value-type="float" office:value="4033.6800785064697" table:style-name="ce9">
            <text:p>4.03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293.600025177002" table:style-name="ce9">
            <text:p>1.294</text:p>
          </table:table-cell>
          <table:table-cell office:value-type="float" office:value="6148.5201196670532" table:style-name="ce9">
            <text:p>6.149</text:p>
          </table:table-cell>
          <table:table-cell office:value-type="float" office:value="3710.2800722122192" table:style-name="ce9">
            <text:p>3.710</text:p>
          </table:table-cell>
          <table:table-cell office:value-type="float" office:value="5872.1601142883301" table:style-name="ce9">
            <text:p>5.872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1644.4400320053101" table:style-name="ce9">
            <text:p>1.644</text:p>
          </table:table-cell>
          <table:table-cell office:value-type="float" office:value="6148.5201196670532" table:style-name="ce9">
            <text:p>6.149</text:p>
          </table:table-cell>
          <table:table-cell office:value-type="float" office:value="1881.6000366210938" table:style-name="ce9">
            <text:p>1.882</text:p>
          </table:table-cell>
          <table:table-cell office:value-type="float" office:value="6397.4401245117188" table:style-name="ce9">
            <text:p>6.397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60.760001182556152" table:style-name="ce9">
            <text:p>61</text:p>
          </table:table-cell>
          <table:table-cell office:value-type="float" office:value="6148.5201196670532" table:style-name="ce9">
            <text:p>6.149</text:p>
          </table:table-cell>
          <table:table-cell office:value-type="float" office:value="1350.4400262832642" table:style-name="ce9">
            <text:p>1.350</text:p>
          </table:table-cell>
          <table:table-cell office:value-type="float" office:value="6189.6801204681396" table:style-name="ce9">
            <text:p>6.190</text:p>
          </table:table-cell>
          <table:table-cell office:value-type="string" table:style-name="ce9">
            <text:p>-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6148.5201196670532" table:style-name="ce9">
            <text:p>6.149</text:p>
          </table:table-cell>
          <table:table-cell office:value-type="float" office:value="2504.8800487518311" table:style-name="ce9">
            <text:p>2.505</text:p>
          </table:table-cell>
          <table:table-cell office:value-type="float" office:value="6342.5601234436035" table:style-name="ce9">
            <text:p>6.343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6148.5201196670532" table:style-name="ce9">
            <text:p>6.149</text:p>
          </table:table-cell>
          <table:table-cell office:value-type="float" office:value="2871.4000558853149" table:style-name="ce9">
            <text:p>2.871</text:p>
          </table:table-cell>
          <table:table-cell office:value-type="float" office:value="6187.7201204299927" table:style-name="ce9">
            <text:p>6.188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6148.5201196670532" table:style-name="ce9">
            <text:p>6.149</text:p>
          </table:table-cell>
          <table:table-cell office:value-type="float" office:value="3888.6400756835938" table:style-name="ce9">
            <text:p>3.889</text:p>
          </table:table-cell>
          <table:table-cell office:value-type="float" office:value="6089.720118522644" table:style-name="ce9">
            <text:p>6.090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float" office:value="6148.5201196670532" table:style-name="ce9">
            <text:p>6.149</text:p>
          </table:table-cell>
          <table:table-cell office:value-type="float" office:value="4204.2000818252563" table:style-name="ce9">
            <text:p>4.204</text:p>
          </table:table-cell>
          <table:table-cell office:value-type="float" office:value="5723.2001113891602" table:style-name="ce9">
            <text:p>5.723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148.5201196670532" table:style-name="ce9">
            <text:p>6.149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0.08000564575195" table:style-name="ce9">
            <text:p>290</text:p>
          </table:table-cell>
          <table:table-cell office:value-type="float" office:value="533.12001037597656" table:style-name="ce9">
            <text:p>533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245.00000476837158" table:style-name="ce9">
            <text:p>245</text:p>
          </table:table-cell>
          <table:table-cell office:value-type="float" office:value="511.56000995635986" table:style-name="ce9">
            <text:p>512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568.40001106262207" table:style-name="ce9">
            <text:p>568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580.16001129150391" table:style-name="ce9">
            <text:p>5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588.0000114440918" table:style-name="ce9">
            <text:p>588</text:p>
          </table:table-cell>
          <table:table-cell office:value-type="string" table:style-name="ce9">
            <text:p>-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570.36001110076904" table:style-name="ce9">
            <text:p>570</text:p>
          </table:table-cell>
          <table:table-cell office:value-type="float" office:value="0" table:style-name="ce9">
            <text:p>0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540.96001052856445" table:style-name="ce9">
            <text:p>541</text:p>
          </table:table-cell>
          <table:table-cell office:value-type="float" office:value="252.84000492095947" table:style-name="ce9">
            <text:p>2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93.92000961303711" table:style-name="ce9">
            <text:p>494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981.5600385665894" table:style-name="ce9">
            <text:p>1.982</text:p>
          </table:table-cell>
          <table:table-cell office:value-type="float" office:value="6256.3201217651367" table:style-name="ce9">
            <text:p>6.256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4741.2400922775269" table:style-name="ce9">
            <text:p>4.741</text:p>
          </table:table-cell>
          <table:table-cell office:value-type="float" office:value="5768.2801122665405" table:style-name="ce9">
            <text:p>5.768</text:p>
          </table:table-cell>
          <table:table-cell office:value-type="float" office:value="1056.4400205612183" table:style-name="ce9">
            <text:p>1.056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5827.0801134109497" table:style-name="ce9">
            <text:p>5.827</text:p>
          </table:table-cell>
          <table:table-cell office:value-type="float" office:value="4037.6000785827637" table:style-name="ce9">
            <text:p>4.038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1293.600025177002" table:style-name="ce9">
            <text:p>1.294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3710.2800722122192" table:style-name="ce9">
            <text:p>3.710</text:p>
          </table:table-cell>
          <table:table-cell office:value-type="float" office:value="5852.5601139068604" table:style-name="ce9">
            <text:p>5.853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1644.4400320053101" table:style-name="ce9">
            <text:p>1.644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1885.5200366973877" table:style-name="ce9">
            <text:p>1.886</text:p>
          </table:table-cell>
          <table:table-cell office:value-type="float" office:value="6342.5601234436035" table:style-name="ce9">
            <text:p>6.343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60.760001182556152" table:style-name="ce9">
            <text:p>61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1350.4400262832642" table:style-name="ce9">
            <text:p>1.350</text:p>
          </table:table-cell>
          <table:table-cell office:value-type="float" office:value="6134.8001194000244" table:style-name="ce9">
            <text:p>6.135</text:p>
          </table:table-cell>
          <table:table-cell office:value-type="string" table:style-name="ce9">
            <text:p>-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2508.800048828125" table:style-name="ce9">
            <text:p>2.509</text:p>
          </table:table-cell>
          <table:table-cell office:value-type="float" office:value="6295.5201225280762" table:style-name="ce9">
            <text:p>6.296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2867.480055809021" table:style-name="ce9">
            <text:p>2.867</text:p>
          </table:table-cell>
          <table:table-cell office:value-type="float" office:value="6185.7601203918457" table:style-name="ce9">
            <text:p>6.186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3890.6000757217407" table:style-name="ce9">
            <text:p>3.891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6142.6401195526123" table:style-name="ce9">
            <text:p>6.143</text:p>
          </table:table-cell>
          <table:table-cell office:value-type="float" office:value="4219.8800821304321" table:style-name="ce9">
            <text:p>4.220</text:p>
          </table:table-cell>
          <table:table-cell office:value-type="float" office:value="5693.8001108169556" table:style-name="ce9">
            <text:p>5.694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142.6401195526123" table:style-name="ce9">
            <text:p>6.143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2.24000549316406" table:style-name="ce9">
            <text:p>282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3" table:number-rows-spanned="1" table:style-name="ce12"/>
          <table:covered-table-cell table:number-columns-repeated="52"/>
          <table:table-cell table:number-columns-repeated="1633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1">
            <text:p>MARGEM DE ERRO PARA O TOTAL D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3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691.4401302337646" table:style-name="ce9">
            <text:p>6.691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82.320001602172852" table:style-name="ce9">
            <text:p>8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45.7200651168823" table:style-name="ce9">
            <text:p>3.346</text:p>
          </table:table-cell>
          <table:table-cell office:value-type="float" office:value="2769.4800539016724" table:style-name="ce9">
            <text:p>2.769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468.4001064300537" table:style-name="ce9">
            <text:p>5.468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01.72001171112061" table:style-name="ce9">
            <text:p>602</text:p>
          </table:table-cell>
          <table:table-cell office:value-type="float" office:value="619.36001205444336" table:style-name="ce9">
            <text:p>619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78.400001525878906" table:style-name="ce9">
            <text:p>7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03.76000785827637" table:style-name="ce9">
            <text:p>404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691.4401302337646" table:style-name="ce9">
            <text:p>6.691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82.320001602172852" table:style-name="ce9">
            <text:p>8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8.6400089263916" table:style-name="ce9">
            <text:p>459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6691.4401302337646" table:style-name="ce9">
            <text:p>6.691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82.320001602172852" table:style-name="ce9">
            <text:p>8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1">
            <text:p>MARGEM DE ERRO PARA O TOTAL DO INDICADOR B4B – ESCOLAS RURAIS, POR ORIGEM DO CELULAR UTILIZADO NAS ATIVIDADES ADMINISTRATIV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3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De propriedade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essoais, mas cujos créditos ou plano foram custeados pel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essoais, não custeado pela escola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287.3200445175171" table:style-name="ce9">
            <text:p>2.287</text:p>
          </table:table-cell>
          <table:table-cell office:value-type="float" office:value="6579.7201280593872" table:style-name="ce9">
            <text:p>6.58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2767.5200538635254" table:style-name="ce9">
            <text:p>2.768</text:p>
          </table:table-cell>
          <table:table-cell office:value-type="float" office:value="6395.4801244735718" table:style-name="ce9">
            <text:p>6.395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646.400032043457" table:style-name="ce9">
            <text:p>1.646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395.4801244735718" table:style-name="ce9">
            <text:p>6.395</text:p>
          </table:table-cell>
          <table:table-cell office:value-type="float" office:value="2761.6400537490845" table:style-name="ce9">
            <text:p>2.76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646.400032043457" table:style-name="ce9">
            <text:p>1.646</text:p>
          </table:table-cell>
          <table:table-cell office:value-type="float" office:value="5611.4801092147827" table:style-name="ce9">
            <text:p>5.61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3345.7200651168823" table:style-name="ce9">
            <text:p>3.3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1275.9600248336792" table:style-name="ce9">
            <text:p>1.276</text:p>
          </table:table-cell>
          <table:table-cell office:value-type="float" office:value="2900.8000564575195" table:style-name="ce9">
            <text:p>2.901</text:p>
          </table:table-cell>
          <table:table-cell office:value-type="float" office:value="0" table:style-name="ce9">
            <text:p>0</text:p>
          </table:table-cell>
          <table:table-cell office:value-type="float" office:value="1585.6400308609009" table:style-name="ce9">
            <text:p>1.586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2902.7600564956665" table:style-name="ce9">
            <text:p>2.903</text:p>
          </table:table-cell>
          <table:table-cell office:value-type="float" office:value="1270.0800247192383" table:style-name="ce9">
            <text:p>1.270</text:p>
          </table:table-cell>
          <table:table-cell office:value-type="float" office:value="0" table:style-name="ce9">
            <text:p>0</text:p>
          </table:table-cell>
          <table:table-cell office:value-type="float" office:value="1585.6400308609009" table:style-name="ce9">
            <text:p>1.586</text:p>
          </table:table-cell>
          <table:table-cell office:value-type="float" office:value="2771.4400539398193" table:style-name="ce9">
            <text:p>2.77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54.880001068115234" table:style-name="ce9">
            <text:p>55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45.080000877380371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99.960001945495605" table:style-name="ce9">
            <text:p>10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83.4400424957275" table:style-name="ce9">
            <text:p>2.183</text:p>
          </table:table-cell>
          <table:table-cell office:value-type="float" office:value="5339.0401039123535" table:style-name="ce9">
            <text:p>5.339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2328.4800453186035" table:style-name="ce9">
            <text:p>2.328</text:p>
          </table:table-cell>
          <table:table-cell office:value-type="float" office:value="5391.9601049423218" table:style-name="ce9">
            <text:p>5.3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5391.9601049423218" table:style-name="ce9">
            <text:p>5.392</text:p>
          </table:table-cell>
          <table:table-cell office:value-type="float" office:value="2328.4800453186035" table:style-name="ce9">
            <text:p>2.328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4588.360089302063" table:style-name="ce9">
            <text:p>4.58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3.64000415802002" table:style-name="ce9">
            <text:p>214</text:p>
          </table:table-cell>
          <table:table-cell office:value-type="float" office:value="601.72001171112061" table:style-name="ce9">
            <text:p>6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603.68001174926758" table:style-name="ce9">
            <text:p>6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603.68001174926758" table:style-name="ce9">
            <text:p>604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7.40001201629639" table:style-name="ce9">
            <text:p>61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3.44000434875488" table:style-name="ce9">
            <text:p>223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0" table:style-name="ce9">
            <text:p>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409.64000797271729" table:style-name="ce9">
            <text:p>410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81.4400444030762" table:style-name="ce9">
            <text:p>2.281</text:p>
          </table:table-cell>
          <table:table-cell office:value-type="float" office:value="6577.7601280212402" table:style-name="ce9">
            <text:p>6.578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2763.6000537872314" table:style-name="ce9">
            <text:p>2.764</text:p>
          </table:table-cell>
          <table:table-cell office:value-type="float" office:value="6393.5201244354248" table:style-name="ce9">
            <text:p>6.394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646.400032043457" table:style-name="ce9">
            <text:p>1.646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6393.5201244354248" table:style-name="ce9">
            <text:p>6.394</text:p>
          </table:table-cell>
          <table:table-cell office:value-type="float" office:value="2761.6400537490845" table:style-name="ce9">
            <text:p>2.76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646.400032043457" table:style-name="ce9">
            <text:p>1.646</text:p>
          </table:table-cell>
          <table:table-cell office:value-type="float" office:value="5650.6801099777222" table:style-name="ce9">
            <text:p>5.6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458.6400089263916" table:style-name="ce9">
            <text:p>4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446.88000869750977" table:style-name="ce9">
            <text:p>447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456.68000888824463" table:style-name="ce9">
            <text:p>457</text:p>
          </table:table-cell>
          <table:table-cell office:value-type="float" office:value="60.760001182556152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621.32001209259033" table:style-name="ce9">
            <text:p>62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281.4400444030762" table:style-name="ce9">
            <text:p>2.281</text:p>
          </table:table-cell>
          <table:table-cell office:value-type="float" office:value="6579.7201280593872" table:style-name="ce9">
            <text:p>6.58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2765.5600538253784" table:style-name="ce9">
            <text:p>2.766</text:p>
          </table:table-cell>
          <table:table-cell office:value-type="float" office:value="6395.4801244735718" table:style-name="ce9">
            <text:p>6.395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646.400032043457" table:style-name="ce9">
            <text:p>1.646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395.4801244735718" table:style-name="ce9">
            <text:p>6.395</text:p>
          </table:table-cell>
          <table:table-cell office:value-type="float" office:value="2761.6400537490845" table:style-name="ce9">
            <text:p>2.76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646.400032043457" table:style-name="ce9">
            <text:p>1.646</text:p>
          </table:table-cell>
          <table:table-cell office:value-type="float" office:value="5611.4801092147827" table:style-name="ce9">
            <text:p>5.6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4.44000339508057" table:style-name="ce9">
            <text:p>17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2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11">
            <text:p>MARGEM DE ERRO PARA O TOTAL DO INDICADOR B4C – ESCOLAS RURAIS, POR ATIVIDADES ADMINISTRATIVAS REALIZADAS COM O CELULAR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3">
            <text:p>Total de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Enviar mensagens de texto SMS</text:p>
          </table:table-cell>
          <table:covered-table-cell table:number-columns-repeated="4"/>
          <table:table-cell office:value-type="string" table:number-columns-spanned="5" table:number-rows-spanned="1" table:style-name="ce14">
            <text:p>Enviar mensagem por aplicativos</text:p>
          </table:table-cell>
          <table:covered-table-cell table:number-columns-repeated="4"/>
          <table:table-cell office:value-type="string" table:number-columns-spanned="5" table:number-rows-spanned="1" table:style-name="ce17">
            <text:p>Acessar páginas ou<text:s/><text:span text:style-name="T3">sites</text:span><text:span text:style-name="T2"><text:s/>da Internet</text:span></text:p>
          </table:table-cell>
          <table:covered-table-cell table:number-columns-repeated="4"/>
          <table:table-cell office:value-type="string" table:number-columns-spanned="5" table:number-rows-spanned="1" table:style-name="ce17">
            <text:p>Enviar<text:span text:style-name="T3"><text:s/>e-mails</text:span></text:p>
          </table:table-cell>
          <table:covered-table-cell table:number-columns-repeated="4"/>
          <table:table-cell office:value-type="string" table:number-columns-spanned="5" table:number-rows-spanned="1" table:style-name="ce14">
            <text:p>Comunicar-se com os pais d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Comunicar-se com a Secretaria de Educação</text:p>
          </table:table-cell>
          <table:covered-table-cell table:number-columns-repeated="4"/>
          <table:table-cell office:value-type="string" table:number-columns-spanned="5" table:number-rows-spanned="1" table:style-name="ce14">
            <text:p>Acessar redes sociais</text:p>
          </table:table-cell>
          <table:covered-table-cell table:number-columns-repeated="4"/>
          <table:table-cell office:value-type="string" table:number-columns-spanned="5" table:number-rows-spanned="1" table:style-name="ce14">
            <text:p>Acessar programas de gestão escolar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6048.5601177215576" table:style-name="ce9">
            <text:p>6.049</text:p>
          </table:table-cell>
          <table:table-cell office:value-type="float" office:value="5072.4800987243652" table:style-name="ce9">
            <text:p>5.072</text:p>
          </table:table-cell>
          <table:table-cell office:value-type="float" office:value="131.32000255584717" table:style-name="ce9">
            <text:p>131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426.8401250839233" table:style-name="ce9">
            <text:p>6.427</text:p>
          </table:table-cell>
          <table:table-cell office:value-type="float" office:value="3735.7600727081299" table:style-name="ce9">
            <text:p>3.736</text:p>
          </table:table-cell>
          <table:table-cell office:value-type="float" office:value="127.40000247955322" table:style-name="ce9">
            <text:p>127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734.560131072998" table:style-name="ce9">
            <text:p>6.735</text:p>
          </table:table-cell>
          <table:table-cell office:value-type="float" office:value="2920.4000568389893" table:style-name="ce9">
            <text:p>2.920</text:p>
          </table:table-cell>
          <table:table-cell office:value-type="float" office:value="139.16000270843506" table:style-name="ce9">
            <text:p>139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5078.3600988388062" table:style-name="ce9">
            <text:p>5.078</text:p>
          </table:table-cell>
          <table:table-cell office:value-type="float" office:value="180.32000350952148" table:style-name="ce9">
            <text:p>180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5897.6401147842407" table:style-name="ce9">
            <text:p>5.898</text:p>
          </table:table-cell>
          <table:table-cell office:value-type="float" office:value="4972.5200967788696" table:style-name="ce9">
            <text:p>4.973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471.9201259613037" table:style-name="ce9">
            <text:p>6.472</text:p>
          </table:table-cell>
          <table:table-cell office:value-type="float" office:value="2867.480055809021" table:style-name="ce9">
            <text:p>2.867</text:p>
          </table:table-cell>
          <table:table-cell office:value-type="string" table:style-name="ce9">
            <text:p>-</text:p>
          </table:table-cell>
          <table:table-cell office:value-type="float" office:value="2265.7600440979004" table:style-name="ce9">
            <text:p>2.266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273.9601221084595" table:style-name="ce9">
            <text:p>6.274</text:p>
          </table:table-cell>
          <table:table-cell office:value-type="float" office:value="4678.5200910568237" table:style-name="ce9">
            <text:p>4.679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032.8801174163818" table:style-name="ce9">
            <text:p>6.033</text:p>
          </table:table-cell>
          <table:table-cell office:value-type="float" office:value="4764.7600927352905" table:style-name="ce9">
            <text:p>4.765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611.4801092147827" table:style-name="ce9">
            <text:p>5.611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92.8800601959229" table:style-name="ce9">
            <text:p>3.093</text:p>
          </table:table-cell>
          <table:table-cell office:value-type="float" office:value="1617.0000314712524" table:style-name="ce9">
            <text:p>1.6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3353.5600652694702" table:style-name="ce9">
            <text:p>3.354</text:p>
          </table:table-cell>
          <table:table-cell office:value-type="float" office:value="313.60000610351563" table:style-name="ce9">
            <text:p>3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3361.4000654220581" table:style-name="ce9">
            <text:p>3.361</text:p>
          </table:table-cell>
          <table:table-cell office:value-type="float" office:value="305.76000595092773" table:style-name="ce9">
            <text:p>3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3090.9200601577759" table:style-name="ce9">
            <text:p>3.091</text:p>
          </table:table-cell>
          <table:table-cell office:value-type="float" office:value="1620.9200315475464" table:style-name="ce9">
            <text:p>1.6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2516.6400489807129" table:style-name="ce9">
            <text:p>2.517</text:p>
          </table:table-cell>
          <table:table-cell office:value-type="float" office:value="2522.5200490951538" table:style-name="ce9">
            <text:p>2.5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3345.7200651168823" table:style-name="ce9">
            <text:p>3.346</text:p>
          </table:table-cell>
          <table:table-cell office:value-type="float" office:value="88.20000171661377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3353.5600652694702" table:style-name="ce9">
            <text:p>3.354</text:p>
          </table:table-cell>
          <table:table-cell office:value-type="float" office:value="309.68000602722168" table:style-name="ce9">
            <text:p>310</text:p>
          </table:table-cell>
          <table:table-cell office:value-type="float" office:value="0" table:style-name="ce9">
            <text:p>0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2771.4400539398193" table:style-name="ce9">
            <text:p>2.771</text:p>
          </table:table-cell>
          <table:table-cell office:value-type="float" office:value="2769.4800539016724" table:style-name="ce9">
            <text:p>2.769</text:p>
          </table:table-cell>
          <table:table-cell office:value-type="float" office:value="2218.720043182373" table:style-name="ce9">
            <text:p>2.2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71.4400539398193" table:style-name="ce9">
            <text:p>2.77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13.720000267028809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3.920000076293945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3.720000267028809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99.960001945495605" table:style-name="ce9">
            <text:p>10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890.2000951766968" table:style-name="ce9">
            <text:p>4.890</text:p>
          </table:table-cell>
          <table:table-cell office:value-type="float" office:value="4580.5200891494751" table:style-name="ce9">
            <text:p>4.5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5160.680100440979" table:style-name="ce9">
            <text:p>5.161</text:p>
          </table:table-cell>
          <table:table-cell office:value-type="float" office:value="3565.2400693893433" table:style-name="ce9">
            <text:p>3.5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5505.6401071548462" table:style-name="ce9">
            <text:p>5.506</text:p>
          </table:table-cell>
          <table:table-cell office:value-type="float" office:value="2767.5200538635254" table:style-name="ce9">
            <text:p>2.768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4776.5200929641724" table:style-name="ce9">
            <text:p>4.777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5047.0000982284546" table:style-name="ce9">
            <text:p>5.047</text:p>
          </table:table-cell>
          <table:table-cell office:value-type="float" office:value="4057.2000789642334" table:style-name="ce9">
            <text:p>4.0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5215.5601015090942" table:style-name="ce9">
            <text:p>5.216</text:p>
          </table:table-cell>
          <table:table-cell office:value-type="float" office:value="2749.8800535202026" table:style-name="ce9">
            <text:p>2.750</text:p>
          </table:table-cell>
          <table:table-cell office:value-type="string" table:style-name="ce9">
            <text:p>-</text:p>
          </table:table-cell>
          <table:table-cell office:value-type="float" office:value="2183.4400424957275" table:style-name="ce9">
            <text:p>2.183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4984.2800970077515" table:style-name="ce9">
            <text:p>4.984</text:p>
          </table:table-cell>
          <table:table-cell office:value-type="float" office:value="4462.9200868606567" table:style-name="ce9">
            <text:p>4.463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4588.360089302063" table:style-name="ce9">
            <text:p>4.588</text:p>
          </table:table-cell>
          <table:table-cell office:value-type="float" office:value="5066.6000986099243" table:style-name="ce9">
            <text:p>5.067</text:p>
          </table:table-cell>
          <table:table-cell office:value-type="float" office:value="3984.6800775527954" table:style-name="ce9">
            <text:p>3.985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4588.360089302063" table:style-name="ce9">
            <text:p>4.58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0.16001129150391" table:style-name="ce9">
            <text:p>580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125.44000244140625" table:style-name="ce9">
            <text:p>125</text:p>
          </table:table-cell>
          <table:table-cell office:value-type="string" table:style-name="ce9">
            <text:p>-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89.96001148223877" table:style-name="ce9">
            <text:p>590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123.48000240325928" table:style-name="ce9">
            <text:p>123</text:p>
          </table:table-cell>
          <table:table-cell office:value-type="string" table:style-name="ce9">
            <text:p>-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91.92001152038574" table:style-name="ce9">
            <text:p>592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123.48000240325928" table:style-name="ce9">
            <text:p>123</text:p>
          </table:table-cell>
          <table:table-cell office:value-type="string" table:style-name="ce9">
            <text:p>-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76.24001121520996" table:style-name="ce9">
            <text:p>576</text:p>
          </table:table-cell>
          <table:table-cell office:value-type="float" office:value="401.80000782012939" table:style-name="ce9">
            <text:p>402</text:p>
          </table:table-cell>
          <table:table-cell office:value-type="float" office:value="172.48000335693359" table:style-name="ce9">
            <text:p>172</text:p>
          </table:table-cell>
          <table:table-cell office:value-type="string" table:style-name="ce9">
            <text:p>-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99.76001167297363" table:style-name="ce9">
            <text:p>60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3.920000076293945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99.76001167297363" table:style-name="ce9">
            <text:p>600</text:p>
          </table:table-cell>
          <table:table-cell office:value-type="float" office:value="196.00000381469727" table:style-name="ce9">
            <text:p>1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458.6400089263916" table:style-name="ce9">
            <text:p>459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0" table:style-name="ce9">
            <text:p>0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74.28001117706299" table:style-name="ce9">
            <text:p>574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0" table:style-name="ce9">
            <text:p>0</text:p>
          </table:table-cell>
          <table:table-cell office:value-type="float" office:value="617.40001201629639" table:style-name="ce9">
            <text:p>61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378.28000736236572" table:style-name="ce9">
            <text:p>378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248.92000484466553" table:style-name="ce9">
            <text:p>2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58.80000114440918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388.08000755310059" table:style-name="ce9">
            <text:p>388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182.28000354766846" table:style-name="ce9">
            <text:p>1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360.64000701904297" table:style-name="ce9">
            <text:p>361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0" table:style-name="ce9">
            <text:p>0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393.9600076675415" table:style-name="ce9">
            <text:p>3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9.64000797271729" table:style-name="ce9">
            <text:p>410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040.7201175689697" table:style-name="ce9">
            <text:p>6.041</text:p>
          </table:table-cell>
          <table:table-cell office:value-type="float" office:value="5064.6400985717773" table:style-name="ce9">
            <text:p>5.065</text:p>
          </table:table-cell>
          <table:table-cell office:value-type="float" office:value="103.88000202178955" table:style-name="ce9">
            <text:p>104</text:p>
          </table:table-cell>
          <table:table-cell office:value-type="string" table:style-name="ce9">
            <text:p>-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6422.9201250076294" table:style-name="ce9">
            <text:p>6.423</text:p>
          </table:table-cell>
          <table:table-cell office:value-type="float" office:value="3731.8400726318359" table:style-name="ce9">
            <text:p>3.732</text:p>
          </table:table-cell>
          <table:table-cell office:value-type="float" office:value="127.40000247955322" table:style-name="ce9">
            <text:p>127</text:p>
          </table:table-cell>
          <table:table-cell office:value-type="string" table:style-name="ce9">
            <text:p>-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6730.6401309967041" table:style-name="ce9">
            <text:p>6.731</text:p>
          </table:table-cell>
          <table:table-cell office:value-type="float" office:value="2914.5200567245483" table:style-name="ce9">
            <text:p>2.915</text:p>
          </table:table-cell>
          <table:table-cell office:value-type="float" office:value="139.16000270843506" table:style-name="ce9">
            <text:p>139</text:p>
          </table:table-cell>
          <table:table-cell office:value-type="string" table:style-name="ce9">
            <text:p>-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5940.7601156234741" table:style-name="ce9">
            <text:p>5.941</text:p>
          </table:table-cell>
          <table:table-cell office:value-type="float" office:value="5072.4800987243652" table:style-name="ce9">
            <text:p>5.072</text:p>
          </table:table-cell>
          <table:table-cell office:value-type="float" office:value="180.32000350952148" table:style-name="ce9">
            <text:p>180</text:p>
          </table:table-cell>
          <table:table-cell office:value-type="string" table:style-name="ce9">
            <text:p>-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5895.6801147460938" table:style-name="ce9">
            <text:p>5.896</text:p>
          </table:table-cell>
          <table:table-cell office:value-type="float" office:value="4966.6400966644287" table:style-name="ce9">
            <text:p>4.967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6469.9601259231567" table:style-name="ce9">
            <text:p>6.470</text:p>
          </table:table-cell>
          <table:table-cell office:value-type="float" office:value="2859.6400556564331" table:style-name="ce9">
            <text:p>2.860</text:p>
          </table:table-cell>
          <table:table-cell office:value-type="string" table:style-name="ce9">
            <text:p>-</text:p>
          </table:table-cell>
          <table:table-cell office:value-type="float" office:value="2265.7600440979004" table:style-name="ce9">
            <text:p>2.266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6268.0801219940186" table:style-name="ce9">
            <text:p>6.268</text:p>
          </table:table-cell>
          <table:table-cell office:value-type="float" office:value="4670.6800909042358" table:style-name="ce9">
            <text:p>4.671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5650.6801099777222" table:style-name="ce9">
            <text:p>5.651</text:p>
          </table:table-cell>
          <table:table-cell office:value-type="float" office:value="6028.9601173400879" table:style-name="ce9">
            <text:p>6.029</text:p>
          </table:table-cell>
          <table:table-cell office:value-type="float" office:value="4756.9200925827026" table:style-name="ce9">
            <text:p>4.757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650.6801099777222" table:style-name="ce9">
            <text:p>5.65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05.72000789642334" table:style-name="ce9">
            <text:p>406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150.92000293731689" table:style-name="ce9">
            <text:p>1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399.84000778198242" table:style-name="ce9">
            <text:p>400</text:p>
          </table:table-cell>
          <table:table-cell office:value-type="float" office:value="248.92000484466553" table:style-name="ce9">
            <text:p>2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397.88000774383545" table:style-name="ce9">
            <text:p>398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150.92000293731689" table:style-name="ce9">
            <text:p>151</text:p>
          </table:table-cell>
          <table:table-cell office:value-type="string" table:style-name="ce9">
            <text:p>-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368.48000717163086" table:style-name="ce9">
            <text:p>368</text:p>
          </table:table-cell>
          <table:table-cell office:value-type="float" office:value="290.08000564575195" table:style-name="ce9">
            <text:p>290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621.32001209259033" table:style-name="ce9">
            <text:p>621</text:p>
          </table:table-cell>
          <table:table-cell office:value-type="float" office:value="374.36000728607178" table:style-name="ce9">
            <text:p>374</text:p>
          </table:table-cell>
          <table:table-cell office:value-type="float" office:value="290.08000564575195" table:style-name="ce9">
            <text:p>2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1.32001209259033" table:style-name="ce9">
            <text:p>62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5068.5600986480713" table:style-name="ce9">
            <text:p>5.069</text:p>
          </table:table-cell>
          <table:table-cell office:value-type="float" office:value="103.88000202178955" table:style-name="ce9">
            <text:p>104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426.8401250839233" table:style-name="ce9">
            <text:p>6.427</text:p>
          </table:table-cell>
          <table:table-cell office:value-type="float" office:value="3735.7600727081299" table:style-name="ce9">
            <text:p>3.736</text:p>
          </table:table-cell>
          <table:table-cell office:value-type="float" office:value="127.40000247955322" table:style-name="ce9">
            <text:p>127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734.560131072998" table:style-name="ce9">
            <text:p>6.735</text:p>
          </table:table-cell>
          <table:table-cell office:value-type="float" office:value="2918.4400568008423" table:style-name="ce9">
            <text:p>2.918</text:p>
          </table:table-cell>
          <table:table-cell office:value-type="float" office:value="139.16000270843506" table:style-name="ce9">
            <text:p>139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5076.4000988006592" table:style-name="ce9">
            <text:p>5.076</text:p>
          </table:table-cell>
          <table:table-cell office:value-type="float" office:value="180.32000350952148" table:style-name="ce9">
            <text:p>180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5897.6401147842407" table:style-name="ce9">
            <text:p>5.898</text:p>
          </table:table-cell>
          <table:table-cell office:value-type="float" office:value="4972.5200967788696" table:style-name="ce9">
            <text:p>4.973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471.9201259613037" table:style-name="ce9">
            <text:p>6.472</text:p>
          </table:table-cell>
          <table:table-cell office:value-type="float" office:value="2863.5600557327271" table:style-name="ce9">
            <text:p>2.864</text:p>
          </table:table-cell>
          <table:table-cell office:value-type="string" table:style-name="ce9">
            <text:p>-</text:p>
          </table:table-cell>
          <table:table-cell office:value-type="float" office:value="2265.7600440979004" table:style-name="ce9">
            <text:p>2.266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272.0001220703125" table:style-name="ce9">
            <text:p>6.272</text:p>
          </table:table-cell>
          <table:table-cell office:value-type="float" office:value="4678.5200910568237" table:style-name="ce9">
            <text:p>4.679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5611.4801092147827" table:style-name="ce9">
            <text:p>5.611</text:p>
          </table:table-cell>
          <table:table-cell office:value-type="float" office:value="6032.8801174163818" table:style-name="ce9">
            <text:p>6.033</text:p>
          </table:table-cell>
          <table:table-cell office:value-type="float" office:value="4762.8000926971436" table:style-name="ce9">
            <text:p>4.763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611.4801092147827" table:style-name="ce9">
            <text:p>5.61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78.400001525878906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160.72000312805176" table:style-name="ce9">
            <text:p>161</text:p>
          </table:table-cell>
          <table:table-cell office:value-type="float" office:value="3.9200000762939453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182.28000354766846" table:style-name="ce9">
            <text:p>182</text:p>
          </table:table-cell>
          <table:table-cell office:value-type="float" office:value="139.16000270843506" table:style-name="ce9">
            <text:p>1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174.44000339508057" table:style-name="ce9">
            <text:p>174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12"/>
          <table:covered-table-cell table:number-columns-repeated="42"/>
          <table:table-cell table:number-columns-repeated="1634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1">
            <text:p>MARGEM DE ERRO PARA O TOTAL DO INDICADOR B5A1 – ESCOLAS RURAIS, POR PROGRAMA DE IMPLEMENTAÇÃO DE INFRAESTRUTURA TECNOLÓGIC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3">
            <text:p>Total de escolas localizadas em áreas rurais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4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4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4">
            <text:p>Algum programa de empresas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Algum programa de ONG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Programa Dinheiro Direto na Escolas (PDDE)</text:p>
          </table:table-cell>
          <table:covered-table-cell table:number-columns-repeated="3"/>
          <table:table-cell office:value-type="string" table:number-columns-spanned="4" table:number-rows-spanned="1" table:style-name="ce14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4">
            <text:p>Algum outro programa que disponibiliza computadores ou acesso à Internet</text:p>
          </table:table-cell>
          <table:covered-table-cell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132.0800609588623" table:style-name="ce9">
            <text:p>3.132</text:p>
          </table:table-cell>
          <table:table-cell office:value-type="float" office:value="5527.2001075744629" table:style-name="ce9">
            <text:p>5.527</text:p>
          </table:table-cell>
          <table:table-cell office:value-type="float" office:value="2934.1200571060181" table:style-name="ce9">
            <text:p>2.934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1223.0400238037109" table:style-name="ce9">
            <text:p>1.223</text:p>
          </table:table-cell>
          <table:table-cell office:value-type="float" office:value="5993.6801166534424" table:style-name="ce9">
            <text:p>5.994</text:p>
          </table:table-cell>
          <table:table-cell office:value-type="float" office:value="3339.8400650024414" table:style-name="ce9">
            <text:p>3.340</text:p>
          </table:table-cell>
          <table:table-cell office:value-type="float" office:value="915.32001781463623" table:style-name="ce9">
            <text:p>915</text:p>
          </table:table-cell>
          <table:table-cell office:value-type="float" office:value="4876.480094909668" table:style-name="ce9">
            <text:p>4.876</text:p>
          </table:table-cell>
          <table:table-cell office:value-type="float" office:value="5505.6401071548462" table:style-name="ce9">
            <text:p>5.506</text:p>
          </table:table-cell>
          <table:table-cell office:value-type="float" office:value="1081.9200210571289" table:style-name="ce9">
            <text:p>1.082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1634.6400318145752" table:style-name="ce9">
            <text:p>1.635</text:p>
          </table:table-cell>
          <table:table-cell office:value-type="float" office:value="5248.8801021575928" table:style-name="ce9">
            <text:p>5.249</text:p>
          </table:table-cell>
          <table:table-cell office:value-type="float" office:value="150.92000293731689" table:style-name="ce9">
            <text:p>151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5084.2400989532471" table:style-name="ce9">
            <text:p>5.084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147.00000286102295" table:style-name="ce9">
            <text:p>147</text:p>
          </table:table-cell>
          <table:table-cell office:value-type="float" office:value="6217.1201210021973" table:style-name="ce9">
            <text:p>6.217</text:p>
          </table:table-cell>
          <table:table-cell office:value-type="float" office:value="5025.4400978088379" table:style-name="ce9">
            <text:p>5.025</text:p>
          </table:table-cell>
          <table:table-cell office:value-type="float" office:value="141.12000274658203" table:style-name="ce9">
            <text:p>141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4016.040078163147" table:style-name="ce9">
            <text:p>4.016</text:p>
          </table:table-cell>
          <table:table-cell office:value-type="float" office:value="6201.4401206970215" table:style-name="ce9">
            <text:p>6.201</text:p>
          </table:table-cell>
          <table:table-cell office:value-type="float" office:value="1924.7200374603271" table:style-name="ce9">
            <text:p>1.925</text:p>
          </table:table-cell>
          <table:table-cell office:value-type="float" office:value="133.28000259399414" table:style-name="ce9">
            <text:p>133</text:p>
          </table:table-cell>
          <table:table-cell office:value-type="float" office:value="1403.3600273132324" table:style-name="ce9">
            <text:p>1.403</text:p>
          </table:table-cell>
          <table:table-cell office:value-type="float" office:value="5262.6001024246216" table:style-name="ce9">
            <text:p>5.26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12.9200391769409" table:style-name="ce9">
            <text:p>2.013</text:p>
          </table:table-cell>
          <table:table-cell office:value-type="float" office:value="3296.720064163208" table:style-name="ce9">
            <text:p>3.297</text:p>
          </table:table-cell>
          <table:table-cell office:value-type="float" office:value="1624.8400316238403" table:style-name="ce9">
            <text:p>1.625</text:p>
          </table:table-cell>
          <table:table-cell office:value-type="float" office:value="192.08000373840332" table:style-name="ce9">
            <text:p>192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3510.360068321228" table:style-name="ce9">
            <text:p>3.510</text:p>
          </table:table-cell>
          <table:table-cell office:value-type="float" office:value="1589.5600309371948" table:style-name="ce9">
            <text:p>1.590</text:p>
          </table:table-cell>
          <table:table-cell office:value-type="float" office:value="192.08000373840332" table:style-name="ce9">
            <text:p>192</text:p>
          </table:table-cell>
          <table:table-cell office:value-type="float" office:value="2504.8800487518311" table:style-name="ce9">
            <text:p>2.505</text:p>
          </table:table-cell>
          <table:table-cell office:value-type="float" office:value="3298.680064201355" table:style-name="ce9">
            <text:p>3.299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1297.5200252532959" table:style-name="ce9">
            <text:p>1.298</text:p>
          </table:table-cell>
          <table:table-cell office:value-type="float" office:value="3573.0800695419312" table:style-name="ce9">
            <text:p>3.573</text:p>
          </table:table-cell>
          <table:table-cell office:value-type="float" office:value="0" table:style-name="ce9">
            <text:p>0</text:p>
          </table:table-cell>
          <table:table-cell office:value-type="float" office:value="1.9600000381469727" table:style-name="ce9">
            <text:p>2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3575.0400695800781" table:style-name="ce9">
            <text:p>3.575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3620.1200704574585" table:style-name="ce9">
            <text:p>3.620</text:p>
          </table:table-cell>
          <table:table-cell office:value-type="float" office:value="1715.0000333786011" table:style-name="ce9">
            <text:p>1.7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44.1600456237793" table:style-name="ce9">
            <text:p>2.344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3575.0400695800781" table:style-name="ce9">
            <text:p>3.57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52.920001029968262" table:style-name="ce9">
            <text:p>53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3.520000457763672" table:style-name="ce9">
            <text:p>2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95.2000427246094" table:style-name="ce9">
            <text:p>2.195</text:p>
          </table:table-cell>
          <table:table-cell office:value-type="float" office:value="4137.5600805282593" table:style-name="ce9">
            <text:p>4.138</text:p>
          </table:table-cell>
          <table:table-cell office:value-type="float" office:value="2283.4000444412231" table:style-name="ce9">
            <text:p>2.283</text:p>
          </table:table-cell>
          <table:table-cell office:value-type="float" office:value="0" table:style-name="ce9">
            <text:p>0</text:p>
          </table:table-cell>
          <table:table-cell office:value-type="float" office:value="1152.4800224304199" table:style-name="ce9">
            <text:p>1.152</text:p>
          </table:table-cell>
          <table:table-cell office:value-type="float" office:value="4562.8800888061523" table:style-name="ce9">
            <text:p>4.563</text:p>
          </table:table-cell>
          <table:table-cell office:value-type="float" office:value="2773.4000539779663" table:style-name="ce9">
            <text:p>2.773</text:p>
          </table:table-cell>
          <table:table-cell office:value-type="float" office:value="860.440016746521" table:style-name="ce9">
            <text:p>860</text:p>
          </table:table-cell>
          <table:table-cell office:value-type="float" office:value="3935.6800765991211" table:style-name="ce9">
            <text:p>3.936</text:p>
          </table:table-cell>
          <table:table-cell office:value-type="float" office:value="4100.3200798034668" table:style-name="ce9">
            <text:p>4.100</text:p>
          </table:table-cell>
          <table:table-cell office:value-type="float" office:value="995.68001937866211" table:style-name="ce9">
            <text:p>996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829.08001613616943" table:style-name="ce9">
            <text:p>829</text:p>
          </table:table-cell>
          <table:table-cell office:value-type="float" office:value="3557.4000692367554" table:style-name="ce9">
            <text:p>3.557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3337.8800649642944" table:style-name="ce9">
            <text:p>3.338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4733.400092124939" table:style-name="ce9">
            <text:p>4.733</text:p>
          </table:table-cell>
          <table:table-cell office:value-type="float" office:value="4486.4400873184204" table:style-name="ce9">
            <text:p>4.486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3041.9200592041016" table:style-name="ce9">
            <text:p>3.042</text:p>
          </table:table-cell>
          <table:table-cell office:value-type="float" office:value="4900.0000953674316" table:style-name="ce9">
            <text:p>4.900</text:p>
          </table:table-cell>
          <table:table-cell office:value-type="float" office:value="1824.7600355148315" table:style-name="ce9">
            <text:p>1.825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344.5600261688232" table:style-name="ce9">
            <text:p>1.345</text:p>
          </table:table-cell>
          <table:table-cell office:value-type="float" office:value="3588.7600698471069" table:style-name="ce9">
            <text:p>3.58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84.16000747680664" table:style-name="ce9">
            <text:p>384</text:p>
          </table:table-cell>
          <table:table-cell office:value-type="float" office:value="515.48001003265381" table:style-name="ce9">
            <text:p>515</text:p>
          </table:table-cell>
          <table:table-cell office:value-type="float" office:value="325.36000633239746" table:style-name="ce9">
            <text:p>325</text:p>
          </table:table-cell>
          <table:table-cell office:value-type="float" office:value="0" table:style-name="ce9">
            <text:p>0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384.16000747680664" table:style-name="ce9">
            <text:p>384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464.52000904083252" table:style-name="ce9">
            <text:p>465</text:p>
          </table:table-cell>
          <table:table-cell office:value-type="float" office:value="564.48001098632813" table:style-name="ce9">
            <text:p>564</text:p>
          </table:table-cell>
          <table:table-cell office:value-type="float" office:value="203.84000396728516" table:style-name="ce9">
            <text:p>20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94.0000057220459" table:style-name="ce9">
            <text:p>294</text:p>
          </table:table-cell>
          <table:table-cell office:value-type="float" office:value="341.04000663757324" table:style-name="ce9">
            <text:p>341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0" table:style-name="ce9">
            <text:p>0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556.64001083374023" table:style-name="ce9">
            <text:p>557</text:p>
          </table:table-cell>
          <table:table-cell office:value-type="float" office:value="554.68001079559326" table:style-name="ce9">
            <text:p>555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386.12000751495361" table:style-name="ce9">
            <text:p>386</text:p>
          </table:table-cell>
          <table:table-cell office:value-type="float" office:value="505.68000984191895" table:style-name="ce9">
            <text:p>506</text:p>
          </table:table-cell>
          <table:table-cell office:value-type="float" office:value="248.92000484466553" table:style-name="ce9">
            <text:p>249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213.64000415802002" table:style-name="ce9">
            <text:p>21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2.80000686645508" table:style-name="ce9">
            <text:p>353</text:p>
          </table:table-cell>
          <table:table-cell office:value-type="float" office:value="407.68000793457031" table:style-name="ce9">
            <text:p>408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294.0000057220459" table:style-name="ce9">
            <text:p>294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0" table:style-name="ce9">
            <text:p>0</text:p>
          </table:table-cell>
          <table:table-cell office:value-type="float" office:value="380.2400074005127" table:style-name="ce9">
            <text:p>380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243.04000473022461" table:style-name="ce9">
            <text:p>243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186.2000036239624" table:style-name="ce9">
            <text:p>186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321.44000625610352" table:style-name="ce9">
            <text:p>321</text:p>
          </table:table-cell>
          <table:table-cell office:value-type="float" office:value="309.68000602722168" table:style-name="ce9">
            <text:p>310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0" table:style-name="ce9">
            <text:p>0</text:p>
          </table:table-cell>
          <table:table-cell office:value-type="float" office:value="327.32000637054443" table:style-name="ce9">
            <text:p>327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205.80000400543213" table:style-name="ce9">
            <text:p>206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158.76000308990479" table:style-name="ce9">
            <text:p>15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26.2000608444214" table:style-name="ce9">
            <text:p>3.126</text:p>
          </table:table-cell>
          <table:table-cell office:value-type="float" office:value="5615.4001092910767" table:style-name="ce9">
            <text:p>5.615</text:p>
          </table:table-cell>
          <table:table-cell office:value-type="float" office:value="2930.2000570297241" table:style-name="ce9">
            <text:p>2.930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1223.0400238037109" table:style-name="ce9">
            <text:p>1.223</text:p>
          </table:table-cell>
          <table:table-cell office:value-type="float" office:value="6107.3601188659668" table:style-name="ce9">
            <text:p>6.107</text:p>
          </table:table-cell>
          <table:table-cell office:value-type="float" office:value="3335.9200649261475" table:style-name="ce9">
            <text:p>3.336</text:p>
          </table:table-cell>
          <table:table-cell office:value-type="float" office:value="915.32001781463623" table:style-name="ce9">
            <text:p>915</text:p>
          </table:table-cell>
          <table:table-cell office:value-type="float" office:value="4870.6000947952271" table:style-name="ce9">
            <text:p>4.871</text:p>
          </table:table-cell>
          <table:table-cell office:value-type="float" office:value="5593.84010887146" table:style-name="ce9">
            <text:p>5.594</text:p>
          </table:table-cell>
          <table:table-cell office:value-type="float" office:value="1079.9600210189819" table:style-name="ce9">
            <text:p>1.080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1632.6800317764282" table:style-name="ce9">
            <text:p>1.633</text:p>
          </table:table-cell>
          <table:table-cell office:value-type="float" office:value="5393.9201049804688" table:style-name="ce9">
            <text:p>5.394</text:p>
          </table:table-cell>
          <table:table-cell office:value-type="float" office:value="150.92000293731689" table:style-name="ce9">
            <text:p>151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5250.8401021957397" table:style-name="ce9">
            <text:p>5.251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147.00000286102295" table:style-name="ce9">
            <text:p>147</text:p>
          </table:table-cell>
          <table:table-cell office:value-type="float" office:value="6256.3201217651367" table:style-name="ce9">
            <text:p>6.256</text:p>
          </table:table-cell>
          <table:table-cell office:value-type="float" office:value="5003.8800973892212" table:style-name="ce9">
            <text:p>5.004</text:p>
          </table:table-cell>
          <table:table-cell office:value-type="float" office:value="141.12000274658203" table:style-name="ce9">
            <text:p>141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4012.120078086853" table:style-name="ce9">
            <text:p>4.012</text:p>
          </table:table-cell>
          <table:table-cell office:value-type="float" office:value="6293.5601224899292" table:style-name="ce9">
            <text:p>6.294</text:p>
          </table:table-cell>
          <table:table-cell office:value-type="float" office:value="1922.7600374221802" table:style-name="ce9">
            <text:p>1.923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1403.3600273132324" table:style-name="ce9">
            <text:p>1.403</text:p>
          </table:table-cell>
          <table:table-cell office:value-type="float" office:value="5425.2801055908203" table:style-name="ce9">
            <text:p>5.42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715.40001392364502" table:style-name="ce9">
            <text:p>715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744.80001449584961" table:style-name="ce9">
            <text:p>745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0" table:style-name="ce9">
            <text:p>0</text:p>
          </table:table-cell>
          <table:table-cell office:value-type="float" office:value="319.48000621795654" table:style-name="ce9">
            <text:p>319</text:p>
          </table:table-cell>
          <table:table-cell office:value-type="float" office:value="699.72001361846924" table:style-name="ce9">
            <text:p>700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111.72000217437744" table:style-name="ce9">
            <text:p>112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754.60001468658447" table:style-name="ce9">
            <text:p>755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750.68001461029053" table:style-name="ce9">
            <text:p>7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0.56001091003418" table:style-name="ce9">
            <text:p>561</text:p>
          </table:table-cell>
          <table:table-cell office:value-type="float" office:value="546.84001064300537" table:style-name="ce9">
            <text:p>5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738.92001438140869" table:style-name="ce9">
            <text:p>739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756.56001472473145" table:style-name="ce9">
            <text:p>75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132.0800609588623" table:style-name="ce9">
            <text:p>3.132</text:p>
          </table:table-cell>
          <table:table-cell office:value-type="float" office:value="5533.0801076889038" table:style-name="ce9">
            <text:p>5.533</text:p>
          </table:table-cell>
          <table:table-cell office:value-type="float" office:value="2934.1200571060181" table:style-name="ce9">
            <text:p>2.934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1223.0400238037109" table:style-name="ce9">
            <text:p>1.223</text:p>
          </table:table-cell>
          <table:table-cell office:value-type="float" office:value="5999.5601167678833" table:style-name="ce9">
            <text:p>6.000</text:p>
          </table:table-cell>
          <table:table-cell office:value-type="float" office:value="3339.8400650024414" table:style-name="ce9">
            <text:p>3.340</text:p>
          </table:table-cell>
          <table:table-cell office:value-type="float" office:value="915.32001781463623" table:style-name="ce9">
            <text:p>915</text:p>
          </table:table-cell>
          <table:table-cell office:value-type="float" office:value="4876.480094909668" table:style-name="ce9">
            <text:p>4.876</text:p>
          </table:table-cell>
          <table:table-cell office:value-type="float" office:value="5509.5601072311401" table:style-name="ce9">
            <text:p>5.510</text:p>
          </table:table-cell>
          <table:table-cell office:value-type="float" office:value="1081.9200210571289" table:style-name="ce9">
            <text:p>1.082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1634.6400318145752" table:style-name="ce9">
            <text:p>1.635</text:p>
          </table:table-cell>
          <table:table-cell office:value-type="float" office:value="5256.7201023101807" table:style-name="ce9">
            <text:p>5.257</text:p>
          </table:table-cell>
          <table:table-cell office:value-type="float" office:value="150.92000293731689" table:style-name="ce9">
            <text:p>151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5094.0400991439819" table:style-name="ce9">
            <text:p>5.094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147.00000286102295" table:style-name="ce9">
            <text:p>147</text:p>
          </table:table-cell>
          <table:table-cell office:value-type="float" office:value="6217.1201210021973" table:style-name="ce9">
            <text:p>6.217</text:p>
          </table:table-cell>
          <table:table-cell office:value-type="float" office:value="5019.560097694397" table:style-name="ce9">
            <text:p>5.020</text:p>
          </table:table-cell>
          <table:table-cell office:value-type="float" office:value="141.12000274658203" table:style-name="ce9">
            <text:p>141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4016.040078163147" table:style-name="ce9">
            <text:p>4.016</text:p>
          </table:table-cell>
          <table:table-cell office:value-type="float" office:value="6205.3601207733154" table:style-name="ce9">
            <text:p>6.205</text:p>
          </table:table-cell>
          <table:table-cell office:value-type="float" office:value="1924.7200374603271" table:style-name="ce9">
            <text:p>1.925</text:p>
          </table:table-cell>
          <table:table-cell office:value-type="float" office:value="133.28000259399414" table:style-name="ce9">
            <text:p>133</text:p>
          </table:table-cell>
          <table:table-cell office:value-type="float" office:value="1403.3600273132324" table:style-name="ce9">
            <text:p>1.403</text:p>
          </table:table-cell>
          <table:table-cell office:value-type="float" office:value="5270.4401025772095" table:style-name="ce9">
            <text:p>5.27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282.24000549316406" table:style-name="ce9">
            <text:p>282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2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9" table:number-rows-spanned="1" table:style-name="ce11">
            <text:p>MARGEM DE ERRO PARA O TOTAL DO INDICADOR B5B – ESCOLAS RURAIS, POR RESPONSÁVEL PELA MANUTENÇÃO DOS COMPUTADORE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13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4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4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4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4">
            <text:p>Prestadores de serviço contratados pela prefeitura</text:p>
          </table:table-cell>
          <table:covered-table-cell table:number-columns-repeated="4"/>
          <table:table-cell office:value-type="string" table:number-columns-spanned="3" table:number-rows-spanned="1" table:style-name="ce14">
            <text:p>Outro</text:p>
          </table:table-cell>
          <table:covered-table-cell table:number-columns-repeated="2"/>
          <table:table-cell office:value-type="string" table:number-columns-spanned="3" table:number-rows-spanned="1" table:style-name="ce14">
            <text:p>Ninguém</text:p>
          </table:table-cell>
          <table:covered-table-cell table:number-columns-repeated="2"/>
          <table:table-cell table:number-columns-repeated="16336" table:style-name="ce7"/>
        </table:table-row>
        <table:table-row table:style-name="ro2">
          <table:covered-table-cell/>
          <table:covered-table-cell/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e aplica</text:p>
          </table:table-cell>
          <table:table-cell table:number-columns-repeated="16336" table:style-name="ce7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308.8800449371338" table:style-name="ce9">
            <text:p>2.309</text:p>
          </table:table-cell>
          <table:table-cell office:value-type="float" office:value="5825.1201133728027" table:style-name="ce9">
            <text:p>5.825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2293.200044631958" table:style-name="ce9">
            <text:p>2.293</text:p>
          </table:table-cell>
          <table:table-cell office:value-type="float" office:value="5880.000114440918" table:style-name="ce9">
            <text:p>5.88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3341.8000650405884" table:style-name="ce9">
            <text:p>3.342</text:p>
          </table:table-cell>
          <table:table-cell office:value-type="float" office:value="5440.9601058959961" table:style-name="ce9">
            <text:p>5.441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2367.680046081543" table:style-name="ce9">
            <text:p>2.368</text:p>
          </table:table-cell>
          <table:table-cell office:value-type="float" office:value="5819.2401132583618" table:style-name="ce9">
            <text:p>5.819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3077.2000598907471" table:style-name="ce9">
            <text:p>3.077</text:p>
          </table:table-cell>
          <table:table-cell office:value-type="float" office:value="5831.0001134872437" table:style-name="ce9">
            <text:p>5.831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5672.2401103973389" table:style-name="ce9">
            <text:p>5.672</text:p>
          </table:table-cell>
          <table:table-cell office:value-type="float" office:value="2775.3600540161133" table:style-name="ce9">
            <text:p>2.775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823.20001602172852" table:style-name="ce9">
            <text:p>823</text:p>
          </table:table-cell>
          <table:table-cell office:value-type="float" office:value="5966.2401161193848" table:style-name="ce9">
            <text:p>5.966</text:p>
          </table:table-cell>
          <table:table-cell office:value-type="float" office:value="66.64000129699707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5558.5601081848145" table:style-name="ce9">
            <text:p>5.559</text:p>
          </table:table-cell>
          <table:table-cell office:value-type="float" office:value="3520.1600685119629" table:style-name="ce9">
            <text:p>3.520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1085.8400211334229" table:style-name="ce9">
            <text:p>1.086</text:p>
          </table:table-cell>
          <table:table-cell office:value-type="float" office:value="5950.560115814209" table:style-name="ce9">
            <text:p>5.951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5925.0801153182983" table:style-name="ce9">
            <text:p>5.925</text:p>
          </table:table-cell>
          <table:table-cell office:value-type="float" office:value="6522.880126953125" table:style-name="ce9">
            <text:p>6.523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2718.5200529098511" table:style-name="ce9">
            <text:p>2.7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147.00000286102295" table:style-name="ce9">
            <text:p>147</text:p>
          </table:table-cell>
          <table:table-cell office:value-type="float" office:value="2712.6400527954102" table:style-name="ce9">
            <text:p>2.7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2712.6400527954102" table:style-name="ce9">
            <text:p>2.713</text:p>
          </table:table-cell>
          <table:table-cell office:value-type="float" office:value="0" table:style-name="ce9">
            <text:p>0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1597.4000310897827" table:style-name="ce9">
            <text:p>1.597</text:p>
          </table:table-cell>
          <table:table-cell office:value-type="float" office:value="2326.5200452804565" table:style-name="ce9">
            <text:p>2.3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1597.4000310897827" table:style-name="ce9">
            <text:p>1.597</text:p>
          </table:table-cell>
          <table:table-cell office:value-type="float" office:value="2318.6800451278687" table:style-name="ce9">
            <text:p>2.3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2324.5600452423096" table:style-name="ce9">
            <text:p>2.325</text:p>
          </table:table-cell>
          <table:table-cell office:value-type="float" office:value="1609.1600313186646" table:style-name="ce9">
            <text:p>1.609</text:p>
          </table:table-cell>
          <table:table-cell office:value-type="float" office:value="0" table:style-name="ce9">
            <text:p>0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297.92000579833984" table:style-name="ce9">
            <text:p>298</text:p>
          </table:table-cell>
          <table:table-cell office:value-type="float" office:value="2718.5200529098511" table:style-name="ce9">
            <text:p>2.7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2330.4400453567505" table:style-name="ce9">
            <text:p>2.330</text:p>
          </table:table-cell>
          <table:table-cell office:value-type="float" office:value="1615.0400314331055" table:style-name="ce9">
            <text:p>1.6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2712.6400527954102" table:style-name="ce9">
            <text:p>2.713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2720.480052947998" table:style-name="ce9">
            <text:p>2.720</text:p>
          </table:table-cell>
          <table:table-cell office:value-type="float" office:value="3322.2000646591187" table:style-name="ce9">
            <text:p>3.32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84.280001640319824" table:style-name="ce9">
            <text:p>84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79.5200424194336" table:style-name="ce9">
            <text:p>2.180</text:p>
          </table:table-cell>
          <table:table-cell office:value-type="float" office:value="4868.6400947570801" table:style-name="ce9">
            <text:p>4.8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95.9201030731201" table:style-name="ce9">
            <text:p>5.296</text:p>
          </table:table-cell>
          <table:table-cell office:value-type="float" office:value="2181.4800424575806" table:style-name="ce9">
            <text:p>2.181</text:p>
          </table:table-cell>
          <table:table-cell office:value-type="float" office:value="4931.3600959777832" table:style-name="ce9">
            <text:p>4.931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5295.9201030731201" table:style-name="ce9">
            <text:p>5.296</text:p>
          </table:table-cell>
          <table:table-cell office:value-type="float" office:value="3192.8400621414185" table:style-name="ce9">
            <text:p>3.193</text:p>
          </table:table-cell>
          <table:table-cell office:value-type="float" office:value="4437.4400863647461" table:style-name="ce9">
            <text:p>4.437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5295.9201030731201" table:style-name="ce9">
            <text:p>5.296</text:p>
          </table:table-cell>
          <table:table-cell office:value-type="float" office:value="1589.5600309371948" table:style-name="ce9">
            <text:p>1.590</text:p>
          </table:table-cell>
          <table:table-cell office:value-type="float" office:value="5062.6800985336304" table:style-name="ce9">
            <text:p>5.063</text:p>
          </table:table-cell>
          <table:table-cell office:value-type="float" office:value="0" table:style-name="ce9">
            <text:p>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5295.9201030731201" table:style-name="ce9">
            <text:p>5.296</text:p>
          </table:table-cell>
          <table:table-cell office:value-type="float" office:value="2438.240047454834" table:style-name="ce9">
            <text:p>2.438</text:p>
          </table:table-cell>
          <table:table-cell office:value-type="float" office:value="5070.5200986862183" table:style-name="ce9">
            <text:p>5.0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95.9201030731201" table:style-name="ce9">
            <text:p>5.296</text:p>
          </table:table-cell>
          <table:table-cell office:value-type="float" office:value="4903.9200954437256" table:style-name="ce9">
            <text:p>4.904</text:p>
          </table:table-cell>
          <table:table-cell office:value-type="float" office:value="2030.5600395202637" table:style-name="ce9">
            <text:p>2.031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5295.9201030731201" table:style-name="ce9">
            <text:p>5.296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5023.4800977706909" table:style-name="ce9">
            <text:p>5.023</text:p>
          </table:table-cell>
          <table:table-cell office:value-type="float" office:value="9.8000001907348633" table:style-name="ce9">
            <text:p>10</text:p>
          </table:table-cell>
          <table:table-cell office:value-type="string" table:style-name="ce9">
            <text:p>-</text:p>
          </table:table-cell>
          <table:table-cell office:value-type="float" office:value="5295.9201030731201" table:style-name="ce9">
            <text:p>5.296</text:p>
          </table:table-cell>
          <table:table-cell office:value-type="float" office:value="4776.5200929641724" table:style-name="ce9">
            <text:p>4.777</text:p>
          </table:table-cell>
          <table:table-cell office:value-type="float" office:value="2912.5600566864014" table:style-name="ce9">
            <text:p>2.913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5295.9201030731201" table:style-name="ce9">
            <text:p>5.296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5009.7600975036621" table:style-name="ce9">
            <text:p>5.010</text:p>
          </table:table-cell>
          <table:table-cell office:value-type="float" office:value="5295.9201030731201" table:style-name="ce9">
            <text:p>5.296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4982.3200969696045" table:style-name="ce9">
            <text:p>4.982</text:p>
          </table:table-cell>
          <table:table-cell office:value-type="float" office:value="5295.9201030731201" table:style-name="ce9">
            <text:p>5.296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0.68000507354736" table:style-name="ce9">
            <text:p>261</text:p>
          </table:table-cell>
          <table:table-cell office:value-type="float" office:value="580.16001129150391" table:style-name="ce9">
            <text:p>5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243.04000473022461" table:style-name="ce9">
            <text:p>243</text:p>
          </table:table-cell>
          <table:table-cell office:value-type="float" office:value="589.96001148223877" table:style-name="ce9">
            <text:p>59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111.72000217437744" table:style-name="ce9">
            <text:p>112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299.88000583648682" table:style-name="ce9">
            <text:p>300</text:p>
          </table:table-cell>
          <table:table-cell office:value-type="float" office:value="591.92001152038574" table:style-name="ce9">
            <text:p>592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313.60000610351563" table:style-name="ce9">
            <text:p>314</text:p>
          </table:table-cell>
          <table:table-cell office:value-type="float" office:value="586.04001140594482" table:style-name="ce9">
            <text:p>586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589.96001148223877" table:style-name="ce9">
            <text:p>59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556.64001083374023" table:style-name="ce9">
            <text:p>557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348.88000679016113" table:style-name="ce9">
            <text:p>349</text:p>
          </table:table-cell>
          <table:table-cell office:value-type="float" office:value="589.96001148223877" table:style-name="ce9">
            <text:p>590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552.72001075744629" table:style-name="ce9">
            <text:p>553</text:p>
          </table:table-cell>
          <table:table-cell office:value-type="float" office:value="537.04001045227051" table:style-name="ce9">
            <text:p>537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0" table:style-name="ce9">
            <text:p>0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245.00000476837158" table:style-name="ce9">
            <text:p>245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609.5600118637085" table:style-name="ce9">
            <text:p>610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570.36001110076904" table:style-name="ce9">
            <text:p>570</text:p>
          </table:table-cell>
          <table:table-cell office:value-type="float" office:value="609.5600118637085" table:style-name="ce9">
            <text:p>61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72.4400053024292" table:style-name="ce9">
            <text:p>272</text:p>
          </table:table-cell>
          <table:table-cell office:value-type="float" office:value="343.00000667572021" table:style-name="ce9">
            <text:p>3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248.92000484466553" table:style-name="ce9">
            <text:p>249</text:p>
          </table:table-cell>
          <table:table-cell office:value-type="float" office:value="333.20000648498535" table:style-name="ce9">
            <text:p>333</text:p>
          </table:table-cell>
          <table:table-cell office:value-type="float" office:value="0" table:style-name="ce9">
            <text:p>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264.60000514984131" table:style-name="ce9">
            <text:p>265</text:p>
          </table:table-cell>
          <table:table-cell office:value-type="float" office:value="348.88000679016113" table:style-name="ce9">
            <text:p>349</text:p>
          </table:table-cell>
          <table:table-cell office:value-type="float" office:value="0" table:style-name="ce9">
            <text:p>0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0" table:style-name="ce9">
            <text:p>0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411.60000801086426" table:style-name="ce9">
            <text:p>412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0" table:style-name="ce9">
            <text:p>0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317.52000617980957" table:style-name="ce9">
            <text:p>318</text:p>
          </table:table-cell>
          <table:table-cell office:value-type="float" office:value="76.440001487731934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431.20000839233398" table:style-name="ce9">
            <text:p>431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252.84000492095947" table:style-name="ce9">
            <text:p>253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254.80000495910645" table:style-name="ce9">
            <text:p>255</text:p>
          </table:table-cell>
          <table:table-cell office:value-type="float" office:value="239.12000465393066" table:style-name="ce9">
            <text:p>239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97.120044708252" table:style-name="ce9">
            <text:p>2.297</text:p>
          </table:table-cell>
          <table:table-cell office:value-type="float" office:value="5834.9201135635376" table:style-name="ce9">
            <text:p>5.835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6571.8801279067993" table:style-name="ce9">
            <text:p>6.572</text:p>
          </table:table-cell>
          <table:table-cell office:value-type="float" office:value="2289.2800445556641" table:style-name="ce9">
            <text:p>2.289</text:p>
          </table:table-cell>
          <table:table-cell office:value-type="float" office:value="5887.8401145935059" table:style-name="ce9">
            <text:p>5.888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6571.8801279067993" table:style-name="ce9">
            <text:p>6.572</text:p>
          </table:table-cell>
          <table:table-cell office:value-type="float" office:value="3337.8800649642944" table:style-name="ce9">
            <text:p>3.338</text:p>
          </table:table-cell>
          <table:table-cell office:value-type="float" office:value="5446.840106010437" table:style-name="ce9">
            <text:p>5.447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6571.8801279067993" table:style-name="ce9">
            <text:p>6.572</text:p>
          </table:table-cell>
          <table:table-cell office:value-type="float" office:value="2357.8800458908081" table:style-name="ce9">
            <text:p>2.358</text:p>
          </table:table-cell>
          <table:table-cell office:value-type="float" office:value="5827.0801134109497" table:style-name="ce9">
            <text:p>5.827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6571.8801279067993" table:style-name="ce9">
            <text:p>6.572</text:p>
          </table:table-cell>
          <table:table-cell office:value-type="float" office:value="3049.7600593566895" table:style-name="ce9">
            <text:p>3.050</text:p>
          </table:table-cell>
          <table:table-cell office:value-type="float" office:value="5832.9601135253906" table:style-name="ce9">
            <text:p>5.833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6571.8801279067993" table:style-name="ce9">
            <text:p>6.572</text:p>
          </table:table-cell>
          <table:table-cell office:value-type="float" office:value="5672.2401103973389" table:style-name="ce9">
            <text:p>5.672</text:p>
          </table:table-cell>
          <table:table-cell office:value-type="float" office:value="2751.8400535583496" table:style-name="ce9">
            <text:p>2.752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6571.8801279067993" table:style-name="ce9">
            <text:p>6.572</text:p>
          </table:table-cell>
          <table:table-cell office:value-type="float" office:value="770.28001499176025" table:style-name="ce9">
            <text:p>770</text:p>
          </table:table-cell>
          <table:table-cell office:value-type="float" office:value="5974.0801162719727" table:style-name="ce9">
            <text:p>5.974</text:p>
          </table:table-cell>
          <table:table-cell office:value-type="float" office:value="66.64000129699707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6571.8801279067993" table:style-name="ce9">
            <text:p>6.572</text:p>
          </table:table-cell>
          <table:table-cell office:value-type="float" office:value="5556.6001081466675" table:style-name="ce9">
            <text:p>5.557</text:p>
          </table:table-cell>
          <table:table-cell office:value-type="float" office:value="3494.6800680160522" table:style-name="ce9">
            <text:p>3.495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6571.8801279067993" table:style-name="ce9">
            <text:p>6.572</text:p>
          </table:table-cell>
          <table:table-cell office:value-type="float" office:value="1068.2000207901001" table:style-name="ce9">
            <text:p>1.068</text:p>
          </table:table-cell>
          <table:table-cell office:value-type="float" office:value="5958.4001159667969" table:style-name="ce9">
            <text:p>5.958</text:p>
          </table:table-cell>
          <table:table-cell office:value-type="float" office:value="6571.8801279067993" table:style-name="ce9">
            <text:p>6.572</text:p>
          </table:table-cell>
          <table:table-cell office:value-type="float" office:value="260.68000507354736" table:style-name="ce9">
            <text:p>261</text:p>
          </table:table-cell>
          <table:table-cell office:value-type="float" office:value="5936.8401155471802" table:style-name="ce9">
            <text:p>5.937</text:p>
          </table:table-cell>
          <table:table-cell office:value-type="float" office:value="6571.8801279067993" table:style-name="ce9">
            <text:p>6.57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472.36000919342041" table:style-name="ce9">
            <text:p>4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499.80000972747803" table:style-name="ce9">
            <text:p>50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148.96000289916992" table:style-name="ce9">
            <text:p>149</text:p>
          </table:table-cell>
          <table:table-cell office:value-type="float" office:value="488.04000949859619" table:style-name="ce9">
            <text:p>4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491.96000957489014" table:style-name="ce9">
            <text:p>4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386.12000751495361" table:style-name="ce9">
            <text:p>386</text:p>
          </table:table-cell>
          <table:table-cell office:value-type="float" office:value="356.72000694274902" table:style-name="ce9">
            <text:p>357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364.56000709533691" table:style-name="ce9">
            <text:p>365</text:p>
          </table:table-cell>
          <table:table-cell office:value-type="float" office:value="380.2400074005127" table:style-name="ce9">
            <text:p>380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450.80000877380371" table:style-name="ce9">
            <text:p>4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484.12000942230225" table:style-name="ce9">
            <text:p>4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478.24000930786133" table:style-name="ce9">
            <text:p>478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497.84000968933105" table:style-name="ce9">
            <text:p>498</text:p>
          </table:table-cell>
          <table:table-cell office:value-type="float" office:value="578.20001125335693" table:style-name="ce9">
            <text:p>57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304.9600448608398" table:style-name="ce9">
            <text:p>2.305</text:p>
          </table:table-cell>
          <table:table-cell office:value-type="float" office:value="5827.0801134109497" table:style-name="ce9">
            <text:p>5.827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2289.2800445556641" table:style-name="ce9">
            <text:p>2.289</text:p>
          </table:table-cell>
          <table:table-cell office:value-type="float" office:value="5880.000114440918" table:style-name="ce9">
            <text:p>5.88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3339.8400650024414" table:style-name="ce9">
            <text:p>3.340</text:p>
          </table:table-cell>
          <table:table-cell office:value-type="float" office:value="5440.9601058959961" table:style-name="ce9">
            <text:p>5.441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2361.8000459671021" table:style-name="ce9">
            <text:p>2.362</text:p>
          </table:table-cell>
          <table:table-cell office:value-type="float" office:value="5821.2001132965088" table:style-name="ce9">
            <text:p>5.821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3069.3600597381592" table:style-name="ce9">
            <text:p>3.069</text:p>
          </table:table-cell>
          <table:table-cell office:value-type="float" office:value="5831.0001134872437" table:style-name="ce9">
            <text:p>5.831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5672.2401103973389" table:style-name="ce9">
            <text:p>5.672</text:p>
          </table:table-cell>
          <table:table-cell office:value-type="float" office:value="2767.5200538635254" table:style-name="ce9">
            <text:p>2.768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807.52001571655273" table:style-name="ce9">
            <text:p>808</text:p>
          </table:table-cell>
          <table:table-cell office:value-type="float" office:value="5966.2401161193848" table:style-name="ce9">
            <text:p>5.966</text:p>
          </table:table-cell>
          <table:table-cell office:value-type="float" office:value="66.64000129699707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5558.5601081848145" table:style-name="ce9">
            <text:p>5.559</text:p>
          </table:table-cell>
          <table:table-cell office:value-type="float" office:value="3514.280068397522" table:style-name="ce9">
            <text:p>3.514</text:p>
          </table:table-cell>
          <table:table-cell office:value-type="float" office:value="227.36000442504883" table:style-name="ce9">
            <text:p>227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1085.8400211334229" table:style-name="ce9">
            <text:p>1.086</text:p>
          </table:table-cell>
          <table:table-cell office:value-type="float" office:value="5952.520115852356" table:style-name="ce9">
            <text:p>5.953</text:p>
          </table:table-cell>
          <table:table-cell office:value-type="float" office:value="6522.880126953125" table:style-name="ce9">
            <text:p>6.523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5927.0401153564453" table:style-name="ce9">
            <text:p>5.927</text:p>
          </table:table-cell>
          <table:table-cell office:value-type="float" office:value="6522.880126953125" table:style-name="ce9">
            <text:p>6.523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0" table:style-name="ce9">
            <text:p>0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111.72000217437744" table:style-name="ce9">
            <text:p>112</text:p>
          </table:table-cell>
          <table:table-cell office:value-type="float" office:value="260.68000507354736" table:style-name="ce9">
            <text:p>2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245.00000476837158" table:style-name="ce9">
            <text:p>245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233.24000453948975" table:style-name="ce9">
            <text:p>2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9.600000381469727" table:style-name="ce9">
            <text:p>20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12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076.4000988006592" table:style-name="ce9">
            <text:p>5.076</text:p>
          </table:table-cell>
          <table:table-cell office:value-type="float" office:value="3869.040075302124" table:style-name="ce9">
            <text:p>3.869</text:p>
          </table:table-cell>
          <table:table-cell office:value-type="string" table:style-name="ce9">
            <text:p>-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6632.6401290893555" table:style-name="ce9">
            <text:p>6.6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20.6400451660156" table:style-name="ce9">
            <text:p>2.321</text:p>
          </table:table-cell>
          <table:table-cell office:value-type="float" office:value="158.76000308990479" table:style-name="ce9">
            <text:p>1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480.9600677490234" table:style-name="ce9">
            <text:p>3.4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68.600001335144043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.8000020980835" table:style-name="ce9">
            <text:p>1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259.0800828933716" table:style-name="ce9">
            <text:p>4.259</text:p>
          </table:table-cell>
          <table:table-cell office:value-type="float" office:value="3708.3200721740723" table:style-name="ce9">
            <text:p>3.70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15.5201034545898" table:style-name="ce9">
            <text:p>5.31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1.56000995635986" table:style-name="ce9">
            <text:p>512</text:p>
          </table:table-cell>
          <table:table-cell office:value-type="float" office:value="274.40000534057617" table:style-name="ce9">
            <text:p>2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88.0000114440918" table:style-name="ce9">
            <text:p>5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231.28000450134277" table:style-name="ce9">
            <text:p>231</text:p>
          </table:table-cell>
          <table:table-cell office:value-type="string" table:style-name="ce9">
            <text:p>-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441.00000858306885" table:style-name="ce9">
            <text:p>44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74.4400987625122" table:style-name="ce9">
            <text:p>5.074</text:p>
          </table:table-cell>
          <table:table-cell office:value-type="float" office:value="3865.1200752258301" table:style-name="ce9">
            <text:p>3.865</text:p>
          </table:table-cell>
          <table:table-cell office:value-type="string" table:style-name="ce9">
            <text:p>-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6695.3601303100586" table:style-name="ce9">
            <text:p>6.69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5.16000652313232" table:style-name="ce9">
            <text:p>335</text:p>
          </table:table-cell>
          <table:table-cell office:value-type="float" office:value="154.84000301361084" table:style-name="ce9">
            <text:p>1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89.92001342773438" table:style-name="ce9">
            <text:p>69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076.4000988006592" table:style-name="ce9">
            <text:p>5.076</text:p>
          </table:table-cell>
          <table:table-cell office:value-type="float" office:value="3869.040075302124" table:style-name="ce9">
            <text:p>3.869</text:p>
          </table:table-cell>
          <table:table-cell office:value-type="string" table:style-name="ce9">
            <text:p>-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6634.6001291275024" table:style-name="ce9">
            <text:p>6.63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MARGEM DE ERRO PARA O TOTAL D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5">
          <table:table-cell office:value-type="string" table:number-columns-spanned="13" table:number-rows-spanned="1" table:style-name="ce13">
            <text:p>Total de escolas localizadas em áreas rurais com acesso à Internet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1" table:number-rows-spanned="2" table:style-name="ce14">
            <text:p>Conexão discada</text:p>
          </table:table-cell>
          <table:table-cell office:value-type="string" table:number-columns-spanned="6" table:number-rows-spanned="1" table:style-name="ce14">
            <text:p>Banda larga fixa</text:p>
          </table:table-cell>
          <table:covered-table-cell table:number-columns-repeated="5"/>
          <table:table-cell office:value-type="string" table:number-columns-spanned="1" table:number-rows-spanned="2" table:style-name="ce17">
            <text:p><text:span text:style-name="T3">Modem</text:span><text:span text:style-name="T2"><text:s/>3G ou 4G</text:span></text:p>
          </table:table-cell>
          <table:table-cell office:value-type="string" table:number-columns-spanned="1" table:number-rows-spanned="2" table:style-name="ce14">
            <text:p>Não sabe</text:p>
          </table:table-cell>
          <table:table-cell office:value-type="string" table:number-columns-spanned="1" table:number-rows-spanned="2" table:style-name="ce14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Banda larga fixa</text:p>
          </table:table-cell>
          <table:table-cell office:value-type="string" table:style-name="ce3">
            <text:p>Conexão via linha telefônica ou DSL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6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5.680000305175781" table:style-name="ce9">
            <text:p>16</text:p>
          </table:table-cell>
          <table:table-cell office:value-type="float" office:value="4088.560079574585" table:style-name="ce9">
            <text:p>4.089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2649.920051574707" table:style-name="ce9">
            <text:p>2.650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2495.0800485610962" table:style-name="ce9">
            <text:p>2.495</text:p>
          </table:table-cell>
          <table:table-cell office:value-type="float" office:value="2263.8000440597534" table:style-name="ce9">
            <text:p>2.264</text:p>
          </table:table-cell>
          <table:table-cell office:value-type="float" office:value="2463.7200479507446" table:style-name="ce9">
            <text:p>2.464</text:p>
          </table:table-cell>
          <table:table-cell office:value-type="float" office:value="2757.7200536727905" table:style-name="ce9">
            <text:p>2.758</text:p>
          </table:table-cell>
          <table:table-cell office:value-type="float" office:value="62.720001220703125" table:style-name="ce9">
            <text:p>6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1311.2400255203247" table:style-name="ce9">
            <text:p>1.311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1272.0400247573853" table:style-name="ce9">
            <text:p>1.272</text:p>
          </table:table-cell>
          <table:table-cell office:value-type="float" office:value="148.96000289916992" table:style-name="ce9">
            <text:p>149</text:p>
          </table:table-cell>
          <table:table-cell office:value-type="float" office:value="141.12000274658203" table:style-name="ce9">
            <text:p>141</text:p>
          </table:table-cell>
          <table:table-cell office:value-type="float" office:value="58.80000114440918" table:style-name="ce9">
            <text:p>5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52.920001029968262" table:style-name="ce9">
            <text:p>53</text:p>
          </table:table-cell>
          <table:table-cell office:value-type="float" office:value="5.880000114440918" table:style-name="ce9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3655.400071144104" table:style-name="ce9">
            <text:p>3.655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2506.840048789978" table:style-name="ce9">
            <text:p>2.507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2352.0000457763672" table:style-name="ce9">
            <text:p>2.352</text:p>
          </table:table-cell>
          <table:table-cell office:value-type="float" office:value="1744.4000339508057" table:style-name="ce9">
            <text:p>1.744</text:p>
          </table:table-cell>
          <table:table-cell office:value-type="float" office:value="2350.0400457382202" table:style-name="ce9">
            <text:p>2.350</text:p>
          </table:table-cell>
          <table:table-cell office:value-type="float" office:value="2630.3200511932373" table:style-name="ce9">
            <text:p>2.630</text:p>
          </table:table-cell>
          <table:table-cell office:value-type="float" office:value="13.720000267028809" table:style-name="ce9">
            <text:p>1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80.16001129150391" table:style-name="ce9">
            <text:p>580</text:p>
          </table:table-cell>
          <table:table-cell office:value-type="float" office:value="280.28000545501709" table:style-name="ce9">
            <text:p>280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341.04000663757324" table:style-name="ce9">
            <text:p>341</text:p>
          </table:table-cell>
          <table:table-cell office:value-type="float" office:value="368.48000717163086" table:style-name="ce9">
            <text:p>368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280.28000545501709" table:style-name="ce9">
            <text:p>280</text:p>
          </table:table-cell>
          <table:table-cell office:value-type="float" office:value="260.68000507354736" table:style-name="ce9">
            <text:p>261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393.9600076675415" table:style-name="ce9">
            <text:p>394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288.12000560760498" table:style-name="ce9">
            <text:p>288</text:p>
          </table:table-cell>
          <table:table-cell office:value-type="float" office:value="370.44000720977783" table:style-name="ce9">
            <text:p>370</text:p>
          </table:table-cell>
          <table:table-cell office:value-type="float" office:value="341.04000663757324" table:style-name="ce9">
            <text:p>341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9.8000001907348633" table:style-name="ce9">
            <text:p>1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4082.680079460144" table:style-name="ce9">
            <text:p>4.083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2640.1200513839722" table:style-name="ce9">
            <text:p>2.640</text:p>
          </table:table-cell>
          <table:table-cell office:value-type="float" office:value="501.760009765625" table:style-name="ce9">
            <text:p>502</text:p>
          </table:table-cell>
          <table:table-cell office:value-type="float" office:value="2479.4000482559204" table:style-name="ce9">
            <text:p>2.479</text:p>
          </table:table-cell>
          <table:table-cell office:value-type="float" office:value="2252.0400438308716" table:style-name="ce9">
            <text:p>2.252</text:p>
          </table:table-cell>
          <table:table-cell office:value-type="float" office:value="2463.7200479507446" table:style-name="ce9">
            <text:p>2.464</text:p>
          </table:table-cell>
          <table:table-cell office:value-type="float" office:value="2753.8000535964966" table:style-name="ce9">
            <text:p>2.754</text:p>
          </table:table-cell>
          <table:table-cell office:value-type="float" office:value="15.680000305175781" table:style-name="ce9">
            <text:p>1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9">
            <text:p>0</text:p>
          </table:table-cell>
          <table:table-cell office:value-type="float" office:value="456.68000888824463" table:style-name="ce9">
            <text:p>457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197.96000385284424" table:style-name="ce9">
            <text:p>198</text:p>
          </table:table-cell>
          <table:table-cell office:value-type="float" office:value="295.96000576019287" table:style-name="ce9">
            <text:p>296</text:p>
          </table:table-cell>
          <table:table-cell office:value-type="float" office:value="219.52000427246094" table:style-name="ce9">
            <text:p>22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58.80000114440918" table:style-name="ce9">
            <text:p>5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4086.600079536438" table:style-name="ce9">
            <text:p>4.087</text:p>
          </table:table-cell>
          <table:table-cell office:value-type="float" office:value="307.72000598907471" table:style-name="ce9">
            <text:p>308</text:p>
          </table:table-cell>
          <table:table-cell office:value-type="float" office:value="2649.920051574707" table:style-name="ce9">
            <text:p>2.650</text:p>
          </table:table-cell>
          <table:table-cell office:value-type="float" office:value="529.20001029968262" table:style-name="ce9">
            <text:p>529</text:p>
          </table:table-cell>
          <table:table-cell office:value-type="float" office:value="2495.0800485610962" table:style-name="ce9">
            <text:p>2.495</text:p>
          </table:table-cell>
          <table:table-cell office:value-type="float" office:value="2261.8400440216064" table:style-name="ce9">
            <text:p>2.262</text:p>
          </table:table-cell>
          <table:table-cell office:value-type="float" office:value="2463.7200479507446" table:style-name="ce9">
            <text:p>2.464</text:p>
          </table:table-cell>
          <table:table-cell office:value-type="float" office:value="2757.7200536727905" table:style-name="ce9">
            <text:p>2.758</text:p>
          </table:table-cell>
          <table:table-cell office:value-type="float" office:value="62.720001220703125" table:style-name="ce9">
            <text:p>6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280.28000545501709" table:style-name="ce9">
            <text:p>280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209.72000408172607" table:style-name="ce9">
            <text:p>21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1">
            <text:p>MARGEM DE ERRO PARA O TOTAL D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3">
            <text:p>Total de escolas localizadas em áreas rurais com acesso à 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711.48001384735107" table:style-name="ce9">
            <text:p>711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2800.8400545120239" table:style-name="ce9">
            <text:p>2.801</text:p>
          </table:table-cell>
          <table:table-cell office:value-type="float" office:value="2314.7600450515747" table:style-name="ce9">
            <text:p>2.315</text:p>
          </table:table-cell>
          <table:table-cell office:value-type="float" office:value="1379.8400268554688" table:style-name="ce9">
            <text:p>1.380</text:p>
          </table:table-cell>
          <table:table-cell office:value-type="float" office:value="1093.6800212860107" table:style-name="ce9">
            <text:p>1.094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52.920001029968262" table:style-name="ce9">
            <text:p>53</text:p>
          </table:table-cell>
          <table:table-cell office:value-type="float" office:value="3878.8400754928589" table:style-name="ce9">
            <text:p>3.879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1281.8400249481201" table:style-name="ce9">
            <text:p>1.282</text:p>
          </table:table-cell>
          <table:table-cell office:value-type="float" office:value="211.68000411987305" table:style-name="ce9">
            <text:p>212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4.80000495910645" table:style-name="ce9">
            <text:p>255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.880001068115234" table:style-name="ce9">
            <text:p>55</text:p>
          </table:table-cell>
          <table:table-cell office:value-type="float" office:value="45.080000877380371" table:style-name="ce9">
            <text:p>45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60.760001182556152" table:style-name="ce9">
            <text:p>61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17.40001201629639" table:style-name="ce9">
            <text:p>617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2346.1200456619263" table:style-name="ce9">
            <text:p>2.346</text:p>
          </table:table-cell>
          <table:table-cell office:value-type="float" office:value="2179.5200424194336" table:style-name="ce9">
            <text:p>2.180</text:p>
          </table:table-cell>
          <table:table-cell office:value-type="float" office:value="1279.8800249099731" table:style-name="ce9">
            <text:p>1.280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3688.7200717926025" table:style-name="ce9">
            <text:p>3.6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5.60000419616699" table:style-name="ce9">
            <text:p>216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344.96000671386719" table:style-name="ce9">
            <text:p>345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294.0000057220459" table:style-name="ce9">
            <text:p>294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468.44000911712646" table:style-name="ce9">
            <text:p>468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290.08000564575195" table:style-name="ce9">
            <text:p>290</text:p>
          </table:table-cell>
          <table:table-cell office:value-type="float" office:value="272.4400053024292" table:style-name="ce9">
            <text:p>272</text:p>
          </table:table-cell>
          <table:table-cell office:value-type="float" office:value="205.80000400543213" table:style-name="ce9">
            <text:p>206</text:p>
          </table:table-cell>
          <table:table-cell office:value-type="float" office:value="223.44000434875488" table:style-name="ce9">
            <text:p>223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350.84000682830811" table:style-name="ce9">
            <text:p>351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95.80001354217529" table:style-name="ce9">
            <text:p>696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2789.0800542831421" table:style-name="ce9">
            <text:p>2.789</text:p>
          </table:table-cell>
          <table:table-cell office:value-type="float" office:value="2310.8400449752808" table:style-name="ce9">
            <text:p>2.311</text:p>
          </table:table-cell>
          <table:table-cell office:value-type="float" office:value="1360.240026473999" table:style-name="ce9">
            <text:p>1.360</text:p>
          </table:table-cell>
          <table:table-cell office:value-type="float" office:value="1054.4800205230713" table:style-name="ce9">
            <text:p>1.054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3872.960075378418" table:style-name="ce9">
            <text:p>3.873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260.68000507354736" table:style-name="ce9">
            <text:p>261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147.00000286102295" table:style-name="ce9">
            <text:p>147</text:p>
          </table:table-cell>
          <table:table-cell office:value-type="float" office:value="209.72000408172607" table:style-name="ce9">
            <text:p>210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2800.8400545120239" table:style-name="ce9">
            <text:p>2.801</text:p>
          </table:table-cell>
          <table:table-cell office:value-type="float" office:value="2314.7600450515747" table:style-name="ce9">
            <text:p>2.315</text:p>
          </table:table-cell>
          <table:table-cell office:value-type="float" office:value="1368.0800266265869" table:style-name="ce9">
            <text:p>1.368</text:p>
          </table:table-cell>
          <table:table-cell office:value-type="float" office:value="1076.040020942688" table:style-name="ce9">
            <text:p>1.076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52.920001029968262" table:style-name="ce9">
            <text:p>53</text:p>
          </table:table-cell>
          <table:table-cell office:value-type="float" office:value="3878.8400754928589" table:style-name="ce9">
            <text:p>3.879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74.44000339508057" table:style-name="ce9">
            <text:p>174</text:p>
          </table:table-cell>
          <table:table-cell office:value-type="float" office:value="199.92000389099121" table:style-name="ce9">
            <text:p>20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2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629.5200901031494" table:style-name="ce9">
            <text:p>4.630</text:p>
          </table:table-cell>
          <table:table-cell office:value-type="float" office:value="2602.8800506591797" table:style-name="ce9">
            <text:p>2.603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11.2400255203247" table:style-name="ce9">
            <text:p>1.311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13.720000267028809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210.0800819396973" table:style-name="ce9">
            <text:p>4.210</text:p>
          </table:table-cell>
          <table:table-cell office:value-type="float" office:value="2471.5600481033325" table:style-name="ce9">
            <text:p>2.4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4.08001136779785" table:style-name="ce9">
            <text:p>584</text:p>
          </table:table-cell>
          <table:table-cell office:value-type="float" office:value="307.72000598907471" table:style-name="ce9">
            <text:p>3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6.12000751495361" table:style-name="ce9">
            <text:p>386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25.6000900268555" table:style-name="ce9">
            <text:p>4.626</text:p>
          </table:table-cell>
          <table:table-cell office:value-type="float" office:value="2593.0800504684448" table:style-name="ce9">
            <text:p>2.593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0.80000877380371" table:style-name="ce9">
            <text:p>451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627.5600900650024" table:style-name="ce9">
            <text:p>4.628</text:p>
          </table:table-cell>
          <table:table-cell office:value-type="float" office:value="2600.9200506210327" table:style-name="ce9">
            <text:p>2.601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1">
            <text:p>MARGEM DE ERRO PARA O TOTAL D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Total de escolas localizadas em áreas rurais com acesso à 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De uso livre para todos, inclusive para os alunos</text:p>
          </table:table-cell>
          <table:table-cell office:value-type="string" table:style-name="ce3">
            <text:p>De uso restrito ou com senha e os alunos não podem acessá-la</text:p>
          </table:table-cell>
          <table:table-cell office:value-type="string" table:style-name="ce3">
            <text:p>De uso restrito ou com senha, ma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406.8800468444824" table:style-name="ce9">
            <text:p>2.407</text:p>
          </table:table-cell>
          <table:table-cell office:value-type="float" office:value="3469.2000675201416" table:style-name="ce9">
            <text:p>3.469</text:p>
          </table:table-cell>
          <table:table-cell office:value-type="float" office:value="2695.0000524520874" table:style-name="ce9">
            <text:p>2.695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2602.8800506591797" table:style-name="ce9">
            <text:p>2.60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9.52000427246094" table:style-name="ce9">
            <text:p>220</text:p>
          </table:table-cell>
          <table:table-cell office:value-type="float" office:value="1285.7600250244141" table:style-name="ce9">
            <text:p>1.286</text:p>
          </table:table-cell>
          <table:table-cell office:value-type="float" office:value="280.28000545501709" table:style-name="ce9">
            <text:p>280</text:p>
          </table:table-cell>
          <table:table-cell office:value-type="float" office:value="0" table:style-name="ce9">
            <text:p>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176.40000343322754" table:style-name="ce9">
            <text:p>17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74.480001449584961" table:style-name="ce9">
            <text:p>7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83.4000444412231" table:style-name="ce9">
            <text:p>2.283</text:p>
          </table:table-cell>
          <table:table-cell office:value-type="float" office:value="3026.2400588989258" table:style-name="ce9">
            <text:p>3.026</text:p>
          </table:table-cell>
          <table:table-cell office:value-type="float" office:value="2528.4000492095947" table:style-name="ce9">
            <text:p>2.5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71.5600481033325" table:style-name="ce9">
            <text:p>2.47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78.32000541687012" table:style-name="ce9">
            <text:p>278</text:p>
          </table:table-cell>
          <table:table-cell office:value-type="float" office:value="495.88000965118408" table:style-name="ce9">
            <text:p>496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0" table:style-name="ce9">
            <text:p>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307.72000598907471" table:style-name="ce9">
            <text:p>30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378.28000736236572" table:style-name="ce9">
            <text:p>378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276.36000537872314" table:style-name="ce9">
            <text:p>27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97.0800466537476" table:style-name="ce9">
            <text:p>2.397</text:p>
          </table:table-cell>
          <table:table-cell office:value-type="float" office:value="3457.4400672912598" table:style-name="ce9">
            <text:p>3.457</text:p>
          </table:table-cell>
          <table:table-cell office:value-type="float" office:value="2679.3200521469116" table:style-name="ce9">
            <text:p>2.679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2593.0800504684448" table:style-name="ce9">
            <text:p>2.59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4.04000377655029" table:style-name="ce9">
            <text:p>19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404.9200468063354" table:style-name="ce9">
            <text:p>2.405</text:p>
          </table:table-cell>
          <table:table-cell office:value-type="float" office:value="3467.2400674819946" table:style-name="ce9">
            <text:p>3.467</text:p>
          </table:table-cell>
          <table:table-cell office:value-type="float" office:value="2691.0800523757935" table:style-name="ce9">
            <text:p>2.691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2600.9200506210327" table:style-name="ce9">
            <text:p>2.60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184.24000358581543" table:style-name="ce9">
            <text:p>1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8.000001907348633" table:style-name="ce9">
            <text:p>9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2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934.520037651062" table:style-name="ce9">
            <text:p>1.935</text:p>
          </table:table-cell>
          <table:table-cell office:value-type="float" office:value="4984.2800970077515" table:style-name="ce9">
            <text:p>4.984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1315.1600255966187" table:style-name="ce9">
            <text:p>1.3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67.9200344085693" table:style-name="ce9">
            <text:p>1.768</text:p>
          </table:table-cell>
          <table:table-cell office:value-type="float" office:value="4566.8000888824463" table:style-name="ce9">
            <text:p>4.567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03.76000785827637" table:style-name="ce9">
            <text:p>404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16.8800373077393" table:style-name="ce9">
            <text:p>1.917</text:p>
          </table:table-cell>
          <table:table-cell office:value-type="float" office:value="4974.4800968170166" table:style-name="ce9">
            <text:p>4.974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405.72000789642334" table:style-name="ce9">
            <text:p>406</text:p>
          </table:table-cell>
          <table:table-cell office:value-type="float" office:value="0" table:style-name="ce9">
            <text:p>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930.6000375747681" table:style-name="ce9">
            <text:p>1.931</text:p>
          </table:table-cell>
          <table:table-cell office:value-type="float" office:value="4980.3600969314575" table:style-name="ce9">
            <text:p>4.980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1">
            <text:p>MARGEM DE ERRO PARA O TOTAL DO INDICADOR B6A – ESCOLAS RURAIS, POR ESPAÇOS DE USO PEDAGÓGICO E ADMINISTRATIVO PRESENTES N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3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Laboratório de informática</text:p>
          </table:table-cell>
          <table:covered-table-cell table:number-columns-repeated="3"/>
          <table:table-cell office:value-type="string" table:number-columns-spanned="4" table:number-rows-spanned="1" table:style-name="ce14">
            <text:p>Biblioteca ou sala de estudos para os alunos</text:p>
          </table:table-cell>
          <table:covered-table-cell table:number-columns-repeated="3"/>
          <table:table-cell office:value-type="string" table:number-columns-spanned="4" table:number-rows-spanned="1" table:style-name="ce14">
            <text:p>Sala de aula</text:p>
          </table:table-cell>
          <table:covered-table-cell table:number-columns-repeated="3"/>
          <table:table-cell office:value-type="string" table:number-columns-spanned="4" table:number-rows-spanned="1" table:style-name="ce14">
            <text:p>Sala dos professores ou sala de reunião</text:p>
          </table:table-cell>
          <table:covered-table-cell table:number-columns-repeated="3"/>
          <table:table-cell office:value-type="string" table:number-columns-spanned="4" table:number-rows-spanned="1" table:style-name="ce14">
            <text:p>Sala da coordenação pedagógica ou da direçã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453.5200672149658" table:style-name="ce9">
            <text:p>3.454</text:p>
          </table:table-cell>
          <table:table-cell office:value-type="float" office:value="5907.4401149749756" table:style-name="ce9">
            <text:p>5.907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3206.5600624084473" table:style-name="ce9">
            <text:p>3.207</text:p>
          </table:table-cell>
          <table:table-cell office:value-type="float" office:value="6530.7201271057129" table:style-name="ce9">
            <text:p>6.531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375.5200462341309" table:style-name="ce9">
            <text:p>2.376</text:p>
          </table:table-cell>
          <table:table-cell office:value-type="float" office:value="5529.1601076126099" table:style-name="ce9">
            <text:p>5.529</text:p>
          </table:table-cell>
          <table:table-cell office:value-type="float" office:value="2620.5200510025024" table:style-name="ce9">
            <text:p>2.6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23.5200958251953" table:style-name="ce9">
            <text:p>4.924</text:p>
          </table:table-cell>
          <table:table-cell office:value-type="float" office:value="6481.7201261520386" table:style-name="ce9">
            <text:p>6.482</text:p>
          </table:table-cell>
          <table:table-cell office:value-type="string" table:style-name="ce9">
            <text:p>-</text:p>
          </table:table-cell>
          <table:table-cell office:value-type="float" office:value="2369.6400461196899" table:style-name="ce9">
            <text:p>2.370</text:p>
          </table:table-cell>
          <table:table-cell office:value-type="float" office:value="5699.6801109313965" table:style-name="ce9">
            <text:p>5.700</text:p>
          </table:table-cell>
          <table:table-cell office:value-type="float" office:value="6448.40012550354" table:style-name="ce9">
            <text:p>6.448</text:p>
          </table:table-cell>
          <table:table-cell office:value-type="string" table:style-name="ce9">
            <text:p>-</text:p>
          </table:table-cell>
          <table:table-cell office:value-type="float" office:value="50.960000991821289" table:style-name="ce9">
            <text:p>5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09.2800254821777" table:style-name="ce9">
            <text:p>1.309</text:p>
          </table:table-cell>
          <table:table-cell office:value-type="float" office:value="3575.0400695800781" table:style-name="ce9">
            <text:p>3.575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540.96001052856445" table:style-name="ce9">
            <text:p>541</text:p>
          </table:table-cell>
          <table:table-cell office:value-type="float" office:value="3733.8000726699829" table:style-name="ce9">
            <text:p>3.7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94.6400699615479" table:style-name="ce9">
            <text:p>3.595</text:p>
          </table:table-cell>
          <table:table-cell office:value-type="float" office:value="192.08000373840332" table:style-name="ce9">
            <text:p>1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0.6400451660156" table:style-name="ce9">
            <text:p>2.321</text:p>
          </table:table-cell>
          <table:table-cell office:value-type="float" office:value="3510.360068321228" table:style-name="ce9">
            <text:p>3.5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16.9200353622437" table:style-name="ce9">
            <text:p>1.817</text:p>
          </table:table-cell>
          <table:table-cell office:value-type="float" office:value="3641.6800708770752" table:style-name="ce9">
            <text:p>3.6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21.560000419616699" table:style-name="ce9">
            <text:p>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05.84000205993652" table:style-name="ce9">
            <text:p>1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107.8000020980835" table:style-name="ce9">
            <text:p>10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90.9600582122803" table:style-name="ce9">
            <text:p>2.991</text:p>
          </table:table-cell>
          <table:table-cell office:value-type="float" office:value="4374.720085144043" table:style-name="ce9">
            <text:p>4.375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2965.4800577163696" table:style-name="ce9">
            <text:p>2.965</text:p>
          </table:table-cell>
          <table:table-cell office:value-type="float" office:value="5013.6800975799561" table:style-name="ce9">
            <text:p>5.014</text:p>
          </table:table-cell>
          <table:table-cell office:value-type="float" office:value="0" table:style-name="ce9">
            <text:p>0</text:p>
          </table:table-cell>
          <table:table-cell office:value-type="float" office:value="2283.4000444412231" table:style-name="ce9">
            <text:p>2.283</text:p>
          </table:table-cell>
          <table:table-cell office:value-type="float" office:value="3927.8400764465332" table:style-name="ce9">
            <text:p>3.928</text:p>
          </table:table-cell>
          <table:table-cell office:value-type="float" office:value="2516.6400489807129" table:style-name="ce9">
            <text:p>2.5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80.7200794219971" table:style-name="ce9">
            <text:p>4.081</text:p>
          </table:table-cell>
          <table:table-cell office:value-type="float" office:value="5113.6400995254517" table:style-name="ce9">
            <text:p>5.114</text:p>
          </table:table-cell>
          <table:table-cell office:value-type="string" table:style-name="ce9">
            <text:p>-</text:p>
          </table:table-cell>
          <table:table-cell office:value-type="float" office:value="2283.4000444412231" table:style-name="ce9">
            <text:p>2.283</text:p>
          </table:table-cell>
          <table:table-cell office:value-type="float" office:value="5137.1600999832153" table:style-name="ce9">
            <text:p>5.137</text:p>
          </table:table-cell>
          <table:table-cell office:value-type="float" office:value="4982.3200969696045" table:style-name="ce9">
            <text:p>4.9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23.3200101852417" table:style-name="ce9">
            <text:p>523</text:p>
          </table:table-cell>
          <table:table-cell office:value-type="float" office:value="582.12001132965088" table:style-name="ce9">
            <text:p>582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629.16001224517822" table:style-name="ce9">
            <text:p>629</text:p>
          </table:table-cell>
          <table:table-cell office:value-type="float" office:value="0" table:style-name="ce9">
            <text:p>0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186.2000036239624" table:style-name="ce9">
            <text:p>186</text:p>
          </table:table-cell>
          <table:table-cell office:value-type="float" office:value="3.9200000762939453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3.88001155853271" table:style-name="ce9">
            <text:p>594</text:p>
          </table:table-cell>
          <table:table-cell office:value-type="float" office:value="627.20001220703125" table:style-name="ce9">
            <text:p>6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619.36001205444336" table:style-name="ce9">
            <text:p>6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431.20000839233398" table:style-name="ce9">
            <text:p>431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0" table:style-name="ce9">
            <text:p>0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70.560001373291016" table:style-name="ce9">
            <text:p>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427.28000831604004" table:style-name="ce9">
            <text:p>427</text:p>
          </table:table-cell>
          <table:table-cell office:value-type="string" table:style-name="ce9">
            <text:p>-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439.04000854492188" table:style-name="ce9">
            <text:p>439</text:p>
          </table:table-cell>
          <table:table-cell office:value-type="string" table:style-name="ce9">
            <text:p>-</text:p>
          </table:table-cell>
          <table:table-cell office:value-type="float" office:value="58.80000114440918" table:style-name="ce9">
            <text:p>59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435.8800668716431" table:style-name="ce9">
            <text:p>3.436</text:p>
          </table:table-cell>
          <table:table-cell office:value-type="float" office:value="6015.2401170730591" table:style-name="ce9">
            <text:p>6.015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3194.8000621795654" table:style-name="ce9">
            <text:p>3.195</text:p>
          </table:table-cell>
          <table:table-cell office:value-type="float" office:value="6628.7201290130615" table:style-name="ce9">
            <text:p>6.629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375.5200462341309" table:style-name="ce9">
            <text:p>2.376</text:p>
          </table:table-cell>
          <table:table-cell office:value-type="float" office:value="5682.0401105880737" table:style-name="ce9">
            <text:p>5.682</text:p>
          </table:table-cell>
          <table:table-cell office:value-type="float" office:value="2620.5200510025024" table:style-name="ce9">
            <text:p>2.6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19.6000957489014" table:style-name="ce9">
            <text:p>4.920</text:p>
          </table:table-cell>
          <table:table-cell office:value-type="float" office:value="6548.3601274490356" table:style-name="ce9">
            <text:p>6.548</text:p>
          </table:table-cell>
          <table:table-cell office:value-type="string" table:style-name="ce9">
            <text:p>-</text:p>
          </table:table-cell>
          <table:table-cell office:value-type="float" office:value="2369.6400461196899" table:style-name="ce9">
            <text:p>2.370</text:p>
          </table:table-cell>
          <table:table-cell office:value-type="float" office:value="5693.8001108169556" table:style-name="ce9">
            <text:p>5.694</text:p>
          </table:table-cell>
          <table:table-cell office:value-type="float" office:value="6528.7601270675659" table:style-name="ce9">
            <text:p>6.5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650.72001266479492" table:style-name="ce9">
            <text:p>651</text:p>
          </table:table-cell>
          <table:table-cell office:value-type="float" office:value="0" table:style-name="ce9">
            <text:p>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442.96000862121582" table:style-name="ce9">
            <text:p>443</text:p>
          </table:table-cell>
          <table:table-cell office:value-type="float" office:value="633.08001232147217" table:style-name="ce9">
            <text:p>6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56.56001472473145" table:style-name="ce9">
            <text:p>757</text:p>
          </table:table-cell>
          <table:table-cell office:value-type="float" office:value="58.80000114440918" table:style-name="ce9">
            <text:p>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6.48000907897949" table:style-name="ce9">
            <text:p>466</text:p>
          </table:table-cell>
          <table:table-cell office:value-type="float" office:value="613.48001194000244" table:style-name="ce9">
            <text:p>6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6.48000907897949" table:style-name="ce9">
            <text:p>466</text:p>
          </table:table-cell>
          <table:table-cell office:value-type="float" office:value="613.48001194000244" table:style-name="ce9">
            <text:p>613</text:p>
          </table:table-cell>
          <table:table-cell office:value-type="string" table:style-name="ce9">
            <text:p>-</text:p>
          </table:table-cell>
          <table:table-cell office:value-type="float" office:value="49.000000953674316" table:style-name="ce9">
            <text:p>4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449.6000671386719" table:style-name="ce9">
            <text:p>3.450</text:p>
          </table:table-cell>
          <table:table-cell office:value-type="float" office:value="5907.4401149749756" table:style-name="ce9">
            <text:p>5.907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3204.6000623703003" table:style-name="ce9">
            <text:p>3.205</text:p>
          </table:table-cell>
          <table:table-cell office:value-type="float" office:value="6530.7201271057129" table:style-name="ce9">
            <text:p>6.531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375.5200462341309" table:style-name="ce9">
            <text:p>2.376</text:p>
          </table:table-cell>
          <table:table-cell office:value-type="float" office:value="5537.0001077651978" table:style-name="ce9">
            <text:p>5.537</text:p>
          </table:table-cell>
          <table:table-cell office:value-type="float" office:value="2620.5200510025024" table:style-name="ce9">
            <text:p>2.6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23.5200958251953" table:style-name="ce9">
            <text:p>4.924</text:p>
          </table:table-cell>
          <table:table-cell office:value-type="float" office:value="6481.7201261520386" table:style-name="ce9">
            <text:p>6.482</text:p>
          </table:table-cell>
          <table:table-cell office:value-type="string" table:style-name="ce9">
            <text:p>-</text:p>
          </table:table-cell>
          <table:table-cell office:value-type="float" office:value="2369.6400461196899" table:style-name="ce9">
            <text:p>2.370</text:p>
          </table:table-cell>
          <table:table-cell office:value-type="float" office:value="5699.6801109313965" table:style-name="ce9">
            <text:p>5.700</text:p>
          </table:table-cell>
          <table:table-cell office:value-type="float" office:value="6448.40012550354" table:style-name="ce9">
            <text:p>6.448</text:p>
          </table:table-cell>
          <table:table-cell office:value-type="string" table:style-name="ce9">
            <text:p>-</text:p>
          </table:table-cell>
          <table:table-cell office:value-type="float" office:value="50.960000991821289" table:style-name="ce9">
            <text:p>5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6.00000381469727" table:style-name="ce9">
            <text:p>196</text:p>
          </table:table-cell>
          <table:table-cell office:value-type="float" office:value="209.72000408172607" table:style-name="ce9">
            <text:p>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2.64000511169434" table:style-name="ce9">
            <text:p>263</text:p>
          </table:table-cell>
          <table:table-cell office:value-type="float" office:value="111.72000217437744" table:style-name="ce9">
            <text:p>1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27.440000534057617" table:style-name="ce9">
            <text:p>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160.72000312805176" table:style-name="ce9">
            <text:p>1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2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1">
            <text:p>MARGEM DE ERRO PARA O TOTAL D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3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352.0000457763672" table:style-name="ce9">
            <text:p>2.352</text:p>
          </table:table-cell>
          <table:table-cell office:value-type="float" office:value="288.12000560760498" table:style-name="ce9">
            <text:p>2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880.000114440918" table:style-name="ce9">
            <text:p>5.880</text:p>
          </table:table-cell>
          <table:table-cell office:value-type="float" office:value="1154.4400224685669" table:style-name="ce9">
            <text:p>1.154</text:p>
          </table:table-cell>
          <table:table-cell office:value-type="float" office:value="2836.1200551986694" table:style-name="ce9">
            <text:p>2.836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6307.280122756958" table:style-name="ce9">
            <text:p>6.307</text:p>
          </table:table-cell>
          <table:table-cell office:value-type="float" office:value="1705.2000331878662" table:style-name="ce9">
            <text:p>1.705</text:p>
          </table:table-cell>
          <table:table-cell office:value-type="float" office:value="5090.120099067688" table:style-name="ce9">
            <text:p>5.090</text:p>
          </table:table-cell>
          <table:table-cell office:value-type="string" table:style-name="ce9">
            <text:p>-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6716.9201307296753" table:style-name="ce9">
            <text:p>6.717</text:p>
          </table:table-cell>
          <table:table-cell office:value-type="float" office:value="2012.9200391769409" table:style-name="ce9">
            <text:p>2.013</text:p>
          </table:table-cell>
          <table:table-cell office:value-type="float" office:value="3955.2800769805908" table:style-name="ce9">
            <text:p>3.95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434.6801252365112" table:style-name="ce9">
            <text:p>6.435</text:p>
          </table:table-cell>
          <table:table-cell office:value-type="float" office:value="4170.8800811767578" table:style-name="ce9">
            <text:p>4.171</text:p>
          </table:table-cell>
          <table:table-cell office:value-type="float" office:value="2318.6800451278687" table:style-name="ce9">
            <text:p>2.319</text:p>
          </table:table-cell>
          <table:table-cell office:value-type="string" table:style-name="ce9">
            <text:p>-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6567.9601278305054" table:style-name="ce9">
            <text:p>6.56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8.76000308990479" table:style-name="ce9">
            <text:p>159</text:p>
          </table:table-cell>
          <table:table-cell office:value-type="float" office:value="229.3200044631958" table:style-name="ce9">
            <text:p>2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04.4400701522827" table:style-name="ce9">
            <text:p>3.604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374.36000728607178" table:style-name="ce9">
            <text:p>3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673.0400714874268" table:style-name="ce9">
            <text:p>3.673</text:p>
          </table:table-cell>
          <table:table-cell office:value-type="float" office:value="1281.8400249481201" table:style-name="ce9">
            <text:p>1.282</text:p>
          </table:table-cell>
          <table:table-cell office:value-type="float" office:value="2504.8800487518311" table:style-name="ce9">
            <text:p>2.505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3322.2000646591187" table:style-name="ce9">
            <text:p>3.322</text:p>
          </table:table-cell>
          <table:table-cell office:value-type="float" office:value="317.52000617980957" table:style-name="ce9">
            <text:p>318</text:p>
          </table:table-cell>
          <table:table-cell office:value-type="float" office:value="2009.000039100647" table:style-name="ce9">
            <text:p>2.0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35.8400688171387" table:style-name="ce9">
            <text:p>3.536</text:p>
          </table:table-cell>
          <table:table-cell office:value-type="float" office:value="1307.3200254440308" table:style-name="ce9">
            <text:p>1.307</text:p>
          </table:table-cell>
          <table:table-cell office:value-type="float" office:value="272.4400053024292" table:style-name="ce9">
            <text:p>2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667.1600713729858" table:style-name="ce9">
            <text:p>3.66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23.520000457763672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90.160001754760742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86.240001678466797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82.320001602172852" table:style-name="ce9">
            <text:p>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70.560001373291016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.8000020980835" table:style-name="ce9">
            <text:p>10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69.7200422286987" table:style-name="ce9">
            <text:p>2.170</text:p>
          </table:table-cell>
          <table:table-cell office:value-type="float" office:value="37.24000072479248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19.8400840759277" table:style-name="ce9">
            <text:p>4.320</text:p>
          </table:table-cell>
          <table:table-cell office:value-type="float" office:value="995.68001937866211" table:style-name="ce9">
            <text:p>996</text:p>
          </table:table-cell>
          <table:table-cell office:value-type="float" office:value="2638.1600513458252" table:style-name="ce9">
            <text:p>2.6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788.2800931930542" table:style-name="ce9">
            <text:p>4.788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4165.0000810623169" table:style-name="ce9">
            <text:p>4.1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15.4401073455811" table:style-name="ce9">
            <text:p>5.515</text:p>
          </table:table-cell>
          <table:table-cell office:value-type="float" office:value="1830.6400356292725" table:style-name="ce9">
            <text:p>1.831</text:p>
          </table:table-cell>
          <table:table-cell office:value-type="float" office:value="3183.0400619506836" table:style-name="ce9">
            <text:p>3.1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41.1200981140137" table:style-name="ce9">
            <text:p>5.041</text:p>
          </table:table-cell>
          <table:table-cell office:value-type="float" office:value="3745.5600728988647" table:style-name="ce9">
            <text:p>3.746</text:p>
          </table:table-cell>
          <table:table-cell office:value-type="float" office:value="2183.4400424957275" table:style-name="ce9">
            <text:p>2.1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05.8000993728638" table:style-name="ce9">
            <text:p>5.10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7.44001007080078" table:style-name="ce9">
            <text:p>517</text:p>
          </table:table-cell>
          <table:table-cell office:value-type="float" office:value="127.40000247955322" table:style-name="ce9">
            <text:p>1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2.32001113891602" table:style-name="ce9">
            <text:p>572</text:p>
          </table:table-cell>
          <table:table-cell office:value-type="float" office:value="366.52000713348389" table:style-name="ce9">
            <text:p>367</text:p>
          </table:table-cell>
          <table:table-cell office:value-type="float" office:value="501.760009765625" table:style-name="ce9">
            <text:p>502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605.64001178741455" table:style-name="ce9">
            <text:p>606</text:p>
          </table:table-cell>
          <table:table-cell office:value-type="float" office:value="150.92000293731689" table:style-name="ce9">
            <text:p>151</text:p>
          </table:table-cell>
          <table:table-cell office:value-type="float" office:value="578.20001125335693" table:style-name="ce9">
            <text:p>5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3.48001194000244" table:style-name="ce9">
            <text:p>613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529.20001029968262" table:style-name="ce9">
            <text:p>5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9.16001224517822" table:style-name="ce9">
            <text:p>629</text:p>
          </table:table-cell>
          <table:table-cell office:value-type="float" office:value="533.12001037597656" table:style-name="ce9">
            <text:p>533</text:p>
          </table:table-cell>
          <table:table-cell office:value-type="float" office:value="335.16000652313232" table:style-name="ce9">
            <text:p>3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5.44001197814941" table:style-name="ce9">
            <text:p>61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99.960001945495605" table:style-name="ce9">
            <text:p>1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366.52000713348389" table:style-name="ce9">
            <text:p>367</text:p>
          </table:table-cell>
          <table:table-cell office:value-type="float" office:value="403.76000785827637" table:style-name="ce9">
            <text:p>4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1.00000858306885" table:style-name="ce9">
            <text:p>441</text:p>
          </table:table-cell>
          <table:table-cell office:value-type="float" office:value="297.92000579833984" table:style-name="ce9">
            <text:p>298</text:p>
          </table:table-cell>
          <table:table-cell office:value-type="float" office:value="368.48000717163086" table:style-name="ce9">
            <text:p>3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331.24000644683838" table:style-name="ce9">
            <text:p>3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211.68000411987305" table:style-name="ce9">
            <text:p>212</text:p>
          </table:table-cell>
          <table:table-cell office:value-type="string" table:style-name="ce9">
            <text:p>-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441.00000858306885" table:style-name="ce9">
            <text:p>44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28.4800453186035" table:style-name="ce9">
            <text:p>2.328</text:p>
          </table:table-cell>
          <table:table-cell office:value-type="float" office:value="262.64000511169434" table:style-name="ce9">
            <text:p>26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99.5601167678833" table:style-name="ce9">
            <text:p>6.000</text:p>
          </table:table-cell>
          <table:table-cell office:value-type="float" office:value="1128.9600219726563" table:style-name="ce9">
            <text:p>1.129</text:p>
          </table:table-cell>
          <table:table-cell office:value-type="float" office:value="2814.5600547790527" table:style-name="ce9">
            <text:p>2.8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413.1201248168945" table:style-name="ce9">
            <text:p>6.413</text:p>
          </table:table-cell>
          <table:table-cell office:value-type="float" office:value="1705.2000331878662" table:style-name="ce9">
            <text:p>1.705</text:p>
          </table:table-cell>
          <table:table-cell office:value-type="float" office:value="5094.0400991439819" table:style-name="ce9">
            <text:p>5.0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63.9601316452026" table:style-name="ce9">
            <text:p>6.764</text:p>
          </table:table-cell>
          <table:table-cell office:value-type="float" office:value="1989.4000387191772" table:style-name="ce9">
            <text:p>1.989</text:p>
          </table:table-cell>
          <table:table-cell office:value-type="float" office:value="3943.520076751709" table:style-name="ce9">
            <text:p>3.9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515.0401268005371" table:style-name="ce9">
            <text:p>6.515</text:p>
          </table:table-cell>
          <table:table-cell office:value-type="float" office:value="4161.0800809860229" table:style-name="ce9">
            <text:p>4.161</text:p>
          </table:table-cell>
          <table:table-cell office:value-type="float" office:value="2308.8800449371338" table:style-name="ce9">
            <text:p>2.309</text:p>
          </table:table-cell>
          <table:table-cell office:value-type="string" table:style-name="ce9">
            <text:p>-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6658.1201295852661" table:style-name="ce9">
            <text:p>6.65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03.76000785827637" table:style-name="ce9">
            <text:p>404</text:p>
          </table:table-cell>
          <table:table-cell office:value-type="float" office:value="115.64000225067139" table:style-name="ce9">
            <text:p>1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50.72001266479492" table:style-name="ce9">
            <text:p>651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335.16000652313232" table:style-name="ce9">
            <text:p>335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654.64001274108887" table:style-name="ce9">
            <text:p>655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482.16000938415527" table:style-name="ce9">
            <text:p>482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588.0000114440918" table:style-name="ce9">
            <text:p>588</text:p>
          </table:table-cell>
          <table:table-cell office:value-type="float" office:value="374.36000728607178" table:style-name="ce9">
            <text:p>374</text:p>
          </table:table-cell>
          <table:table-cell office:value-type="float" office:value="266.56000518798828" table:style-name="ce9">
            <text:p>2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399.84000778198242" table:style-name="ce9">
            <text:p>400</text:p>
          </table:table-cell>
          <table:table-cell office:value-type="float" office:value="170.52000331878662" table:style-name="ce9">
            <text:p>1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40.92001247406006" table:style-name="ce9">
            <text:p>64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348.0800457000732" table:style-name="ce9">
            <text:p>2.348</text:p>
          </table:table-cell>
          <table:table-cell office:value-type="float" office:value="288.12000560760498" table:style-name="ce9">
            <text:p>2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881.9601144790649" table:style-name="ce9">
            <text:p>5.882</text:p>
          </table:table-cell>
          <table:table-cell office:value-type="float" office:value="1154.4400224685669" table:style-name="ce9">
            <text:p>1.154</text:p>
          </table:table-cell>
          <table:table-cell office:value-type="float" office:value="2828.2800550460815" table:style-name="ce9">
            <text:p>2.828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6307.280122756958" table:style-name="ce9">
            <text:p>6.307</text:p>
          </table:table-cell>
          <table:table-cell office:value-type="float" office:value="1705.2000331878662" table:style-name="ce9">
            <text:p>1.705</text:p>
          </table:table-cell>
          <table:table-cell office:value-type="float" office:value="5090.120099067688" table:style-name="ce9">
            <text:p>5.090</text:p>
          </table:table-cell>
          <table:table-cell office:value-type="string" table:style-name="ce9">
            <text:p>-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6716.9201307296753" table:style-name="ce9">
            <text:p>6.717</text:p>
          </table:table-cell>
          <table:table-cell office:value-type="float" office:value="2010.9600391387939" table:style-name="ce9">
            <text:p>2.011</text:p>
          </table:table-cell>
          <table:table-cell office:value-type="float" office:value="3949.4000768661499" table:style-name="ce9">
            <text:p>3.9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434.6801252365112" table:style-name="ce9">
            <text:p>6.435</text:p>
          </table:table-cell>
          <table:table-cell office:value-type="float" office:value="4168.9200811386108" table:style-name="ce9">
            <text:p>4.169</text:p>
          </table:table-cell>
          <table:table-cell office:value-type="float" office:value="2314.7600450515747" table:style-name="ce9">
            <text:p>2.315</text:p>
          </table:table-cell>
          <table:table-cell office:value-type="string" table:style-name="ce9">
            <text:p>-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6567.9601278305054" table:style-name="ce9">
            <text:p>6.56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9.72000408172607" table:style-name="ce9">
            <text:p>210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60.68000507354736" table:style-name="ce9">
            <text:p>2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82.24000549316406" table:style-name="ce9">
            <text:p>2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250.8800048828125" table:style-name="ce9">
            <text:p>2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203.84000396728516" table:style-name="ce9">
            <text:p>204</text:p>
          </table:table-cell>
          <table:table-cell office:value-type="float" office:value="123.48000240325928" table:style-name="ce9">
            <text:p>1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2.68000316619873" table:style-name="ce9">
            <text:p>163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2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1">
            <text:p>MARGEM DE ERRO PARA O TOTAL DO INDICADOR B6C – ESCOLAS RURAIS, POR LOCAL DE USO DO COMPUTADOR PORTÁTIL OU DO<text:s/><text:span text:style-name="T7">TABLET</text:span><text:span text:style-name="T1"><text:s/>DA ESCOLA</text:span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3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487.6400289535522" table:style-name="ce9">
            <text:p>1.488</text:p>
          </table:table-cell>
          <table:table-cell office:value-type="float" office:value="778.12001514434814" table:style-name="ce9">
            <text:p>7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21.3601055145264" table:style-name="ce9">
            <text:p>5.421</text:p>
          </table:table-cell>
          <table:table-cell office:value-type="float" office:value="2261.8400440216064" table:style-name="ce9">
            <text:p>2.262</text:p>
          </table:table-cell>
          <table:table-cell office:value-type="float" office:value="458.6400089263916" table:style-name="ce9">
            <text:p>459</text:p>
          </table:table-cell>
          <table:table-cell office:value-type="string" table:style-name="ce9">
            <text:p>-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5636.9601097106934" table:style-name="ce9">
            <text:p>5.637</text:p>
          </table:table-cell>
          <table:table-cell office:value-type="float" office:value="4135.6000804901123" table:style-name="ce9">
            <text:p>4.136</text:p>
          </table:table-cell>
          <table:table-cell office:value-type="float" office:value="2497.0400485992432" table:style-name="ce9">
            <text:p>2.497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1032.9200201034546" table:style-name="ce9">
            <text:p>1.033</text:p>
          </table:table-cell>
          <table:table-cell office:value-type="float" office:value="6434.6801252365112" table:style-name="ce9">
            <text:p>6.435</text:p>
          </table:table-cell>
          <table:table-cell office:value-type="float" office:value="3018.4000587463379" table:style-name="ce9">
            <text:p>3.018</text:p>
          </table:table-cell>
          <table:table-cell office:value-type="float" office:value="2014.8800392150879" table:style-name="ce9">
            <text:p>2.015</text:p>
          </table:table-cell>
          <table:table-cell office:value-type="string" table:style-name="ce9">
            <text:p>-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6287.6801223754883" table:style-name="ce9">
            <text:p>6.288</text:p>
          </table:table-cell>
          <table:table-cell office:value-type="float" office:value="3477.0400676727295" table:style-name="ce9">
            <text:p>3.477</text:p>
          </table:table-cell>
          <table:table-cell office:value-type="float" office:value="2275.5600442886353" table:style-name="ce9">
            <text:p>2.2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15.1601209640503" table:style-name="ce9">
            <text:p>6.21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139.16000270843506" table:style-name="ce9">
            <text:p>1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77.0000696182251" table:style-name="ce9">
            <text:p>3.577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127.40000247955322" table:style-name="ce9">
            <text:p>1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602.4800701141357" table:style-name="ce9">
            <text:p>3.602</text:p>
          </table:table-cell>
          <table:table-cell office:value-type="float" office:value="1283.8000249862671" table:style-name="ce9">
            <text:p>1.284</text:p>
          </table:table-cell>
          <table:table-cell office:value-type="float" office:value="290.08000564575195" table:style-name="ce9">
            <text:p>2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80.920069694519" table:style-name="ce9">
            <text:p>3.581</text:p>
          </table:table-cell>
          <table:table-cell office:value-type="float" office:value="1285.7600250244141" table:style-name="ce9">
            <text:p>1.286</text:p>
          </table:table-cell>
          <table:table-cell office:value-type="float" office:value="135.24000263214111" table:style-name="ce9">
            <text:p>1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78.9600696563721" table:style-name="ce9">
            <text:p>3.579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1277.9200248718262" table:style-name="ce9">
            <text:p>1.2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78.9600696563721" table:style-name="ce9">
            <text:p>3.57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66.64000129699707" table:style-name="ce9">
            <text:p>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72.520001411437988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62.720001220703125" table:style-name="ce9">
            <text:p>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60.760001182556152" table:style-name="ce9">
            <text:p>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.88000202178955" table:style-name="ce9">
            <text:p>10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44.5600261688232" table:style-name="ce9">
            <text:p>1.345</text:p>
          </table:table-cell>
          <table:table-cell office:value-type="float" office:value="617.40001201629639" table:style-name="ce9">
            <text:p>6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55.3600730895996" table:style-name="ce9">
            <text:p>3.755</text:p>
          </table:table-cell>
          <table:table-cell office:value-type="float" office:value="2101.1200408935547" table:style-name="ce9">
            <text:p>2.101</text:p>
          </table:table-cell>
          <table:table-cell office:value-type="float" office:value="50.96000099182128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08.2000780105591" table:style-name="ce9">
            <text:p>4.008</text:p>
          </table:table-cell>
          <table:table-cell office:value-type="float" office:value="3720.0800724029541" table:style-name="ce9">
            <text:p>3.720</text:p>
          </table:table-cell>
          <table:table-cell office:value-type="float" office:value="2352.0000457763672" table:style-name="ce9">
            <text:p>2.352</text:p>
          </table:table-cell>
          <table:table-cell office:value-type="float" office:value="0" table:style-name="ce9">
            <text:p>0</text:p>
          </table:table-cell>
          <table:table-cell office:value-type="float" office:value="995.68001937866211" table:style-name="ce9">
            <text:p>996</text:p>
          </table:table-cell>
          <table:table-cell office:value-type="float" office:value="5011.7200975418091" table:style-name="ce9">
            <text:p>5.012</text:p>
          </table:table-cell>
          <table:table-cell office:value-type="float" office:value="2538.2000494003296" table:style-name="ce9">
            <text:p>2.538</text:p>
          </table:table-cell>
          <table:table-cell office:value-type="float" office:value="1903.1600370407104" table:style-name="ce9">
            <text:p>1.90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39.2400941848755" table:style-name="ce9">
            <text:p>4.839</text:p>
          </table:table-cell>
          <table:table-cell office:value-type="float" office:value="3298.680064201355" table:style-name="ce9">
            <text:p>3.299</text:p>
          </table:table-cell>
          <table:table-cell office:value-type="float" office:value="1730.6800336837769" table:style-name="ce9">
            <text:p>1.7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54.9600925445557" table:style-name="ce9">
            <text:p>4.75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6.32000732421875" table:style-name="ce9">
            <text:p>376</text:p>
          </table:table-cell>
          <table:table-cell office:value-type="float" office:value="307.72000598907471" table:style-name="ce9">
            <text:p>3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19.40001010894775" table:style-name="ce9">
            <text:p>519</text:p>
          </table:table-cell>
          <table:table-cell office:value-type="float" office:value="431.20000839233398" table:style-name="ce9">
            <text:p>431</text:p>
          </table:table-cell>
          <table:table-cell office:value-type="float" office:value="305.76000595092773" table:style-name="ce9">
            <text:p>306</text:p>
          </table:table-cell>
          <table:table-cell office:value-type="string" table:style-name="ce9">
            <text:p>-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554.68001079559326" table:style-name="ce9">
            <text:p>555</text:p>
          </table:table-cell>
          <table:table-cell office:value-type="float" office:value="503.72000980377197" table:style-name="ce9">
            <text:p>504</text:p>
          </table:table-cell>
          <table:table-cell office:value-type="float" office:value="311.64000606536865" table:style-name="ce9">
            <text:p>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1.52001190185547" table:style-name="ce9">
            <text:p>612</text:p>
          </table:table-cell>
          <table:table-cell office:value-type="float" office:value="478.24000930786133" table:style-name="ce9">
            <text:p>478</text:p>
          </table:table-cell>
          <table:table-cell office:value-type="float" office:value="284.20000553131104" table:style-name="ce9">
            <text:p>284</text:p>
          </table:table-cell>
          <table:table-cell office:value-type="string" table:style-name="ce9">
            <text:p>-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586.04001140594482" table:style-name="ce9">
            <text:p>586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311.64000606536865" table:style-name="ce9">
            <text:p>3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6.64001083374023" table:style-name="ce9">
            <text:p>55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8.680006980896" table:style-name="ce9">
            <text:p>359</text:p>
          </table:table-cell>
          <table:table-cell office:value-type="float" office:value="307.72000598907471" table:style-name="ce9">
            <text:p>3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378.28000736236572" table:style-name="ce9">
            <text:p>378</text:p>
          </table:table-cell>
          <table:table-cell office:value-type="float" office:value="341.04000663757324" table:style-name="ce9">
            <text:p>3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333.20000648498535" table:style-name="ce9">
            <text:p>3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431.20000839233398" table:style-name="ce9">
            <text:p>431</text:p>
          </table:table-cell>
          <table:table-cell office:value-type="float" office:value="260.68000507354736" table:style-name="ce9">
            <text:p>2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1.00000858306885" table:style-name="ce9">
            <text:p>441</text:p>
          </table:table-cell>
          <table:table-cell office:value-type="float" office:value="376.32000732421875" table:style-name="ce9">
            <text:p>376</text:p>
          </table:table-cell>
          <table:table-cell office:value-type="float" office:value="348.88000679016113" table:style-name="ce9">
            <text:p>3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1.00000858306885" table:style-name="ce9">
            <text:p>44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64.1200284957886" table:style-name="ce9">
            <text:p>1.464</text:p>
          </table:table-cell>
          <table:table-cell office:value-type="float" office:value="719.32001399993896" table:style-name="ce9">
            <text:p>7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56.6001081466675" table:style-name="ce9">
            <text:p>5.557</text:p>
          </table:table-cell>
          <table:table-cell office:value-type="float" office:value="2240.2800436019897" table:style-name="ce9">
            <text:p>2.240</text:p>
          </table:table-cell>
          <table:table-cell office:value-type="float" office:value="384.16000747680664" table:style-name="ce9">
            <text:p>384</text:p>
          </table:table-cell>
          <table:table-cell office:value-type="string" table:style-name="ce9">
            <text:p>-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5764.3601121902466" table:style-name="ce9">
            <text:p>5.764</text:p>
          </table:table-cell>
          <table:table-cell office:value-type="float" office:value="4123.8400802612305" table:style-name="ce9">
            <text:p>4.124</text:p>
          </table:table-cell>
          <table:table-cell office:value-type="float" office:value="2487.2400484085083" table:style-name="ce9">
            <text:p>2.487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1032.9200201034546" table:style-name="ce9">
            <text:p>1.033</text:p>
          </table:table-cell>
          <table:table-cell office:value-type="float" office:value="6532.6801271438599" table:style-name="ce9">
            <text:p>6.533</text:p>
          </table:table-cell>
          <table:table-cell office:value-type="float" office:value="2998.8000583648682" table:style-name="ce9">
            <text:p>2.999</text:p>
          </table:table-cell>
          <table:table-cell office:value-type="float" office:value="2005.080039024353" table:style-name="ce9">
            <text:p>2.005</text:p>
          </table:table-cell>
          <table:table-cell office:value-type="string" table:style-name="ce9">
            <text:p>-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6391.5601243972778" table:style-name="ce9">
            <text:p>6.392</text:p>
          </table:table-cell>
          <table:table-cell office:value-type="float" office:value="3467.2400674819946" table:style-name="ce9">
            <text:p>3.467</text:p>
          </table:table-cell>
          <table:table-cell office:value-type="float" office:value="2259.8800439834595" table:style-name="ce9">
            <text:p>2.2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321.0001230239868" table:style-name="ce9">
            <text:p>6.32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4.80000495910645" table:style-name="ce9">
            <text:p>255</text:p>
          </table:table-cell>
          <table:table-cell office:value-type="float" office:value="278.32000541687012" table:style-name="ce9">
            <text:p>2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2.08001327514648" table:style-name="ce9">
            <text:p>682</text:p>
          </table:table-cell>
          <table:table-cell office:value-type="float" office:value="286.16000556945801" table:style-name="ce9">
            <text:p>286</text:p>
          </table:table-cell>
          <table:table-cell office:value-type="float" office:value="235.20000457763672" table:style-name="ce9">
            <text:p>2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86.00001335144043" table:style-name="ce9">
            <text:p>686</text:p>
          </table:table-cell>
          <table:table-cell office:value-type="float" office:value="370.44000720977783" table:style-name="ce9">
            <text:p>370</text:p>
          </table:table-cell>
          <table:table-cell office:value-type="float" office:value="209.72000408172607" table:style-name="ce9">
            <text:p>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2.68001270294189" table:style-name="ce9">
            <text:p>653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180.32000350952148" table:style-name="ce9">
            <text:p>1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8.36001300811768" table:style-name="ce9">
            <text:p>668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288.12000560760498" table:style-name="ce9">
            <text:p>2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7.9600133895874" table:style-name="ce9">
            <text:p>68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481.7600288391113" table:style-name="ce9">
            <text:p>1.482</text:p>
          </table:table-cell>
          <table:table-cell office:value-type="float" office:value="770.28001499176025" table:style-name="ce9">
            <text:p>7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423.3201055526733" table:style-name="ce9">
            <text:p>5.423</text:p>
          </table:table-cell>
          <table:table-cell office:value-type="float" office:value="2255.9600439071655" table:style-name="ce9">
            <text:p>2.256</text:p>
          </table:table-cell>
          <table:table-cell office:value-type="float" office:value="441.00000858306885" table:style-name="ce9">
            <text:p>441</text:p>
          </table:table-cell>
          <table:table-cell office:value-type="string" table:style-name="ce9">
            <text:p>-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5638.9201097488403" table:style-name="ce9">
            <text:p>5.639</text:p>
          </table:table-cell>
          <table:table-cell office:value-type="float" office:value="4131.6800804138184" table:style-name="ce9">
            <text:p>4.132</text:p>
          </table:table-cell>
          <table:table-cell office:value-type="float" office:value="2495.0800485610962" table:style-name="ce9">
            <text:p>2.495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1032.9200201034546" table:style-name="ce9">
            <text:p>1.033</text:p>
          </table:table-cell>
          <table:table-cell office:value-type="float" office:value="6434.6801252365112" table:style-name="ce9">
            <text:p>6.435</text:p>
          </table:table-cell>
          <table:table-cell office:value-type="float" office:value="3010.56005859375" table:style-name="ce9">
            <text:p>3.011</text:p>
          </table:table-cell>
          <table:table-cell office:value-type="float" office:value="2012.9200391769409" table:style-name="ce9">
            <text:p>2.013</text:p>
          </table:table-cell>
          <table:table-cell office:value-type="string" table:style-name="ce9">
            <text:p>-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6289.6401224136353" table:style-name="ce9">
            <text:p>6.290</text:p>
          </table:table-cell>
          <table:table-cell office:value-type="float" office:value="3473.1200675964355" table:style-name="ce9">
            <text:p>3.473</text:p>
          </table:table-cell>
          <table:table-cell office:value-type="float" office:value="2275.5600442886353" table:style-name="ce9">
            <text:p>2.2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17.1201210021973" table:style-name="ce9">
            <text:p>6.21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9.16000270843506" table:style-name="ce9">
            <text:p>139</text:p>
          </table:table-cell>
          <table:table-cell office:value-type="float" office:value="113.68000221252441" table:style-name="ce9">
            <text:p>1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3.44000434875488" table:style-name="ce9">
            <text:p>223</text:p>
          </table:table-cell>
          <table:table-cell office:value-type="float" office:value="201.88000392913818" table:style-name="ce9">
            <text:p>202</text:p>
          </table:table-cell>
          <table:table-cell office:value-type="float" office:value="123.48000240325928" table:style-name="ce9">
            <text:p>1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80.360001564025879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3.64000415802002" table:style-name="ce9">
            <text:p>21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2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1">
            <text:p>MARGEM DE ERRO PARA O TOTAL D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3">
            <text:p>Total de escolas localizadas em áreas rurais com acesso à 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4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4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924.7200374603271" table:style-name="ce9">
            <text:p>1.925</text:p>
          </table:table-cell>
          <table:table-cell office:value-type="float" office:value="1078.000020980835" table:style-name="ce9">
            <text:p>1.078</text:p>
          </table:table-cell>
          <table:table-cell office:value-type="float" office:value="7.840000152587890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4907.8400955200195" table:style-name="ce9">
            <text:p>4.908</text:p>
          </table:table-cell>
          <table:table-cell office:value-type="float" office:value="1172.0800228118896" table:style-name="ce9">
            <text:p>1.172</text:p>
          </table:table-cell>
          <table:table-cell office:value-type="float" office:value="2526.4400491714478" table:style-name="ce9">
            <text:p>2.526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4727.520092010498" table:style-name="ce9">
            <text:p>4.728</text:p>
          </table:table-cell>
          <table:table-cell office:value-type="float" office:value="3455.4800672531128" table:style-name="ce9">
            <text:p>3.455</text:p>
          </table:table-cell>
          <table:table-cell office:value-type="float" office:value="4247.3200826644897" table:style-name="ce9">
            <text:p>4.247</text:p>
          </table:table-cell>
          <table:table-cell office:value-type="string" table:style-name="ce9">
            <text:p>-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3194.8000621795654" table:style-name="ce9">
            <text:p>3.195</text:p>
          </table:table-cell>
          <table:table-cell office:value-type="float" office:value="1432.760027885437" table:style-name="ce9">
            <text:p>1.4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78.6800832748413" table:style-name="ce9">
            <text:p>4.279</text:p>
          </table:table-cell>
          <table:table-cell office:value-type="float" office:value="4549.1600885391235" table:style-name="ce9">
            <text:p>4.549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2910.6000566482544" table:style-name="ce9">
            <text:p>2.91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9.52000427246094" table:style-name="ce9">
            <text:p>220</text:p>
          </table:table-cell>
          <table:table-cell office:value-type="float" office:value="131.32000255584717" table:style-name="ce9">
            <text:p>1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07.3200254440308" table:style-name="ce9">
            <text:p>1.307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329.28000640869141" table:style-name="ce9">
            <text:p>3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99.4800252914429" table:style-name="ce9">
            <text:p>1.299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1313.2000255584717" table:style-name="ce9">
            <text:p>1.3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1291.640025138855" table:style-name="ce9">
            <text:p>1.292</text:p>
          </table:table-cell>
          <table:table-cell office:value-type="float" office:value="250.8800048828125" table:style-name="ce9">
            <text:p>2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3.04000473022461" table:style-name="ce9">
            <text:p>243</text:p>
          </table:table-cell>
          <table:table-cell office:value-type="float" office:value="1301.4400253295898" table:style-name="ce9">
            <text:p>1.301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7.16000461578369" table:style-name="ce9">
            <text:p>23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78.400001525878906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98.000001907348633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54.880001068115234" table:style-name="ce9">
            <text:p>5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45.080000877380371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96.04000186920166" table:style-name="ce9">
            <text:p>9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48.3200340270996" table:style-name="ce9">
            <text:p>1.748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7.840000152587890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4500.1600875854492" table:style-name="ce9">
            <text:p>4.500</text:p>
          </table:table-cell>
          <table:table-cell office:value-type="float" office:value="995.68001937866211" table:style-name="ce9">
            <text:p>996</text:p>
          </table:table-cell>
          <table:table-cell office:value-type="float" office:value="2348.0800457000732" table:style-name="ce9">
            <text:p>2.3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27.6800842285156" table:style-name="ce9">
            <text:p>4.328</text:p>
          </table:table-cell>
          <table:table-cell office:value-type="float" office:value="3267.3200635910034" table:style-name="ce9">
            <text:p>3.267</text:p>
          </table:table-cell>
          <table:table-cell office:value-type="float" office:value="3823.9600744247437" table:style-name="ce9">
            <text:p>3.8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722.440052986145" table:style-name="ce9">
            <text:p>2.722</text:p>
          </table:table-cell>
          <table:table-cell office:value-type="float" office:value="1291.640025138855" table:style-name="ce9">
            <text:p>1.2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84.640079498291" table:style-name="ce9">
            <text:p>4.085</text:p>
          </table:table-cell>
          <table:table-cell office:value-type="float" office:value="4137.5600805282593" table:style-name="ce9">
            <text:p>4.138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40.0800533294678" table:style-name="ce9">
            <text:p>2.74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4.92000865936279" table:style-name="ce9">
            <text:p>445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3.12001037597656" table:style-name="ce9">
            <text:p>533</text:p>
          </table:table-cell>
          <table:table-cell office:value-type="float" office:value="403.76000785827637" table:style-name="ce9">
            <text:p>404</text:p>
          </table:table-cell>
          <table:table-cell office:value-type="float" office:value="464.52000904083252" table:style-name="ce9">
            <text:p>4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8.6400089263916" table:style-name="ce9">
            <text:p>459</text:p>
          </table:table-cell>
          <table:table-cell office:value-type="float" office:value="499.80000972747803" table:style-name="ce9">
            <text:p>500</text:p>
          </table:table-cell>
          <table:table-cell office:value-type="float" office:value="527.24001026153564" table:style-name="ce9">
            <text:p>5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15.48001003265381" table:style-name="ce9">
            <text:p>515</text:p>
          </table:table-cell>
          <table:table-cell office:value-type="float" office:value="388.08000755310059" table:style-name="ce9">
            <text:p>3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8.08000755310059" table:style-name="ce9">
            <text:p>388</text:p>
          </table:table-cell>
          <table:table-cell office:value-type="float" office:value="517.44001007080078" table:style-name="ce9">
            <text:p>517</text:p>
          </table:table-cell>
          <table:table-cell office:value-type="float" office:value="319.48000621795654" table:style-name="ce9">
            <text:p>319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435.12000846862793" table:style-name="ce9">
            <text:p>43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399.84000778198242" table:style-name="ce9">
            <text:p>400</text:p>
          </table:table-cell>
          <table:table-cell office:value-type="float" office:value="362.60000705718994" table:style-name="ce9">
            <text:p>3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3.76000785827637" table:style-name="ce9">
            <text:p>404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409.64000797271729" table:style-name="ce9">
            <text:p>4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433.16000843048096" table:style-name="ce9">
            <text:p>433</text:p>
          </table:table-cell>
          <table:table-cell office:value-type="float" office:value="188.16000366210938" table:style-name="ce9">
            <text:p>1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6.32000732421875" table:style-name="ce9">
            <text:p>376</text:p>
          </table:table-cell>
          <table:table-cell office:value-type="float" office:value="427.28000831604004" table:style-name="ce9">
            <text:p>427</text:p>
          </table:table-cell>
          <table:table-cell office:value-type="float" office:value="141.12000274658203" table:style-name="ce9">
            <text:p>1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93.9600076675415" table:style-name="ce9">
            <text:p>39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85.5200366973877" table:style-name="ce9">
            <text:p>1.886</text:p>
          </table:table-cell>
          <table:table-cell office:value-type="float" office:value="1074.080020904541" table:style-name="ce9">
            <text:p>1.0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901.9600954055786" table:style-name="ce9">
            <text:p>4.902</text:p>
          </table:table-cell>
          <table:table-cell office:value-type="float" office:value="1138.7600221633911" table:style-name="ce9">
            <text:p>1.139</text:p>
          </table:table-cell>
          <table:table-cell office:value-type="float" office:value="2504.8800487518311" table:style-name="ce9">
            <text:p>2.505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4721.6400918960571" table:style-name="ce9">
            <text:p>4.722</text:p>
          </table:table-cell>
          <table:table-cell office:value-type="float" office:value="3445.6800670623779" table:style-name="ce9">
            <text:p>3.446</text:p>
          </table:table-cell>
          <table:table-cell office:value-type="float" office:value="4235.5600824356079" table:style-name="ce9">
            <text:p>4.236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3179.1200618743896" table:style-name="ce9">
            <text:p>3.179</text:p>
          </table:table-cell>
          <table:table-cell office:value-type="float" office:value="1417.0800275802612" table:style-name="ce9">
            <text:p>1.4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74.7600831985474" table:style-name="ce9">
            <text:p>4.275</text:p>
          </table:table-cell>
          <table:table-cell office:value-type="float" office:value="4539.3600883483887" table:style-name="ce9">
            <text:p>4.539</text:p>
          </table:table-cell>
          <table:table-cell office:value-type="float" office:value="350.84000682830811" table:style-name="ce9">
            <text:p>351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2900.8000564575195" table:style-name="ce9">
            <text:p>2.90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11.60000801086426" table:style-name="ce9">
            <text:p>412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7.840000152587890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270.48000526428223" table:style-name="ce9">
            <text:p>270</text:p>
          </table:table-cell>
          <table:table-cell office:value-type="float" office:value="301.84000587463379" table:style-name="ce9">
            <text:p>302</text:p>
          </table:table-cell>
          <table:table-cell office:value-type="float" office:value="301.84000587463379" table:style-name="ce9">
            <text:p>30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8.32000541687012" table:style-name="ce9">
            <text:p>278</text:p>
          </table:table-cell>
          <table:table-cell office:value-type="float" office:value="337.1200065612793" table:style-name="ce9">
            <text:p>337</text:p>
          </table:table-cell>
          <table:table-cell office:value-type="float" office:value="366.52000713348389" table:style-name="ce9">
            <text:p>367</text:p>
          </table:table-cell>
          <table:table-cell office:value-type="string" table:style-name="ce9">
            <text:p>-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411.60000801086426" table:style-name="ce9">
            <text:p>412</text:p>
          </table:table-cell>
          <table:table-cell office:value-type="float" office:value="174.44000339508057" table:style-name="ce9">
            <text:p>1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401.80000782012939" table:style-name="ce9">
            <text:p>402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2.84000492095947" table:style-name="ce9">
            <text:p>25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916.8800373077393" table:style-name="ce9">
            <text:p>1.917</text:p>
          </table:table-cell>
          <table:table-cell office:value-type="float" office:value="1078.000020980835" table:style-name="ce9">
            <text:p>1.078</text:p>
          </table:table-cell>
          <table:table-cell office:value-type="float" office:value="7.8400001525878906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4905.8800954818726" table:style-name="ce9">
            <text:p>4.906</text:p>
          </table:table-cell>
          <table:table-cell office:value-type="float" office:value="1166.2000226974487" table:style-name="ce9">
            <text:p>1.166</text:p>
          </table:table-cell>
          <table:table-cell office:value-type="float" office:value="2518.6000490188599" table:style-name="ce9">
            <text:p>2.519</text:p>
          </table:table-cell>
          <table:table-cell office:value-type="string" table:style-name="ce9">
            <text:p>-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4727.520092010498" table:style-name="ce9">
            <text:p>4.728</text:p>
          </table:table-cell>
          <table:table-cell office:value-type="float" office:value="3451.5600671768188" table:style-name="ce9">
            <text:p>3.452</text:p>
          </table:table-cell>
          <table:table-cell office:value-type="float" office:value="4245.3600826263428" table:style-name="ce9">
            <text:p>4.245</text:p>
          </table:table-cell>
          <table:table-cell office:value-type="string" table:style-name="ce9">
            <text:p>-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3190.8800621032715" table:style-name="ce9">
            <text:p>3.191</text:p>
          </table:table-cell>
          <table:table-cell office:value-type="float" office:value="1426.8800277709961" table:style-name="ce9">
            <text:p>1.4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78.6800832748413" table:style-name="ce9">
            <text:p>4.279</text:p>
          </table:table-cell>
          <table:table-cell office:value-type="float" office:value="4545.2400884628296" table:style-name="ce9">
            <text:p>4.545</text:p>
          </table:table-cell>
          <table:table-cell office:value-type="float" office:value="382.20000743865967" table:style-name="ce9">
            <text:p>382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2908.6400566101074" table:style-name="ce9">
            <text:p>2.90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9.72000408172607" table:style-name="ce9">
            <text:p>210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231.28000450134277" table:style-name="ce9">
            <text:p>2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1.72000217437744" table:style-name="ce9">
            <text:p>112</text:p>
          </table:table-cell>
          <table:table-cell office:value-type="float" office:value="201.88000392913818" table:style-name="ce9">
            <text:p>202</text:p>
          </table:table-cell>
          <table:table-cell office:value-type="float" office:value="201.88000392913818" table:style-name="ce9">
            <text:p>20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150.92000293731689" table:style-name="ce9">
            <text:p>1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0.72000312805176" table:style-name="ce9">
            <text:p>16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2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B6E – ESCOLAS RURAIS, POR PROFESSORES QUE LEVAM O PRÓPRIO<text:s/><text:span text:style-name="T7">TABLET</text:span><text:span text:style-name="T1"><text:s/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5760.4401121139526" table:style-name="ce9">
            <text:p>5.760</text:p>
          </table:table-cell>
          <table:table-cell office:value-type="float" office:value="6714.9601306915283" table:style-name="ce9">
            <text:p>6.715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817.3200159072876" table:style-name="ce9">
            <text:p>817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38.1200532913208" table:style-name="ce9">
            <text:p>2.738</text:p>
          </table:table-cell>
          <table:table-cell office:value-type="float" office:value="3312.4000644683838" table:style-name="ce9">
            <text:p>3.312</text:p>
          </table:table-cell>
          <table:table-cell office:value-type="float" office:value="0" table:style-name="ce9">
            <text:p>0</text:p>
          </table:table-cell>
          <table:table-cell office:value-type="float" office:value="72.520001411437988" table:style-name="ce9">
            <text:p>7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23.520000457763672" table:style-name="ce9">
            <text:p>2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780.4400930404663" table:style-name="ce9">
            <text:p>4.780</text:p>
          </table:table-cell>
          <table:table-cell office:value-type="float" office:value="5511.5201072692871" table:style-name="ce9">
            <text:p>5.512</text:p>
          </table:table-cell>
          <table:table-cell office:value-type="float" office:value="0" table:style-name="ce9">
            <text:p>0</text:p>
          </table:table-cell>
          <table:table-cell office:value-type="float" office:value="770.28001499176025" table:style-name="ce9">
            <text:p>77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91.92001152038574" table:style-name="ce9">
            <text:p>592</text:p>
          </table:table-cell>
          <table:table-cell office:value-type="float" office:value="623.2800121307373" table:style-name="ce9">
            <text:p>623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143.080002784729" table:style-name="ce9">
            <text:p>14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768.2801122665405" table:style-name="ce9">
            <text:p>5.768</text:p>
          </table:table-cell>
          <table:table-cell office:value-type="float" office:value="6752.2001314163208" table:style-name="ce9">
            <text:p>6.752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817.3200159072876" table:style-name="ce9">
            <text:p>817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17.44001007080078" table:style-name="ce9">
            <text:p>517</text:p>
          </table:table-cell>
          <table:table-cell office:value-type="float" office:value="582.12001132965088" table:style-name="ce9">
            <text:p>582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760.4401121139526" table:style-name="ce9">
            <text:p>5.760</text:p>
          </table:table-cell>
          <table:table-cell office:value-type="float" office:value="6714.9601306915283" table:style-name="ce9">
            <text:p>6.715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817.3200159072876" table:style-name="ce9">
            <text:p>817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B6E1 – ESCOLAS RURAIS COM ACESSO À INTERNET, POR PROFESSORES QUE LEVAM O PRÓPRIO<text:s/><text:span text:style-name="T7">TABLET<text:s/></text:span><text:span text:style-name="T1"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279.0800638198853" table:style-name="ce9">
            <text:p>3.279</text:p>
          </table:table-cell>
          <table:table-cell office:value-type="float" office:value="4384.5200853347778" table:style-name="ce9">
            <text:p>4.385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17.640000343322754" table:style-name="ce9">
            <text:p>1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17.1200256347656" table:style-name="ce9">
            <text:p>1.317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93.000054359436" table:style-name="ce9">
            <text:p>2.793</text:p>
          </table:table-cell>
          <table:table-cell office:value-type="float" office:value="4190.4800815582275" table:style-name="ce9">
            <text:p>4.1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70.36001110076904" table:style-name="ce9">
            <text:p>570</text:p>
          </table:table-cell>
          <table:table-cell office:value-type="float" office:value="411.60000801086426" table:style-name="ce9">
            <text:p>412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376.32000732421875" table:style-name="ce9">
            <text:p>3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71.2400636672974" table:style-name="ce9">
            <text:p>3.271</text:p>
          </table:table-cell>
          <table:table-cell office:value-type="float" office:value="4376.6800851821899" table:style-name="ce9">
            <text:p>4.377</text:p>
          </table:table-cell>
          <table:table-cell office:value-type="float" office:value="0" table:style-name="ce9">
            <text:p>0</text:p>
          </table:table-cell>
          <table:table-cell office:value-type="float" office:value="17.640000343322754" table:style-name="ce9">
            <text:p>1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235.20000457763672" table:style-name="ce9">
            <text:p>235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277.1200637817383" table:style-name="ce9">
            <text:p>3.277</text:p>
          </table:table-cell>
          <table:table-cell office:value-type="float" office:value="4382.5600852966309" table:style-name="ce9">
            <text:p>4.383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17.640000343322754" table:style-name="ce9">
            <text:p>1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B6E2 – ESCOLAS RURAIS SEM ACESSO À INTERNET, POR PROFESSORES QUE LEVAM O PRÓPRIO<text:s/><text:span text:style-name="T7">TABLET</text:span><text:span text:style-name="T1"><text:s/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 se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903.9200954437256" table:style-name="ce9">
            <text:p>4.904</text:p>
          </table:table-cell>
          <table:table-cell office:value-type="float" office:value="5013.6800975799561" table:style-name="ce9">
            <text:p>5.014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774.2000150680542" table:style-name="ce9">
            <text:p>77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259.8800439834595" table:style-name="ce9">
            <text:p>2.260</text:p>
          </table:table-cell>
          <table:table-cell office:value-type="float" office:value="2834.1600551605225" table:style-name="ce9">
            <text:p>2.834</text:p>
          </table:table-cell>
          <table:table-cell office:value-type="float" office:value="0" table:style-name="ce9">
            <text:p>0</text:p>
          </table:table-cell>
          <table:table-cell office:value-type="float" office:value="72.520001411437988" table:style-name="ce9">
            <text:p>7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0" table:style-name="ce9">
            <text:p>0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37.4800844192505" table:style-name="ce9">
            <text:p>4.337</text:p>
          </table:table-cell>
          <table:table-cell office:value-type="float" office:value="4092.4800796508789" table:style-name="ce9">
            <text:p>4.092</text:p>
          </table:table-cell>
          <table:table-cell office:value-type="float" office:value="0" table:style-name="ce9">
            <text:p>0</text:p>
          </table:table-cell>
          <table:table-cell office:value-type="float" office:value="770.28001499176025" table:style-name="ce9">
            <text:p>77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0.84000682830811" table:style-name="ce9">
            <text:p>351</text:p>
          </table:table-cell>
          <table:table-cell office:value-type="float" office:value="560.56001091003418" table:style-name="ce9">
            <text:p>561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194.04000377655029" table:style-name="ce9">
            <text:p>1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05.8800954818726" table:style-name="ce9">
            <text:p>4.906</text:p>
          </table:table-cell>
          <table:table-cell office:value-type="float" office:value="5033.2800979614258" table:style-name="ce9">
            <text:p>5.033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774.2000150680542" table:style-name="ce9">
            <text:p>77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8.32000541687012" table:style-name="ce9">
            <text:p>278</text:p>
          </table:table-cell>
          <table:table-cell office:value-type="float" office:value="527.24001026153564" table:style-name="ce9">
            <text:p>5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903.9200954437256" table:style-name="ce9">
            <text:p>4.904</text:p>
          </table:table-cell>
          <table:table-cell office:value-type="float" office:value="5013.6800975799561" table:style-name="ce9">
            <text:p>5.014</text:p>
          </table:table-cell>
          <table:table-cell office:value-type="float" office:value="123.48000240325928" table:style-name="ce9">
            <text:p>123</text:p>
          </table:table-cell>
          <table:table-cell office:value-type="float" office:value="774.2000150680542" table:style-name="ce9">
            <text:p>77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MARGEM DE ERRO PARA O TOTAL DO INDICADOR B6F – ESCOLAS RURAIS, POR PERMISSÃO PARA O USO DO CELULAR PELOS ALUNO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Na sala de aula</text:p>
          </table:table-cell>
          <table:covered-table-cell table:number-columns-repeated="3"/>
          <table:table-cell office:value-type="string" table:number-columns-spanned="4" table:number-rows-spanned="1" table:style-name="ce14">
            <text:p>Fora da sala de aula, em outros espaços da escol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174.8000812530518" table:style-name="ce9">
            <text:p>4.175</text:p>
          </table:table-cell>
          <table:table-cell office:value-type="float" office:value="5962.3201160430908" table:style-name="ce9">
            <text:p>5.962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2187.3600425720215" table:style-name="ce9">
            <text:p>2.187</text:p>
          </table:table-cell>
          <table:table-cell office:value-type="float" office:value="6083.8401184082031" table:style-name="ce9">
            <text:p>6.084</text:p>
          </table:table-cell>
          <table:table-cell office:value-type="float" office:value="6189.6801204681396" table:style-name="ce9">
            <text:p>6.190</text:p>
          </table:table-cell>
          <table:table-cell office:value-type="float" office:value="2698.9200525283813" table:style-name="ce9">
            <text:p>2.699</text:p>
          </table:table-cell>
          <table:table-cell office:value-type="float" office:value="2183.4400424957275" table:style-name="ce9">
            <text:p>2.18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224.600043296814" table:style-name="ce9">
            <text:p>2.225</text:p>
          </table:table-cell>
          <table:table-cell office:value-type="float" office:value="3426.0800666809082" table:style-name="ce9">
            <text:p>3.426</text:p>
          </table:table-cell>
          <table:table-cell office:value-type="float" office:value="0" table:style-name="ce9">
            <text:p>0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3249.6800632476807" table:style-name="ce9">
            <text:p>3.250</text:p>
          </table:table-cell>
          <table:table-cell office:value-type="float" office:value="2857.6800556182861" table:style-name="ce9">
            <text:p>2.858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103.88000202178955" table:style-name="ce9">
            <text:p>10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21.560000419616699" table:style-name="ce9">
            <text:p>2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298.680064201355" table:style-name="ce9">
            <text:p>3.299</text:p>
          </table:table-cell>
          <table:table-cell office:value-type="float" office:value="4570.7200889587402" table:style-name="ce9">
            <text:p>4.571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097.2000408172607" table:style-name="ce9">
            <text:p>2.097</text:p>
          </table:table-cell>
          <table:table-cell office:value-type="float" office:value="4823.5600938796997" table:style-name="ce9">
            <text:p>4.824</text:p>
          </table:table-cell>
          <table:table-cell office:value-type="float" office:value="5188.1201009750366" table:style-name="ce9">
            <text:p>5.188</text:p>
          </table:table-cell>
          <table:table-cell office:value-type="float" office:value="2597.0000505447388" table:style-name="ce9">
            <text:p>2.597</text:p>
          </table:table-cell>
          <table:table-cell office:value-type="float" office:value="2097.2000408172607" table:style-name="ce9">
            <text:p>2.09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95.88000965118408" table:style-name="ce9">
            <text:p>496</text:p>
          </table:table-cell>
          <table:table-cell office:value-type="float" office:value="521.36001014709473" table:style-name="ce9">
            <text:p>521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625.24001216888428" table:style-name="ce9">
            <text:p>625</text:p>
          </table:table-cell>
          <table:table-cell office:value-type="float" office:value="595.84001159667969" table:style-name="ce9">
            <text:p>596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113.68000221252441" table:style-name="ce9">
            <text:p>11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6.12000751495361" table:style-name="ce9">
            <text:p>386</text:p>
          </table:table-cell>
          <table:table-cell office:value-type="float" office:value="390.04000759124756" table:style-name="ce9">
            <text:p>39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446.88000869750977" table:style-name="ce9">
            <text:p>447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105.84000205993652" table:style-name="ce9">
            <text:p>106</text:p>
          </table:table-cell>
          <table:table-cell office:value-type="float" office:value="111.72000217437744" table:style-name="ce9">
            <text:p>11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165.0000810623169" table:style-name="ce9">
            <text:p>4.165</text:p>
          </table:table-cell>
          <table:table-cell office:value-type="float" office:value="6058.3601179122925" table:style-name="ce9">
            <text:p>6.058</text:p>
          </table:table-cell>
          <table:table-cell office:value-type="float" office:value="39.200000762939453" table:style-name="ce9">
            <text:p>39</text:p>
          </table:table-cell>
          <table:table-cell office:value-type="float" office:value="2187.3600425720215" table:style-name="ce9">
            <text:p>2.187</text:p>
          </table:table-cell>
          <table:table-cell office:value-type="float" office:value="6103.4401187896729" table:style-name="ce9">
            <text:p>6.103</text:p>
          </table:table-cell>
          <table:table-cell office:value-type="float" office:value="6203.4001207351685" table:style-name="ce9">
            <text:p>6.203</text:p>
          </table:table-cell>
          <table:table-cell office:value-type="float" office:value="2698.9200525283813" table:style-name="ce9">
            <text:p>2.699</text:p>
          </table:table-cell>
          <table:table-cell office:value-type="float" office:value="2183.4400424957275" table:style-name="ce9">
            <text:p>2.18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4.76000690460205" table:style-name="ce9">
            <text:p>355</text:p>
          </table:table-cell>
          <table:table-cell office:value-type="float" office:value="689.92001342773438" table:style-name="ce9">
            <text:p>69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560.56001091003418" table:style-name="ce9">
            <text:p>561</text:p>
          </table:table-cell>
          <table:table-cell office:value-type="float" office:value="560.56001091003418" table:style-name="ce9">
            <text:p>561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174.8000812530518" table:style-name="ce9">
            <text:p>4.175</text:p>
          </table:table-cell>
          <table:table-cell office:value-type="float" office:value="5966.2401161193848" table:style-name="ce9">
            <text:p>5.966</text:p>
          </table:table-cell>
          <table:table-cell office:value-type="float" office:value="43.120000839233398" table:style-name="ce9">
            <text:p>43</text:p>
          </table:table-cell>
          <table:table-cell office:value-type="float" office:value="2187.3600425720215" table:style-name="ce9">
            <text:p>2.187</text:p>
          </table:table-cell>
          <table:table-cell office:value-type="float" office:value="6083.8401184082031" table:style-name="ce9">
            <text:p>6.084</text:p>
          </table:table-cell>
          <table:table-cell office:value-type="float" office:value="6189.6801204681396" table:style-name="ce9">
            <text:p>6.190</text:p>
          </table:table-cell>
          <table:table-cell office:value-type="float" office:value="2698.9200525283813" table:style-name="ce9">
            <text:p>2.699</text:p>
          </table:table-cell>
          <table:table-cell office:value-type="float" office:value="2183.4400424957275" table:style-name="ce9">
            <text:p>2.18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280.28000545501709" table:style-name="ce9">
            <text:p>280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MARGEM DE ERRO PARA O TOTAL D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3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5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607.2000312805176" table:style-name="ce9">
            <text:p>1.607</text:p>
          </table:table-cell>
          <table:table-cell office:value-type="float" office:value="1158.3600225448608" table:style-name="ce9">
            <text:p>1.158</text:p>
          </table:table-cell>
          <table:table-cell office:value-type="float" office:value="223.44000434875488" table:style-name="ce9">
            <text:p>223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442.5600280761719" table:style-name="ce9">
            <text:p>1.443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5880.000114440918" table:style-name="ce9">
            <text:p>5.88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111.72000217437744" table:style-name="ce9">
            <text:p>112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9.3200044631958" table:style-name="ce9">
            <text:p>2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604.4400701522827" table:style-name="ce9">
            <text:p>3.60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03.88000202178955" table:style-name="ce9">
            <text:p>10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99.4000291824341" table:style-name="ce9">
            <text:p>1.499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1344.5600261688232" table:style-name="ce9">
            <text:p>1.345</text:p>
          </table:table-cell>
          <table:table-cell office:value-type="float" office:value="0" table:style-name="ce9">
            <text:p>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4319.8400840759277" table:style-name="ce9">
            <text:p>4.32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2.64000511169434" table:style-name="ce9">
            <text:p>263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190.12000370025635" table:style-name="ce9">
            <text:p>190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239.12000465393066" table:style-name="ce9">
            <text:p>23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572.32001113891602" table:style-name="ce9">
            <text:p>57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3.40000629425049" table:style-name="ce9">
            <text:p>323</text:p>
          </table:table-cell>
          <table:table-cell office:value-type="float" office:value="360.64000701904297" table:style-name="ce9">
            <text:p>361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435.12000846862793" table:style-name="ce9">
            <text:p>43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99.3600311279297" table:style-name="ce9">
            <text:p>1.599</text:p>
          </table:table-cell>
          <table:table-cell office:value-type="float" office:value="1099.5600214004517" table:style-name="ce9">
            <text:p>1.100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436.680027961731" table:style-name="ce9">
            <text:p>1.437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5999.5601167678833" table:style-name="ce9">
            <text:p>6.00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346.92000675201416" table:style-name="ce9">
            <text:p>347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60.760001182556152" table:style-name="ce9">
            <text:p>61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0.72001266479492" table:style-name="ce9">
            <text:p>65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605.2400312423706" table:style-name="ce9">
            <text:p>1.605</text:p>
          </table:table-cell>
          <table:table-cell office:value-type="float" office:value="1148.560022354126" table:style-name="ce9">
            <text:p>1.149</text:p>
          </table:table-cell>
          <table:table-cell office:value-type="float" office:value="223.44000434875488" table:style-name="ce9">
            <text:p>223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442.5600280761719" table:style-name="ce9">
            <text:p>1.443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5881.9601144790649" table:style-name="ce9">
            <text:p>5.88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178.36000347137451" table:style-name="ce9">
            <text:p>178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09.72000408172607" table:style-name="ce9">
            <text:p>21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C1A1 – ESCOLAS RURAIS, POR PROGRAMA DE FORMAÇÃO DE PROFESSORES PARA USO DO COMPUTADOR E DA INTERNET EM ATIVIDADES DE ENSINO E DE APRENDIZAGEM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3567.2000694274902" table:style-name="ce9">
            <text:p>3.567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52.920001029968262" table:style-name="ce9">
            <text:p>53</text:p>
          </table:table-cell>
          <table:table-cell office:value-type="float" office:value="64.680001258850098" table:style-name="ce9">
            <text:p>65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226.5600433349609" table:style-name="ce9">
            <text:p>2.227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57.8000497817993" table:style-name="ce9">
            <text:p>2.558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11.760000228881836" table:style-name="ce9">
            <text:p>1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4.92000865936279" table:style-name="ce9">
            <text:p>445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70.560001373291016" table:style-name="ce9">
            <text:p>71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57.4000692367554" table:style-name="ce9">
            <text:p>3.557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21.560000419616699" table:style-name="ce9">
            <text:p>2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3.80000591278076" table:style-name="ce9">
            <text:p>304</text:p>
          </table:table-cell>
          <table:table-cell office:value-type="float" office:value="709.5200138092041" table:style-name="ce9">
            <text:p>710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58.80000114440918" table:style-name="ce9">
            <text:p>59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565.2400693893433" table:style-name="ce9">
            <text:p>3.565</text:p>
          </table:table-cell>
          <table:table-cell office:value-type="float" office:value="5948.600115776062" table:style-name="ce9">
            <text:p>5.949</text:p>
          </table:table-cell>
          <table:table-cell office:value-type="float" office:value="52.920001029968262" table:style-name="ce9">
            <text:p>53</text:p>
          </table:table-cell>
          <table:table-cell office:value-type="float" office:value="64.680001258850098" table:style-name="ce9">
            <text:p>65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11">
            <text:p>MARGEM DE ERRO PARA O TOTAL DO INDICADOR C1B1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3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7">
            <text:p>A própri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O governo federal</text:p>
          </table:table-cell>
          <table:covered-table-cell table:number-columns-repeated="4"/>
          <table:table-cell office:value-type="string" table:number-columns-spanned="5" table:number-rows-spanned="1" table:style-name="ce17">
            <text:p>O governo estadual</text:p>
          </table:table-cell>
          <table:covered-table-cell table:number-columns-repeated="4"/>
          <table:table-cell office:value-type="string" table:number-columns-spanned="5" table:number-rows-spanned="1" table:style-name="ce17">
            <text:p>O governo municipal</text:p>
          </table:table-cell>
          <table:covered-table-cell table:number-columns-repeated="4"/>
          <table:table-cell office:value-type="string" table:number-columns-spanned="5" table:number-rows-spanned="1" table:style-name="ce17">
            <text:p>A iniciativa privada</text:p>
          </table:table-cell>
          <table:covered-table-cell table:number-columns-repeated="4"/>
          <table:table-cell office:value-type="string" table:number-columns-spanned="5" table:number-rows-spanned="1" table:style-name="ce17">
            <text:p>Uma 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4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1834.5600357055664" table:style-name="ce9">
            <text:p>1.835</text:p>
          </table:table-cell>
          <table:table-cell office:value-type="float" office:value="3155.600061416626" table:style-name="ce9">
            <text:p>3.156</text:p>
          </table:table-cell>
          <table:table-cell office:value-type="string" table:style-name="ce9">
            <text:p>-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1338.6800260543823" table:style-name="ce9">
            <text:p>1.339</text:p>
          </table:table-cell>
          <table:table-cell office:value-type="float" office:value="3375.1200656890869" table:style-name="ce9">
            <text:p>3.375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374.36000728607178" table:style-name="ce9">
            <text:p>374</text:p>
          </table:table-cell>
          <table:table-cell office:value-type="float" office:value="3551.5200691223145" table:style-name="ce9">
            <text:p>3.552</text:p>
          </table:table-cell>
          <table:table-cell office:value-type="float" office:value="145.04000282287598" table:style-name="ce9">
            <text:p>145</text:p>
          </table:table-cell>
          <table:table-cell office:value-type="string" table:style-name="ce9">
            <text:p>-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3545.6400690078735" table:style-name="ce9">
            <text:p>3.546</text:p>
          </table:table-cell>
          <table:table-cell office:value-type="float" office:value="442.96000862121582" table:style-name="ce9">
            <text:p>443</text:p>
          </table:table-cell>
          <table:table-cell office:value-type="float" office:value="119.56000232696533" table:style-name="ce9">
            <text:p>120</text:p>
          </table:table-cell>
          <table:table-cell office:value-type="string" table:style-name="ce9">
            <text:p>-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1426.8800277709961" table:style-name="ce9">
            <text:p>1.427</text:p>
          </table:table-cell>
          <table:table-cell office:value-type="float" office:value="3324.1600646972656" table:style-name="ce9">
            <text:p>3.324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3565.2400693893433" table:style-name="ce9">
            <text:p>3.565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.9600000381469727" table:style-name="ce9">
            <text:p>2</text:p>
          </table:table-cell>
          <table:table-cell office:value-type="float" office:value="5946.640115737915" table:style-name="ce9">
            <text:p>5.947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3567.2000694274902" table:style-name="ce9">
            <text:p>3.567</text:p>
          </table:table-cell>
          <table:table-cell office:value-type="float" office:value="5946.640115737915" table:style-name="ce9">
            <text:p>5.947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9.68000602722168" table:style-name="ce9">
            <text:p>310</text:p>
          </table:table-cell>
          <table:table-cell office:value-type="float" office:value="2214.8000431060791" table:style-name="ce9">
            <text:p>2.2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305.76000595092773" table:style-name="ce9">
            <text:p>306</text:p>
          </table:table-cell>
          <table:table-cell office:value-type="float" office:value="2214.8000431060791" table:style-name="ce9">
            <text:p>2.215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182.28000354766846" table:style-name="ce9">
            <text:p>182</text:p>
          </table:table-cell>
          <table:table-cell office:value-type="float" office:value="2218.720043182373" table:style-name="ce9">
            <text:p>2.2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2216.7600431442261" table:style-name="ce9">
            <text:p>2.217</text:p>
          </table:table-cell>
          <table:table-cell office:value-type="float" office:value="223.44000434875488" table:style-name="ce9">
            <text:p>2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147.00000286102295" table:style-name="ce9">
            <text:p>147</text:p>
          </table:table-cell>
          <table:table-cell office:value-type="float" office:value="2222.640043258667" table:style-name="ce9">
            <text:p>2.223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2224.600043296814" table:style-name="ce9">
            <text:p>2.225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1.9600000381469727" table:style-name="ce9">
            <text:p>2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1.9600000381469727" table:style-name="ce9">
            <text:p>2</text:p>
          </table:table-cell>
          <table:table-cell office:value-type="float" office:value="2226.5600433349609" table:style-name="ce9">
            <text:p>2.227</text:p>
          </table:table-cell>
          <table:table-cell office:value-type="float" office:value="3365.3200654983521" table:style-name="ce9">
            <text:p>3.36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76.440001487731934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54.880001068115234" table:style-name="ce9">
            <text:p>55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21.560000419616699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41.160000801086426" table:style-name="ce9">
            <text:p>41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37.24000072479248" table:style-name="ce9">
            <text:p>37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90.160001754760742" table:style-name="ce9">
            <text:p>9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05.2000331878662" table:style-name="ce9">
            <text:p>1.705</text:p>
          </table:table-cell>
          <table:table-cell office:value-type="float" office:value="2026.6400394439697" table:style-name="ce9">
            <text:p>2.0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1228.9200239181519" table:style-name="ce9">
            <text:p>1.229</text:p>
          </table:table-cell>
          <table:table-cell office:value-type="float" office:value="2326.5200452804565" table:style-name="ce9">
            <text:p>2.327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49.000000953674316" table:style-name="ce9">
            <text:p>49</text:p>
          </table:table-cell>
          <table:table-cell office:value-type="float" office:value="2557.8000497817993" table:style-name="ce9">
            <text:p>2.558</text:p>
          </table:table-cell>
          <table:table-cell office:value-type="float" office:value="23.520000457763672" table:style-name="ce9">
            <text:p>24</text:p>
          </table:table-cell>
          <table:table-cell office:value-type="string" table:style-name="ce9">
            <text:p>-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2557.8000497817993" table:style-name="ce9">
            <text:p>2.558</text:p>
          </table:table-cell>
          <table:table-cell office:value-type="float" office:value="35.280000686645508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1344.5600261688232" table:style-name="ce9">
            <text:p>1.345</text:p>
          </table:table-cell>
          <table:table-cell office:value-type="float" office:value="2250.0800437927246" table:style-name="ce9">
            <text:p>2.2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2557.8000497817993" table:style-name="ce9">
            <text:p>2.558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0" table:style-name="ce9">
            <text:p>0</text:p>
          </table:table-cell>
          <table:table-cell office:value-type="float" office:value="2557.8000497817993" table:style-name="ce9">
            <text:p>2.558</text:p>
          </table:table-cell>
          <table:table-cell office:value-type="float" office:value="4598.1600894927979" table:style-name="ce9">
            <text:p>4.59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5.96000576019287" table:style-name="ce9">
            <text:p>296</text:p>
          </table:table-cell>
          <table:table-cell office:value-type="float" office:value="344.96000671386719" table:style-name="ce9">
            <text:p>345</text:p>
          </table:table-cell>
          <table:table-cell office:value-type="string" table:style-name="ce9">
            <text:p>-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182.28000354766846" table:style-name="ce9">
            <text:p>182</text:p>
          </table:table-cell>
          <table:table-cell office:value-type="float" office:value="395.92000770568848" table:style-name="ce9">
            <text:p>396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223.44000434875488" table:style-name="ce9">
            <text:p>223</text:p>
          </table:table-cell>
          <table:table-cell office:value-type="float" office:value="393.9600076675415" table:style-name="ce9">
            <text:p>394</text:p>
          </table:table-cell>
          <table:table-cell office:value-type="float" office:value="98.000001907348633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364.56000709533691" table:style-name="ce9">
            <text:p>365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98.000001907348633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384.16000747680664" table:style-name="ce9">
            <text:p>384</text:p>
          </table:table-cell>
          <table:table-cell office:value-type="float" office:value="145.04000282287598" table:style-name="ce9">
            <text:p>145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444.92000865936279" table:style-name="ce9">
            <text:p>445</text:p>
          </table:table-cell>
          <table:table-cell office:value-type="float" office:value="490.00000953674316" table:style-name="ce9">
            <text:p>49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390.04000759124756" table:style-name="ce9">
            <text:p>3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184.24000358581543" table:style-name="ce9">
            <text:p>184</text:p>
          </table:table-cell>
          <table:table-cell office:value-type="float" office:value="390.04000759124756" table:style-name="ce9">
            <text:p>390</text:p>
          </table:table-cell>
          <table:table-cell office:value-type="float" office:value="115.64000225067139" table:style-name="ce9">
            <text:p>116</text:p>
          </table:table-cell>
          <table:table-cell office:value-type="float" office:value="0" table:style-name="ce9">
            <text:p>0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248.92000484466553" table:style-name="ce9">
            <text:p>249</text:p>
          </table:table-cell>
          <table:table-cell office:value-type="float" office:value="372.4000072479248" table:style-name="ce9">
            <text:p>372</text:p>
          </table:table-cell>
          <table:table-cell office:value-type="float" office:value="115.64000225067139" table:style-name="ce9">
            <text:p>116</text:p>
          </table:table-cell>
          <table:table-cell office:value-type="string" table:style-name="ce9">
            <text:p>-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362.60000705718994" table:style-name="ce9">
            <text:p>363</text:p>
          </table:table-cell>
          <table:table-cell office:value-type="float" office:value="278.32000541687012" table:style-name="ce9">
            <text:p>278</text:p>
          </table:table-cell>
          <table:table-cell office:value-type="float" office:value="74.480001449584961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409.64000797271729" table:style-name="ce9">
            <text:p>4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413.56000804901123" table:style-name="ce9">
            <text:p>4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5.5200080871582" table:style-name="ce9">
            <text:p>416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413.56000804901123" table:style-name="ce9">
            <text:p>414</text:p>
          </table:table-cell>
          <table:table-cell office:value-type="float" office:value="415.5200080871582" table:style-name="ce9">
            <text:p>416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18.8800354003906" table:style-name="ce9">
            <text:p>1.819</text:p>
          </table:table-cell>
          <table:table-cell office:value-type="float" office:value="3147.7600612640381" table:style-name="ce9">
            <text:p>3.148</text:p>
          </table:table-cell>
          <table:table-cell office:value-type="string" table:style-name="ce9">
            <text:p>-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1330.8400259017944" table:style-name="ce9">
            <text:p>1.331</text:p>
          </table:table-cell>
          <table:table-cell office:value-type="float" office:value="3365.3200654983521" table:style-name="ce9">
            <text:p>3.365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233.24000453948975" table:style-name="ce9">
            <text:p>233</text:p>
          </table:table-cell>
          <table:table-cell office:value-type="float" office:value="3549.5600690841675" table:style-name="ce9">
            <text:p>3.550</text:p>
          </table:table-cell>
          <table:table-cell office:value-type="float" office:value="145.04000282287598" table:style-name="ce9">
            <text:p>145</text:p>
          </table:table-cell>
          <table:table-cell office:value-type="string" table:style-name="ce9">
            <text:p>-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3545.6400690078735" table:style-name="ce9">
            <text:p>3.546</text:p>
          </table:table-cell>
          <table:table-cell office:value-type="float" office:value="290.08000564575195" table:style-name="ce9">
            <text:p>290</text:p>
          </table:table-cell>
          <table:table-cell office:value-type="float" office:value="119.56000232696533" table:style-name="ce9">
            <text:p>120</text:p>
          </table:table-cell>
          <table:table-cell office:value-type="string" table:style-name="ce9">
            <text:p>-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1419.0400276184082" table:style-name="ce9">
            <text:p>1.419</text:p>
          </table:table-cell>
          <table:table-cell office:value-type="float" office:value="3314.3600645065308" table:style-name="ce9">
            <text:p>3.314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3555.4400691986084" table:style-name="ce9">
            <text:p>3.555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6046.6001176834106" table:style-name="ce9">
            <text:p>6.047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3557.4000692367554" table:style-name="ce9">
            <text:p>3.557</text:p>
          </table:table-cell>
          <table:table-cell office:value-type="float" office:value="6046.6001176834106" table:style-name="ce9">
            <text:p>6.04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227.36000442504883" table:style-name="ce9">
            <text:p>2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148.96000289916992" table:style-name="ce9">
            <text:p>149</text:p>
          </table:table-cell>
          <table:table-cell office:value-type="float" office:value="268.52000522613525" table:style-name="ce9">
            <text:p>269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286.16000556945801" table:style-name="ce9">
            <text:p>286</text:p>
          </table:table-cell>
          <table:table-cell office:value-type="float" office:value="111.72000217437744" table:style-name="ce9">
            <text:p>112</text:p>
          </table:table-cell>
          <table:table-cell office:value-type="float" office:value="15.68000030517578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54.880001068115234" table:style-name="ce9">
            <text:p>55</text:p>
          </table:table-cell>
          <table:table-cell office:value-type="float" office:value="299.88000583648682" table:style-name="ce9">
            <text:p>3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294.0000057220459" table:style-name="ce9">
            <text:p>2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23.520000457763672" table:style-name="ce9">
            <text:p>24</text:p>
          </table:table-cell>
          <table:table-cell office:value-type="float" office:value="303.80000591278076" table:style-name="ce9">
            <text:p>304</text:p>
          </table:table-cell>
          <table:table-cell office:value-type="float" office:value="0" table:style-name="ce9">
            <text:p>0</text:p>
          </table:table-cell>
          <table:table-cell office:value-type="float" office:value="1.9600000381469727" table:style-name="ce9">
            <text:p>2</text:p>
          </table:table-cell>
          <table:table-cell office:value-type="float" office:value="711.48001384735107" table:style-name="ce9">
            <text:p>711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297.92000579833984" table:style-name="ce9">
            <text:p>298</text:p>
          </table:table-cell>
          <table:table-cell office:value-type="float" office:value="711.48001384735107" table:style-name="ce9">
            <text:p>71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830.6400356292725" table:style-name="ce9">
            <text:p>1.831</text:p>
          </table:table-cell>
          <table:table-cell office:value-type="float" office:value="3153.640061378479" table:style-name="ce9">
            <text:p>3.154</text:p>
          </table:table-cell>
          <table:table-cell office:value-type="string" table:style-name="ce9">
            <text:p>-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5948.600115776062" table:style-name="ce9">
            <text:p>5.949</text:p>
          </table:table-cell>
          <table:table-cell office:value-type="float" office:value="1338.6800260543823" table:style-name="ce9">
            <text:p>1.339</text:p>
          </table:table-cell>
          <table:table-cell office:value-type="float" office:value="3373.1600656509399" table:style-name="ce9">
            <text:p>3.373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5948.600115776062" table:style-name="ce9">
            <text:p>5.949</text:p>
          </table:table-cell>
          <table:table-cell office:value-type="float" office:value="374.36000728607178" table:style-name="ce9">
            <text:p>374</text:p>
          </table:table-cell>
          <table:table-cell office:value-type="float" office:value="3549.5600690841675" table:style-name="ce9">
            <text:p>3.550</text:p>
          </table:table-cell>
          <table:table-cell office:value-type="float" office:value="145.04000282287598" table:style-name="ce9">
            <text:p>145</text:p>
          </table:table-cell>
          <table:table-cell office:value-type="string" table:style-name="ce9">
            <text:p>-</text:p>
          </table:table-cell>
          <table:table-cell office:value-type="float" office:value="5948.600115776062" table:style-name="ce9">
            <text:p>5.949</text:p>
          </table:table-cell>
          <table:table-cell office:value-type="float" office:value="3545.6400690078735" table:style-name="ce9">
            <text:p>3.546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119.56000232696533" table:style-name="ce9">
            <text:p>120</text:p>
          </table:table-cell>
          <table:table-cell office:value-type="string" table:style-name="ce9">
            <text:p>-</text:p>
          </table:table-cell>
          <table:table-cell office:value-type="float" office:value="5948.600115776062" table:style-name="ce9">
            <text:p>5.949</text:p>
          </table:table-cell>
          <table:table-cell office:value-type="float" office:value="1422.9600276947021" table:style-name="ce9">
            <text:p>1.423</text:p>
          </table:table-cell>
          <table:table-cell office:value-type="float" office:value="3324.1600646972656" table:style-name="ce9">
            <text:p>3.324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948.600115776062" table:style-name="ce9">
            <text:p>5.949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3565.2400693893433" table:style-name="ce9">
            <text:p>3.565</text:p>
          </table:table-cell>
          <table:table-cell office:value-type="float" office:value="33.320000648498535" table:style-name="ce9">
            <text:p>33</text:p>
          </table:table-cell>
          <table:table-cell office:value-type="float" office:value="1.9600000381469727" table:style-name="ce9">
            <text:p>2</text:p>
          </table:table-cell>
          <table:table-cell office:value-type="float" office:value="5948.600115776062" table:style-name="ce9">
            <text:p>5.949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3565.2400693893433" table:style-name="ce9">
            <text:p>3.565</text:p>
          </table:table-cell>
          <table:table-cell office:value-type="float" office:value="5948.600115776062" table:style-name="ce9">
            <text:p>5.94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64.680001258850098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0" table:style-name="ce9">
            <text:p>0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0" table:style-name="ce9">
            <text:p>0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117.60000228881836" table:style-name="ce9">
            <text:p>118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6.96000480651855" table:style-name="ce9">
            <text:p>247</text:p>
          </table:table-cell>
          <table:table-cell office:value-type="float" office:value="0" table:style-name="ce9">
            <text:p>0</text:p>
          </table:table-cell>
          <table:table-cell office:value-type="float" office:value="143.080002784729" table:style-name="ce9">
            <text:p>143</text:p>
          </table:table-cell>
          <table:table-cell office:value-type="float" office:value="246.96000480651855" table:style-name="ce9">
            <text:p>247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12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1" table:number-rows-spanned="1" table:style-name="ce11">
            <text:p>MARGEM DE ERRO PARA O TOTAL DO INDICADOR C1C – ESCOLAS RURAIS, POR OFERTA DE CURSOS, DEBATES E PALESTRAS SOBRE TECNOLOGIAS E EDUCAÇÃO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31" table:number-rows-spanned="1" table:style-name="ce13">
            <text:p>Total de escolas localizadas em áreas rurais</text:p>
          </table:table-cell>
          <table:covered-table-cell table:number-columns-repeated="30"/>
          <table:table-cell table:number-columns-repeated="16353"/>
        </table:table-row>
        <table:table-row table:style-name="ro7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4" table:number-rows-spanned="1" table:style-name="ce14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7">
            <text:p>Sobre divulgação de dados dos alunos e da escola na Internet</text:p>
          </table:table-cell>
          <table:covered-table-cell table:number-columns-repeated="3"/>
          <table:table-cell office:value-type="string" table:number-columns-spanned="4" table:number-rows-spanned="1" table:style-name="ce14">
            <text:p>Sobre uso seguro da Internet</text:p>
          </table:table-cell>
          <table:covered-table-cell table:number-columns-repeated="3"/>
          <table:table-cell table:number-columns-repeated="1635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968.6000967025757" table:style-name="ce9">
            <text:p>4.969</text:p>
          </table:table-cell>
          <table:table-cell office:value-type="float" office:value="6693.4001302719116" table:style-name="ce9">
            <text:p>6.693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3484.8800678253174" table:style-name="ce9">
            <text:p>3.485</text:p>
          </table:table-cell>
          <table:table-cell office:value-type="float" office:value="5674.2001104354858" table:style-name="ce9">
            <text:p>5.674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4653.0400905609131" table:style-name="ce9">
            <text:p>4.653</text:p>
          </table:table-cell>
          <table:table-cell office:value-type="float" office:value="6342.5601234436035" table:style-name="ce9">
            <text:p>6.343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3077.2000598907471" table:style-name="ce9">
            <text:p>3.077</text:p>
          </table:table-cell>
          <table:table-cell office:value-type="float" office:value="6025.0401172637939" table:style-name="ce9">
            <text:p>6.025</text:p>
          </table:table-cell>
          <table:table-cell office:value-type="float" office:value="1046.6400203704834" table:style-name="ce9">
            <text:p>1.047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5448.800106048584" table:style-name="ce9">
            <text:p>5.449</text:p>
          </table:table-cell>
          <table:table-cell office:value-type="float" office:value="6407.2401247024536" table:style-name="ce9">
            <text:p>6.407</text:p>
          </table:table-cell>
          <table:table-cell office:value-type="float" office:value="1029.0000200271606" table:style-name="ce9">
            <text:p>1.029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5470.3601064682007" table:style-name="ce9">
            <text:p>5.470</text:p>
          </table:table-cell>
          <table:table-cell office:value-type="float" office:value="6448.40012550354" table:style-name="ce9">
            <text:p>6.448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4860.8000946044922" table:style-name="ce9">
            <text:p>4.861</text:p>
          </table:table-cell>
          <table:table-cell office:value-type="float" office:value="6707.1201305389404" table:style-name="ce9">
            <text:p>6.707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76.440001487731934" table:style-name="ce9">
            <text:p>76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93.1200485229492" table:style-name="ce9">
            <text:p>2.493</text:p>
          </table:table-cell>
          <table:table-cell office:value-type="float" office:value="3402.5600662231445" table:style-name="ce9">
            <text:p>3.4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99.3600311279297" table:style-name="ce9">
            <text:p>1.599</text:p>
          </table:table-cell>
          <table:table-cell office:value-type="float" office:value="3486.8400678634644" table:style-name="ce9">
            <text:p>3.487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2508.800048828125" table:style-name="ce9">
            <text:p>2.509</text:p>
          </table:table-cell>
          <table:table-cell office:value-type="float" office:value="3279.0800638198853" table:style-name="ce9">
            <text:p>3.2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36.6000318527222" table:style-name="ce9">
            <text:p>1.637</text:p>
          </table:table-cell>
          <table:table-cell office:value-type="float" office:value="3461.3600673675537" table:style-name="ce9">
            <text:p>3.461</text:p>
          </table:table-cell>
          <table:table-cell office:value-type="float" office:value="72.520001411437988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3235.9600629806519" table:style-name="ce9">
            <text:p>3.236</text:p>
          </table:table-cell>
          <table:table-cell office:value-type="float" office:value="2883.1600561141968" table:style-name="ce9">
            <text:p>2.883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29.40000057220459" table:style-name="ce9">
            <text:p>29</text:p>
          </table:table-cell>
          <table:table-cell office:value-type="float" office:value="2340.2400455474854" table:style-name="ce9">
            <text:p>2.340</text:p>
          </table:table-cell>
          <table:table-cell office:value-type="float" office:value="3484.8800678253174" table:style-name="ce9">
            <text:p>3.485</text:p>
          </table:table-cell>
          <table:table-cell office:value-type="float" office:value="0" table:style-name="ce9">
            <text:p>0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2242.2400436401367" table:style-name="ce9">
            <text:p>2.242</text:p>
          </table:table-cell>
          <table:table-cell office:value-type="float" office:value="3433.9200668334961" table:style-name="ce9">
            <text:p>3.434</text:p>
          </table:table-cell>
          <table:table-cell office:value-type="float" office:value="0" table:style-name="ce9">
            <text:p>0</text:p>
          </table:table-cell>
          <table:table-cell office:value-type="float" office:value="72.520001411437988" table:style-name="ce9">
            <text:p>73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80.360001564025879" table:style-name="ce9">
            <text:p>80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3.9200000762939453" table:style-name="ce9">
            <text:p>4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35.6400785446167" table:style-name="ce9">
            <text:p>4.036</text:p>
          </table:table-cell>
          <table:table-cell office:value-type="float" office:value="5439.0001058578491" table:style-name="ce9">
            <text:p>5.43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908.6400566101074" table:style-name="ce9">
            <text:p>2.909</text:p>
          </table:table-cell>
          <table:table-cell office:value-type="float" office:value="4172.8400812149048" table:style-name="ce9">
            <text:p>4.1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661.2800712585449" table:style-name="ce9">
            <text:p>3.661</text:p>
          </table:table-cell>
          <table:table-cell office:value-type="float" office:value="5115.6000995635986" table:style-name="ce9">
            <text:p>5.116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2434.32004737854" table:style-name="ce9">
            <text:p>2.434</text:p>
          </table:table-cell>
          <table:table-cell office:value-type="float" office:value="4633.4400901794434" table:style-name="ce9">
            <text:p>4.633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0" table:style-name="ce9">
            <text:p>0</text:p>
          </table:table-cell>
          <table:table-cell office:value-type="float" office:value="4084.640079498291" table:style-name="ce9">
            <text:p>4.085</text:p>
          </table:table-cell>
          <table:table-cell office:value-type="float" office:value="5417.4401054382324" table:style-name="ce9">
            <text:p>5.417</text:p>
          </table:table-cell>
          <table:table-cell office:value-type="float" office:value="987.84001922607422" table:style-name="ce9">
            <text:p>988</text:p>
          </table:table-cell>
          <table:table-cell office:value-type="float" office:value="0" table:style-name="ce9">
            <text:p>0</text:p>
          </table:table-cell>
          <table:table-cell office:value-type="float" office:value="4674.6000909805298" table:style-name="ce9">
            <text:p>4.675</text:p>
          </table:table-cell>
          <table:table-cell office:value-type="float" office:value="5094.0400991439819" table:style-name="ce9">
            <text:p>5.0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57.2000789642334" table:style-name="ce9">
            <text:p>4.057</text:p>
          </table:table-cell>
          <table:table-cell office:value-type="float" office:value="5427.2401056289673" table:style-name="ce9">
            <text:p>5.427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0.96001052856445" table:style-name="ce9">
            <text:p>541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0" table:style-name="ce9">
            <text:p>0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390.04000759124756" table:style-name="ce9">
            <text:p>390</text:p>
          </table:table-cell>
          <table:table-cell office:value-type="float" office:value="466.48000907897949" table:style-name="ce9">
            <text:p>466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0" table:style-name="ce9">
            <text:p>0</text:p>
          </table:table-cell>
          <table:table-cell office:value-type="float" office:value="519.40001010894775" table:style-name="ce9">
            <text:p>519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341.04000663757324" table:style-name="ce9">
            <text:p>341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148.96000289916992" table:style-name="ce9">
            <text:p>149</text:p>
          </table:table-cell>
          <table:table-cell office:value-type="float" office:value="0" table:style-name="ce9">
            <text:p>0</text:p>
          </table:table-cell>
          <table:table-cell office:value-type="float" office:value="539.00001049041748" table:style-name="ce9">
            <text:p>539</text:p>
          </table:table-cell>
          <table:table-cell office:value-type="float" office:value="568.40001106262207" table:style-name="ce9">
            <text:p>5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615.44001197814941" table:style-name="ce9">
            <text:p>615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0" table:style-name="ce9">
            <text:p>0</text:p>
          </table:table-cell>
          <table:table-cell office:value-type="float" office:value="566.4400110244751" table:style-name="ce9">
            <text:p>566</text:p>
          </table:table-cell>
          <table:table-cell office:value-type="float" office:value="625.24001216888428" table:style-name="ce9">
            <text:p>6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float" office:value="372.4000072479248" table:style-name="ce9">
            <text:p>372</text:p>
          </table:table-cell>
          <table:table-cell office:value-type="float" office:value="392.00000762939453" table:style-name="ce9">
            <text:p>392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float" office:value="313.60000610351563" table:style-name="ce9">
            <text:p>314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150.92000293731689" table:style-name="ce9">
            <text:p>151</text:p>
          </table:table-cell>
          <table:table-cell office:value-type="float" office:value="0" table:style-name="ce9">
            <text:p>0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421.40000820159912" table:style-name="ce9">
            <text:p>421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0" table:style-name="ce9">
            <text:p>0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5.880000114440918" table:style-name="ce9">
            <text:p>6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62.7200965881348" table:style-name="ce9">
            <text:p>4.963</text:p>
          </table:table-cell>
          <table:table-cell office:value-type="float" office:value="6752.2001314163208" table:style-name="ce9">
            <text:p>6.752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3475.0800676345825" table:style-name="ce9">
            <text:p>3.475</text:p>
          </table:table-cell>
          <table:table-cell office:value-type="float" office:value="5795.7201128005981" table:style-name="ce9">
            <text:p>5.796</text:p>
          </table:table-cell>
          <table:table-cell office:value-type="float" office:value="107.8000020980835" table:style-name="ce9">
            <text:p>108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4645.2000904083252" table:style-name="ce9">
            <text:p>4.645</text:p>
          </table:table-cell>
          <table:table-cell office:value-type="float" office:value="6424.8801250457764" table:style-name="ce9">
            <text:p>6.425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3073.2800598144531" table:style-name="ce9">
            <text:p>3.073</text:p>
          </table:table-cell>
          <table:table-cell office:value-type="float" office:value="6144.6001195907593" table:style-name="ce9">
            <text:p>6.145</text:p>
          </table:table-cell>
          <table:table-cell office:value-type="float" office:value="1044.6800203323364" table:style-name="ce9">
            <text:p>1.045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5448.800106048584" table:style-name="ce9">
            <text:p>5.449</text:p>
          </table:table-cell>
          <table:table-cell office:value-type="float" office:value="6446.4401254653931" table:style-name="ce9">
            <text:p>6.446</text:p>
          </table:table-cell>
          <table:table-cell office:value-type="float" office:value="1027.0400199890137" table:style-name="ce9">
            <text:p>1.027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5466.4401063919067" table:style-name="ce9">
            <text:p>5.466</text:p>
          </table:table-cell>
          <table:table-cell office:value-type="float" office:value="6507.2001266479492" table:style-name="ce9">
            <text:p>6.507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88.20000171661377" table:style-name="ce9">
            <text:p>88</text:p>
          </table:table-cell>
          <table:table-cell office:value-type="float" office:value="4854.9200944900513" table:style-name="ce9">
            <text:p>4.855</text:p>
          </table:table-cell>
          <table:table-cell office:value-type="float" office:value="6781.6001319885254" table:style-name="ce9">
            <text:p>6.782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76.440001487731934" table:style-name="ce9">
            <text:p>76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650.72001266479492" table:style-name="ce9">
            <text:p>651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715.40001392364502" table:style-name="ce9">
            <text:p>715</text:p>
          </table:table-cell>
          <table:table-cell office:value-type="float" office:value="78.400001525878906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341.04000663757324" table:style-name="ce9">
            <text:p>341</text:p>
          </table:table-cell>
          <table:table-cell office:value-type="float" office:value="697.76001358032227" table:style-name="ce9">
            <text:p>698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148.96000289916992" table:style-name="ce9">
            <text:p>149</text:p>
          </table:table-cell>
          <table:table-cell office:value-type="float" office:value="746.76001453399658" table:style-name="ce9">
            <text:p>747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float" office:value="435.12000846862793" table:style-name="ce9">
            <text:p>435</text:p>
          </table:table-cell>
          <table:table-cell office:value-type="float" office:value="652.68001270294189" table:style-name="ce9">
            <text:p>653</text:p>
          </table:table-cell>
          <table:table-cell office:value-type="float" office:value="56.840001106262207" table:style-name="ce9">
            <text:p>57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658.56001281738281" table:style-name="ce9">
            <text:p>659</text:p>
          </table:table-cell>
          <table:table-cell office:value-type="float" office:value="0" table:style-name="ce9">
            <text:p>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403.76000785827637" table:style-name="ce9">
            <text:p>404</text:p>
          </table:table-cell>
          <table:table-cell office:value-type="float" office:value="662.48001289367676" table:style-name="ce9">
            <text:p>662</text:p>
          </table:table-cell>
          <table:table-cell office:value-type="float" office:value="0" table:style-name="ce9">
            <text:p>0</text:p>
          </table:table-cell>
          <table:table-cell office:value-type="float" office:value="9.8000001907348633" table:style-name="ce9">
            <text:p>1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968.6000967025757" table:style-name="ce9">
            <text:p>4.969</text:p>
          </table:table-cell>
          <table:table-cell office:value-type="float" office:value="6695.3601303100586" table:style-name="ce9">
            <text:p>6.695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3482.9200677871704" table:style-name="ce9">
            <text:p>3.483</text:p>
          </table:table-cell>
          <table:table-cell office:value-type="float" office:value="5678.1201105117798" table:style-name="ce9">
            <text:p>5.678</text:p>
          </table:table-cell>
          <table:table-cell office:value-type="float" office:value="135.24000263214111" table:style-name="ce9">
            <text:p>135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4651.0800905227661" table:style-name="ce9">
            <text:p>4.651</text:p>
          </table:table-cell>
          <table:table-cell office:value-type="float" office:value="6344.5201234817505" table:style-name="ce9">
            <text:p>6.345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3077.2000598907471" table:style-name="ce9">
            <text:p>3.077</text:p>
          </table:table-cell>
          <table:table-cell office:value-type="float" office:value="6030.9201173782349" table:style-name="ce9">
            <text:p>6.031</text:p>
          </table:table-cell>
          <table:table-cell office:value-type="float" office:value="1046.6400203704834" table:style-name="ce9">
            <text:p>1.047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5448.800106048584" table:style-name="ce9">
            <text:p>5.449</text:p>
          </table:table-cell>
          <table:table-cell office:value-type="float" office:value="6409.2001247406006" table:style-name="ce9">
            <text:p>6.409</text:p>
          </table:table-cell>
          <table:table-cell office:value-type="float" office:value="1029.0000200271606" table:style-name="ce9">
            <text:p>1.029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5466.4401063919067" table:style-name="ce9">
            <text:p>5.466</text:p>
          </table:table-cell>
          <table:table-cell office:value-type="float" office:value="6450.360125541687" table:style-name="ce9">
            <text:p>6.450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4858.8400945663452" table:style-name="ce9">
            <text:p>4.859</text:p>
          </table:table-cell>
          <table:table-cell office:value-type="float" office:value="6707.1201305389404" table:style-name="ce9">
            <text:p>6.707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76.440001487731934" table:style-name="ce9">
            <text:p>76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2.88000297546387" table:style-name="ce9">
            <text:p>153</text:p>
          </table:table-cell>
          <table:table-cell office:value-type="float" office:value="241.08000469207764" table:style-name="ce9">
            <text:p>2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266.56000518798828" table:style-name="ce9">
            <text:p>2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264.60000514984131" table:style-name="ce9">
            <text:p>2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272.4400053024292" table:style-name="ce9">
            <text:p>2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6.40000343322754" table:style-name="ce9">
            <text:p>176</text:p>
          </table:table-cell>
          <table:table-cell office:value-type="float" office:value="225.40000438690186" table:style-name="ce9">
            <text:p>2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2.4400053024292" table:style-name="ce9">
            <text:p>272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.28000450134277" table:style-name="ce9">
            <text:p>231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1" table:number-rows-spanned="1" table:style-name="ce12"/>
          <table:covered-table-cell table:number-columns-repeated="30"/>
          <table:table-cell table:number-columns-repeated="16353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1">
            <text:p>MARGEM DE ERRO PARA O TOTAL DO INDICADOR B7B – ESCOLAS RURAIS, POR DESLOCAMENTO DOS ALUNOS PARA TELECENTROS OU OUTROS LOCAIS PARA QUE OS PROFESSORES POSSAM UTILIZAR INTERNET NAS AUL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3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2195.2000427246094" table:style-name="ce9">
            <text:p>2.195</text:p>
          </table:table-cell>
          <table:table-cell office:value-type="float" office:value="5597.7601089477539" table:style-name="ce9">
            <text:p>5.598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82.320001602172852" table:style-name="ce9">
            <text:p>8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2.68000316619873" table:style-name="ce9">
            <text:p>163</text:p>
          </table:table-cell>
          <table:table-cell office:value-type="float" office:value="3575.0400695800781" table:style-name="ce9">
            <text:p>3.5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.880001068115234" table:style-name="ce9">
            <text:p>55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79.560040473938" table:style-name="ce9">
            <text:p>2.080</text:p>
          </table:table-cell>
          <table:table-cell office:value-type="float" office:value="4014.080078125" table:style-name="ce9">
            <text:p>4.0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3.80000591278076" table:style-name="ce9">
            <text:p>304</text:p>
          </table:table-cell>
          <table:table-cell office:value-type="float" office:value="397.88000774383545" table:style-name="ce9">
            <text:p>398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78.400001525878906" table:style-name="ce9">
            <text:p>7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248.92000484466553" table:style-name="ce9">
            <text:p>249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93.2400426864624" table:style-name="ce9">
            <text:p>2.193</text:p>
          </table:table-cell>
          <table:table-cell office:value-type="float" office:value="5744.7601118087769" table:style-name="ce9">
            <text:p>5.745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82.320001602172852" table:style-name="ce9">
            <text:p>8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752.6400146484375" table:style-name="ce9">
            <text:p>7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195.2000427246094" table:style-name="ce9">
            <text:p>2.195</text:p>
          </table:table-cell>
          <table:table-cell office:value-type="float" office:value="5603.6401090621948" table:style-name="ce9">
            <text:p>5.604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82.320001602172852" table:style-name="ce9">
            <text:p>8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2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8" table:number-rows-spanned="1" table:style-name="ce11">
            <text:p>MARGEM DE ERRO PARA O TOTAL DO INDICADOR B1F1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13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2" table:number-rows-spanned="2" table:style-name="ce14">
            <text:p>Percentual (%)</text:p>
          </table:table-cell>
          <table:covered-table-cell/>
          <table:table-cell office:value-type="string" table:number-columns-spanned="5" table:number-rows-spanned="1" table:style-name="ce14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4">
            <text:p>Restrição ao número de horas que os alunos podem usar o computador</text:p>
          </table:table-cell>
          <table:covered-table-cell table:number-columns-repeated="4"/>
          <table:table-cell office:value-type="string" table:number-columns-spanned="5" table:number-rows-spanned="1" table:style-name="ce14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4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oibição de acesso a<text:s/><text:span text:style-name="T3">sites</text:span><text:span text:style-name="T2"><text:s/>com conteúdo adulto</text:span></text:p>
          </table:table-cell>
          <table:covered-table-cell table:number-columns-repeated="4"/>
          <table:table-cell office:value-type="string" table:number-columns-spanned="5" table:number-rows-spanned="1" table:style-name="ce14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Restrição de acesso a<text:s/><text:span text:style-name="T3">sites</text:span><text:span text:style-name="T2"><text:s/>de jogos eletrônicos</text:span></text:p>
          </table:table-cell>
          <table:covered-table-cell table:number-columns-repeated="4"/>
          <table:table-cell office:value-type="string" table:number-columns-spanned="5" table:number-rows-spanned="1" table:style-name="ce14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4">
            <text:p>Proibição de acesso às redes sociais<text:s/></text:p>
          </table:table-cell>
          <table:covered-table-cell table:number-columns-repeated="4"/>
          <table:table-cell table:number-columns-repeated="16337" table:style-name="ce7"/>
        </table:table-row>
        <table:table-row table:style-name="ro2">
          <table:covered-table-cell/>
          <table:covered-table-cell/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office:value-type="string" table:style-name="ce8">
            <text:p>Sim</text:p>
          </table:table-cell>
          <table:table-cell office:value-type="string" table:style-name="ce8">
            <text:p>Não</text:p>
          </table:table-cell>
          <table:table-cell office:value-type="string" table:style-name="ce8">
            <text:p>Não sabe</text:p>
          </table:table-cell>
          <table:table-cell office:value-type="string" table:style-name="ce8">
            <text:p>Não respondeu</text:p>
          </table:table-cell>
          <table:table-cell office:value-type="string" table:style-name="ce8">
            <text:p>Não se aplica</text:p>
          </table:table-cell>
          <table:table-cell table:number-columns-repeated="16337" table:style-name="ce7"/>
        </table:table-row>
        <table:table-row table:style-name="ro1">
          <table:table-cell office:value-type="string" table:number-columns-spanned="2" table:number-rows-spanned="1" table:style-name="ce15">
            <text:p>TOTAL</text:p>
          </table:table-cell>
          <table:covered-table-cell/>
          <table:table-cell office:value-type="float" office:value="4735.3600921630859" table:style-name="ce9">
            <text:p>4.735</text:p>
          </table:table-cell>
          <table:table-cell office:value-type="float" office:value="5068.5600986480713" table:style-name="ce9">
            <text:p>5.069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2277.5200443267822" table:style-name="ce9">
            <text:p>2.278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4558.9600887298584" table:style-name="ce9">
            <text:p>4.559</text:p>
          </table:table-cell>
          <table:table-cell office:value-type="float" office:value="5584.0401086807251" table:style-name="ce9">
            <text:p>5.584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4692.2400913238525" table:style-name="ce9">
            <text:p>4.692</text:p>
          </table:table-cell>
          <table:table-cell office:value-type="float" office:value="5417.4401054382324" table:style-name="ce9">
            <text:p>5.417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3620.1200704574585" table:style-name="ce9">
            <text:p>3.620</text:p>
          </table:table-cell>
          <table:table-cell office:value-type="float" office:value="5627.1601095199585" table:style-name="ce9">
            <text:p>5.627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381.4000463485718" table:style-name="ce9">
            <text:p>2.381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5774.1601123809814" table:style-name="ce9">
            <text:p>5.774</text:p>
          </table:table-cell>
          <table:table-cell office:value-type="float" office:value="4019.9600782394409" table:style-name="ce9">
            <text:p>4.020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5531.1201076507568" table:style-name="ce9">
            <text:p>5.531</text:p>
          </table:table-cell>
          <table:table-cell office:value-type="float" office:value="4643.2400903701782" table:style-name="ce9">
            <text:p>4.643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5550.7201080322266" table:style-name="ce9">
            <text:p>5.551</text:p>
          </table:table-cell>
          <table:table-cell office:value-type="float" office:value="4598.1600894927979" table:style-name="ce9">
            <text:p>4.598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3890.6000757217407" table:style-name="ce9">
            <text:p>3.891</text:p>
          </table:table-cell>
          <table:table-cell office:value-type="float" office:value="5995.6401166915894" table:style-name="ce9">
            <text:p>5.996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5145.0001001358032" table:style-name="ce9">
            <text:p>5.145</text:p>
          </table:table-cell>
          <table:table-cell office:value-type="float" office:value="5086.200098991394" table:style-name="ce9">
            <text:p>5.086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6193.6001205444336" table:style-name="ce9">
            <text:p>6.194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10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07.0400390625" table:style-name="ce9">
            <text:p>2.007</text:p>
          </table:table-cell>
          <table:table-cell office:value-type="float" office:value="1611.1200313568115" table:style-name="ce9">
            <text:p>1.611</text:p>
          </table:table-cell>
          <table:table-cell office:value-type="float" office:value="1.9600000381469727" table:style-name="ce9">
            <text:p>2</text:p>
          </table:table-cell>
          <table:table-cell office:value-type="float" office:value="207.7600040435791" table:style-name="ce9">
            <text:p>208</text:p>
          </table:table-cell>
          <table:table-cell office:value-type="float" office:value="3420.2000665664673" table:style-name="ce9">
            <text:p>3.420</text:p>
          </table:table-cell>
          <table:table-cell office:value-type="float" office:value="1618.9600315093994" table:style-name="ce9">
            <text:p>1.619</text:p>
          </table:table-cell>
          <table:table-cell office:value-type="float" office:value="2005.080039024353" table:style-name="ce9">
            <text:p>2.005</text:p>
          </table:table-cell>
          <table:table-cell office:value-type="float" office:value="0" table:style-name="ce9">
            <text:p>0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3420.2000665664673" table:style-name="ce9">
            <text:p>3.420</text:p>
          </table:table-cell>
          <table:table-cell office:value-type="float" office:value="1297.5200252532959" table:style-name="ce9">
            <text:p>1.298</text:p>
          </table:table-cell>
          <table:table-cell office:value-type="float" office:value="2218.720043182373" table:style-name="ce9">
            <text:p>2.219</text:p>
          </table:table-cell>
          <table:table-cell office:value-type="float" office:value="192.08000373840332" table:style-name="ce9">
            <text:p>192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3420.2000665664673" table:style-name="ce9">
            <text:p>3.420</text:p>
          </table:table-cell>
          <table:table-cell office:value-type="float" office:value="292.04000568389893" table:style-name="ce9">
            <text:p>292</text:p>
          </table:table-cell>
          <table:table-cell office:value-type="float" office:value="2497.0400485992432" table:style-name="ce9">
            <text:p>2.497</text:p>
          </table:table-cell>
          <table:table-cell office:value-type="float" office:value="0" table:style-name="ce9">
            <text:p>0</text:p>
          </table:table-cell>
          <table:table-cell office:value-type="float" office:value="203.84000396728516" table:style-name="ce9">
            <text:p>204</text:p>
          </table:table-cell>
          <table:table-cell office:value-type="float" office:value="3420.2000665664673" table:style-name="ce9">
            <text:p>3.420</text:p>
          </table:table-cell>
          <table:table-cell office:value-type="float" office:value="1622.8800315856934" table:style-name="ce9">
            <text:p>1.623</text:p>
          </table:table-cell>
          <table:table-cell office:value-type="float" office:value="2010.9600391387939" table:style-name="ce9">
            <text:p>2.011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3420.2000665664673" table:style-name="ce9">
            <text:p>3.420</text:p>
          </table:table-cell>
          <table:table-cell office:value-type="float" office:value="2005.080039024353" table:style-name="ce9">
            <text:p>2.005</text:p>
          </table:table-cell>
          <table:table-cell office:value-type="float" office:value="1617.0000314712524" table:style-name="ce9">
            <text:p>1.617</text:p>
          </table:table-cell>
          <table:table-cell office:value-type="float" office:value="0" table:style-name="ce9">
            <text:p>0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3420.2000665664673" table:style-name="ce9">
            <text:p>3.420</text:p>
          </table:table-cell>
          <table:table-cell office:value-type="float" office:value="2010.9600391387939" table:style-name="ce9">
            <text:p>2.011</text:p>
          </table:table-cell>
          <table:table-cell office:value-type="float" office:value="1617.0000314712524" table:style-name="ce9">
            <text:p>1.617</text:p>
          </table:table-cell>
          <table:table-cell office:value-type="float" office:value="0" table:style-name="ce9">
            <text:p>0</text:p>
          </table:table-cell>
          <table:table-cell office:value-type="float" office:value="192.08000373840332" table:style-name="ce9">
            <text:p>192</text:p>
          </table:table-cell>
          <table:table-cell office:value-type="float" office:value="3420.2000665664673" table:style-name="ce9">
            <text:p>3.420</text:p>
          </table:table-cell>
          <table:table-cell office:value-type="float" office:value="1323.0000257492065" table:style-name="ce9">
            <text:p>1.323</text:p>
          </table:table-cell>
          <table:table-cell office:value-type="float" office:value="2214.8000431060791" table:style-name="ce9">
            <text:p>2.215</text:p>
          </table:table-cell>
          <table:table-cell office:value-type="float" office:value="0" table:style-name="ce9">
            <text:p>0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3420.2000665664673" table:style-name="ce9">
            <text:p>3.420</text:p>
          </table:table-cell>
          <table:table-cell office:value-type="float" office:value="1313.2000255584717" table:style-name="ce9">
            <text:p>1.313</text:p>
          </table:table-cell>
          <table:table-cell office:value-type="float" office:value="2218.720043182373" table:style-name="ce9">
            <text:p>2.219</text:p>
          </table:table-cell>
          <table:table-cell office:value-type="float" office:value="0" table:style-name="ce9">
            <text:p>0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3420.2000665664673" table:style-name="ce9">
            <text:p>3.42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101.92000198364258" table:style-name="ce9">
            <text:p>102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0" table:style-name="ce9">
            <text:p>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90.160001754760742" table:style-name="ce9">
            <text:p>90</text:p>
          </table:table-cell>
          <table:table-cell office:value-type="float" office:value="64.680001258850098" table:style-name="ce9">
            <text:p>65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92.120001792907715" table:style-name="ce9">
            <text:p>92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86.240001678466797" table:style-name="ce9">
            <text:p>86</text:p>
          </table:table-cell>
          <table:table-cell office:value-type="float" office:value="99.960001945495605" table:style-name="ce9">
            <text:p>100</text:p>
          </table:table-cell>
          <table:table-cell office:value-type="float" office:value="82.320001602172852" table:style-name="ce9">
            <text:p>82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31.360000610351563" table:style-name="ce9">
            <text:p>31</text:p>
          </table:table-cell>
          <table:table-cell office:value-type="float" office:value="86.240001678466797" table:style-name="ce9">
            <text:p>8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43.4800786972046" table:style-name="ce9">
            <text:p>4.043</text:p>
          </table:table-cell>
          <table:table-cell office:value-type="float" office:value="4568.7600889205933" table:style-name="ce9">
            <text:p>4.569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2183.4400424957275" table:style-name="ce9">
            <text:p>2.183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4031.7200784683228" table:style-name="ce9">
            <text:p>4.032</text:p>
          </table:table-cell>
          <table:table-cell office:value-type="float" office:value="4956.8400964736938" table:style-name="ce9">
            <text:p>4.957</text:p>
          </table:table-cell>
          <table:table-cell office:value-type="float" office:value="0" table:style-name="ce9">
            <text:p>0</text:p>
          </table:table-cell>
          <table:table-cell office:value-type="float" office:value="25.480000495910645" table:style-name="ce9">
            <text:p>25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4286.5200834274292" table:style-name="ce9">
            <text:p>4.287</text:p>
          </table:table-cell>
          <table:table-cell office:value-type="float" office:value="4678.5200910568237" table:style-name="ce9">
            <text:p>4.679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3461.3600673675537" table:style-name="ce9">
            <text:p>3.461</text:p>
          </table:table-cell>
          <table:table-cell office:value-type="float" office:value="4768.6800928115845" table:style-name="ce9">
            <text:p>4.769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283.4000444412231" table:style-name="ce9">
            <text:p>2.283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5282.2001028060913" table:style-name="ce9">
            <text:p>5.282</text:p>
          </table:table-cell>
          <table:table-cell office:value-type="float" office:value="3284.9600639343262" table:style-name="ce9">
            <text:p>3.285</text:p>
          </table:table-cell>
          <table:table-cell office:value-type="float" office:value="0" table:style-name="ce9">
            <text:p>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4892.1600952148438" table:style-name="ce9">
            <text:p>4.892</text:p>
          </table:table-cell>
          <table:table-cell office:value-type="float" office:value="4135.6000804901123" table:style-name="ce9">
            <text:p>4.136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4909.8000955581665" table:style-name="ce9">
            <text:p>4.910</text:p>
          </table:table-cell>
          <table:table-cell office:value-type="float" office:value="4088.560079574585" table:style-name="ce9">
            <text:p>4.089</text:p>
          </table:table-cell>
          <table:table-cell office:value-type="float" office:value="0" table:style-name="ce9">
            <text:p>0</text:p>
          </table:table-cell>
          <table:table-cell office:value-type="float" office:value="19.600000381469727" table:style-name="ce9">
            <text:p>20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3443.720067024231" table:style-name="ce9">
            <text:p>3.444</text:p>
          </table:table-cell>
          <table:table-cell office:value-type="float" office:value="5301.800103187561" table:style-name="ce9">
            <text:p>5.30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4843.1600942611694" table:style-name="ce9">
            <text:p>4.843</text:p>
          </table:table-cell>
          <table:table-cell office:value-type="float" office:value="4735.3600921630859" table:style-name="ce9">
            <text:p>4.735</text:p>
          </table:table-cell>
          <table:table-cell office:value-type="float" office:value="4329.6400842666626" table:style-name="ce9">
            <text:p>4.33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3.720000267028809" table:style-name="ce9">
            <text:p>14</text:p>
          </table:table-cell>
          <table:table-cell office:value-type="float" office:value="4843.1600942611694" table:style-name="ce9">
            <text:p>4.843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9.00001049041748" table:style-name="ce9">
            <text:p>539</text:p>
          </table:table-cell>
          <table:table-cell office:value-type="float" office:value="495.88000965118408" table:style-name="ce9">
            <text:p>496</text:p>
          </table:table-cell>
          <table:table-cell office:value-type="float" office:value="148.96000289916992" table:style-name="ce9">
            <text:p>149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537.04001045227051" table:style-name="ce9">
            <text:p>537</text:p>
          </table:table-cell>
          <table:table-cell office:value-type="float" office:value="503.72000980377197" table:style-name="ce9">
            <text:p>50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501.760009765625" table:style-name="ce9">
            <text:p>502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250.8800048828125" table:style-name="ce9">
            <text:p>251</text:p>
          </table:table-cell>
          <table:table-cell office:value-type="float" office:value="589.96001148223877" table:style-name="ce9">
            <text:p>590</text:p>
          </table:table-cell>
          <table:table-cell office:value-type="float" office:value="0" table:style-name="ce9">
            <text:p>0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580.16001129150391" table:style-name="ce9">
            <text:p>580</text:p>
          </table:table-cell>
          <table:table-cell office:value-type="float" office:value="339.08000659942627" table:style-name="ce9">
            <text:p>339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560.56001091003418" table:style-name="ce9">
            <text:p>561</text:p>
          </table:table-cell>
          <table:table-cell office:value-type="float" office:value="444.92000865936279" table:style-name="ce9">
            <text:p>445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98.000001907348633" table:style-name="ce9">
            <text:p>98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562.52001094818115" table:style-name="ce9">
            <text:p>563</text:p>
          </table:table-cell>
          <table:table-cell office:value-type="float" office:value="444.92000865936279" table:style-name="ce9">
            <text:p>445</text:p>
          </table:table-cell>
          <table:table-cell office:value-type="float" office:value="0" table:style-name="ce9">
            <text:p>0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548.80001068115234" table:style-name="ce9">
            <text:p>549</text:p>
          </table:table-cell>
          <table:table-cell office:value-type="float" office:value="493.92000961303711" table:style-name="ce9">
            <text:p>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1.1200122833252" table:style-name="ce9">
            <text:p>631</text:p>
          </table:table-cell>
          <table:table-cell office:value-type="float" office:value="542.92001056671143" table:style-name="ce9">
            <text:p>543</text:p>
          </table:table-cell>
          <table:table-cell office:value-type="float" office:value="490.00000953674316" table:style-name="ce9">
            <text:p>49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631.1200122833252" table:style-name="ce9">
            <text:p>631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423.36000823974609" table:style-name="ce9">
            <text:p>423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437.0800085067749" table:style-name="ce9">
            <text:p>437</text:p>
          </table:table-cell>
          <table:table-cell office:value-type="float" office:value="417.48000812530518" table:style-name="ce9">
            <text:p>417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129.3600025177002" table:style-name="ce9">
            <text:p>129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419.44000816345215" table:style-name="ce9">
            <text:p>419</text:p>
          </table:table-cell>
          <table:table-cell office:value-type="float" office:value="431.20000839233398" table:style-name="ce9">
            <text:p>431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70.560001373291016" table:style-name="ce9">
            <text:p>71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211.68000411987305" table:style-name="ce9">
            <text:p>212</text:p>
          </table:table-cell>
          <table:table-cell office:value-type="float" office:value="337.1200065612793" table:style-name="ce9">
            <text:p>337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384.16000747680664" table:style-name="ce9">
            <text:p>384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0" table:style-name="ce9">
            <text:p>0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384.16000747680664" table:style-name="ce9">
            <text:p>384</text:p>
          </table:table-cell>
          <table:table-cell office:value-type="float" office:value="58.80000114440918" table:style-name="ce9">
            <text:p>59</text:p>
          </table:table-cell>
          <table:table-cell office:value-type="float" office:value="137.20000267028809" table:style-name="ce9">
            <text:p>137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374.36000728607178" table:style-name="ce9">
            <text:p>374</text:p>
          </table:table-cell>
          <table:table-cell office:value-type="float" office:value="109.76000213623047" table:style-name="ce9">
            <text:p>110</text:p>
          </table:table-cell>
          <table:table-cell office:value-type="float" office:value="119.56000232696533" table:style-name="ce9">
            <text:p>120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425.32000827789307" table:style-name="ce9">
            <text:p>425</text:p>
          </table:table-cell>
          <table:table-cell office:value-type="float" office:value="0" table:style-name="ce9">
            <text:p>0</text:p>
          </table:table-cell>
          <table:table-cell office:value-type="float" office:value="76.440001487731934" table:style-name="ce9">
            <text:p>76</text:p>
          </table:table-cell>
          <table:table-cell office:value-type="float" office:value="284.20000553131104" table:style-name="ce9">
            <text:p>284</text:p>
          </table:table-cell>
          <table:table-cell office:value-type="float" office:value="429.24000835418701" table:style-name="ce9">
            <text:p>429</text:p>
          </table:table-cell>
          <table:table-cell office:value-type="float" office:value="390.04000759124756" table:style-name="ce9">
            <text:p>390</text:p>
          </table:table-cell>
          <table:table-cell office:value-type="float" office:value="84.280001640319824" table:style-name="ce9">
            <text:p>84</text:p>
          </table:table-cell>
          <table:table-cell office:value-type="float" office:value="96.04000186920166" table:style-name="ce9">
            <text:p>96</text:p>
          </table:table-cell>
          <table:table-cell office:value-type="float" office:value="284.20000553131104" table:style-name="ce9">
            <text:p>284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4" table:style-name="ce10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25.5600919723511" table:style-name="ce9">
            <text:p>4.726</text:p>
          </table:table-cell>
          <table:table-cell office:value-type="float" office:value="5060.7200984954834" table:style-name="ce9">
            <text:p>5.061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2277.5200443267822" table:style-name="ce9">
            <text:p>2.278</text:p>
          </table:table-cell>
          <table:table-cell office:value-type="float" office:value="6254.3601217269897" table:style-name="ce9">
            <text:p>6.254</text:p>
          </table:table-cell>
          <table:table-cell office:value-type="float" office:value="4549.1600885391235" table:style-name="ce9">
            <text:p>4.549</text:p>
          </table:table-cell>
          <table:table-cell office:value-type="float" office:value="5578.1601085662842" table:style-name="ce9">
            <text:p>5.578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6254.3601217269897" table:style-name="ce9">
            <text:p>6.254</text:p>
          </table:table-cell>
          <table:table-cell office:value-type="float" office:value="4676.5600910186768" table:style-name="ce9">
            <text:p>4.677</text:p>
          </table:table-cell>
          <table:table-cell office:value-type="float" office:value="5411.5601053237915" table:style-name="ce9">
            <text:p>5.412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125.44000244140625" table:style-name="ce9">
            <text:p>125</text:p>
          </table:table-cell>
          <table:table-cell office:value-type="float" office:value="6254.3601217269897" table:style-name="ce9">
            <text:p>6.254</text:p>
          </table:table-cell>
          <table:table-cell office:value-type="float" office:value="3616.2000703811646" table:style-name="ce9">
            <text:p>3.616</text:p>
          </table:table-cell>
          <table:table-cell office:value-type="float" office:value="5631.0801095962524" table:style-name="ce9">
            <text:p>5.631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381.4000463485718" table:style-name="ce9">
            <text:p>2.381</text:p>
          </table:table-cell>
          <table:table-cell office:value-type="float" office:value="6254.3601217269897" table:style-name="ce9">
            <text:p>6.254</text:p>
          </table:table-cell>
          <table:table-cell office:value-type="float" office:value="5774.1601123809814" table:style-name="ce9">
            <text:p>5.774</text:p>
          </table:table-cell>
          <table:table-cell office:value-type="float" office:value="4016.040078163147" table:style-name="ce9">
            <text:p>4.016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6254.3601217269897" table:style-name="ce9">
            <text:p>6.254</text:p>
          </table:table-cell>
          <table:table-cell office:value-type="float" office:value="5523.2801074981689" table:style-name="ce9">
            <text:p>5.523</text:p>
          </table:table-cell>
          <table:table-cell office:value-type="float" office:value="4639.3200902938843" table:style-name="ce9">
            <text:p>4.639</text:p>
          </table:table-cell>
          <table:table-cell office:value-type="float" office:value="113.68000221252441" table:style-name="ce9">
            <text:p>114</text:p>
          </table:table-cell>
          <table:table-cell office:value-type="float" office:value="154.84000301361084" table:style-name="ce9">
            <text:p>155</text:p>
          </table:table-cell>
          <table:table-cell office:value-type="float" office:value="6254.3601217269897" table:style-name="ce9">
            <text:p>6.254</text:p>
          </table:table-cell>
          <table:table-cell office:value-type="float" office:value="5542.8801078796387" table:style-name="ce9">
            <text:p>5.543</text:p>
          </table:table-cell>
          <table:table-cell office:value-type="float" office:value="4592.2800893783569" table:style-name="ce9">
            <text:p>4.592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6254.3601217269897" table:style-name="ce9">
            <text:p>6.254</text:p>
          </table:table-cell>
          <table:table-cell office:value-type="float" office:value="3876.8800754547119" table:style-name="ce9">
            <text:p>3.877</text:p>
          </table:table-cell>
          <table:table-cell office:value-type="float" office:value="5991.7201166152954" table:style-name="ce9">
            <text:p>5.992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6254.3601217269897" table:style-name="ce9">
            <text:p>6.254</text:p>
          </table:table-cell>
          <table:table-cell office:value-type="float" office:value="5139.1201000213623" table:style-name="ce9">
            <text:p>5.139</text:p>
          </table:table-cell>
          <table:table-cell office:value-type="float" office:value="5076.4000988006592" table:style-name="ce9">
            <text:p>5.076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6254.3601217269897" table:style-name="ce9">
            <text:p>6.254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42.96000862121582" table:style-name="ce9">
            <text:p>443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362.60000705718994" table:style-name="ce9">
            <text:p>363</text:p>
          </table:table-cell>
          <table:table-cell office:value-type="float" office:value="384.16000747680664" table:style-name="ce9">
            <text:p>384</text:p>
          </table:table-cell>
          <table:table-cell office:value-type="float" office:value="0" table:style-name="ce9">
            <text:p>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431.20000839233398" table:style-name="ce9">
            <text:p>431</text:p>
          </table:table-cell>
          <table:table-cell office:value-type="float" office:value="303.80000591278076" table:style-name="ce9">
            <text:p>304</text:p>
          </table:table-cell>
          <table:table-cell office:value-type="float" office:value="0" table:style-name="ce9">
            <text:p>0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484.12000942230225" table:style-name="ce9">
            <text:p>484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484.12000942230225" table:style-name="ce9">
            <text:p>484</text:p>
          </table:table-cell>
          <table:table-cell office:value-type="float" office:value="164.6400032043457" table:style-name="ce9">
            <text:p>165</text:p>
          </table:table-cell>
          <table:table-cell office:value-type="float" office:value="0" table:style-name="ce9">
            <text:p>0</text:p>
          </table:table-cell>
          <table:table-cell office:value-type="float" office:value="3.9200000762939453" table:style-name="ce9">
            <text:p>4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452.76000881195068" table:style-name="ce9">
            <text:p>453</text:p>
          </table:table-cell>
          <table:table-cell office:value-type="float" office:value="223.44000434875488" table:style-name="ce9">
            <text:p>223</text:p>
          </table:table-cell>
          <table:table-cell office:value-type="float" office:value="121.5200023651123" table:style-name="ce9">
            <text:p>122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439.04000854492188" table:style-name="ce9">
            <text:p>439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446.88000869750977" table:style-name="ce9">
            <text:p>447</text:p>
          </table:table-cell>
          <table:table-cell office:value-type="float" office:value="276.36000537872314" table:style-name="ce9">
            <text:p>276</text:p>
          </table:table-cell>
          <table:table-cell office:value-type="float" office:value="0" table:style-name="ce9">
            <text:p>0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578.20001125335693" table:style-name="ce9">
            <text:p>578</text:p>
          </table:table-cell>
          <table:table-cell office:value-type="float" office:value="393.9600076675415" table:style-name="ce9">
            <text:p>394</text:p>
          </table:table-cell>
          <table:table-cell office:value-type="float" office:value="350.84000682830811" table:style-name="ce9">
            <text:p>351</text:p>
          </table:table-cell>
          <table:table-cell office:value-type="float" office:value="0" table:style-name="ce9">
            <text:p>0</text:p>
          </table:table-cell>
          <table:table-cell office:value-type="float" office:value="7.8400001525878906" table:style-name="ce9">
            <text:p>8</text:p>
          </table:table-cell>
          <table:table-cell office:value-type="float" office:value="578.20001125335693" table:style-name="ce9">
            <text:p>57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733.400092124939" table:style-name="ce9">
            <text:p>4.733</text:p>
          </table:table-cell>
          <table:table-cell office:value-type="float" office:value="5064.6400985717773" table:style-name="ce9">
            <text:p>5.065</text:p>
          </table:table-cell>
          <table:table-cell office:value-type="float" office:value="170.52000331878662" table:style-name="ce9">
            <text:p>171</text:p>
          </table:table-cell>
          <table:table-cell office:value-type="float" office:value="2277.5200443267822" table:style-name="ce9">
            <text:p>2.278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4555.0400886535645" table:style-name="ce9">
            <text:p>4.555</text:p>
          </table:table-cell>
          <table:table-cell office:value-type="float" office:value="5584.0401086807251" table:style-name="ce9">
            <text:p>5.584</text:p>
          </table:table-cell>
          <table:table-cell office:value-type="float" office:value="50.960000991821289" table:style-name="ce9">
            <text:p>51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4690.2800912857056" table:style-name="ce9">
            <text:p>4.690</text:p>
          </table:table-cell>
          <table:table-cell office:value-type="float" office:value="5413.5201053619385" table:style-name="ce9">
            <text:p>5.414</text:p>
          </table:table-cell>
          <table:table-cell office:value-type="float" office:value="237.16000461578369" table:style-name="ce9">
            <text:p>237</text:p>
          </table:table-cell>
          <table:table-cell office:value-type="float" office:value="127.40000247955322" table:style-name="ce9">
            <text:p>127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3620.1200704574585" table:style-name="ce9">
            <text:p>3.620</text:p>
          </table:table-cell>
          <table:table-cell office:value-type="float" office:value="5627.1601095199585" table:style-name="ce9">
            <text:p>5.627</text:p>
          </table:table-cell>
          <table:table-cell office:value-type="float" office:value="11.760000228881836" table:style-name="ce9">
            <text:p>12</text:p>
          </table:table-cell>
          <table:table-cell office:value-type="float" office:value="2381.4000463485718" table:style-name="ce9">
            <text:p>2.381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5774.1601123809814" table:style-name="ce9">
            <text:p>5.774</text:p>
          </table:table-cell>
          <table:table-cell office:value-type="float" office:value="4019.9600782394409" table:style-name="ce9">
            <text:p>4.020</text:p>
          </table:table-cell>
          <table:table-cell office:value-type="float" office:value="62.720001220703125" table:style-name="ce9">
            <text:p>63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5527.2001075744629" table:style-name="ce9">
            <text:p>5.527</text:p>
          </table:table-cell>
          <table:table-cell office:value-type="float" office:value="4643.2400903701782" table:style-name="ce9">
            <text:p>4.643</text:p>
          </table:table-cell>
          <table:table-cell office:value-type="float" office:value="168.56000328063965" table:style-name="ce9">
            <text:p>169</text:p>
          </table:table-cell>
          <table:table-cell office:value-type="float" office:value="172.48000335693359" table:style-name="ce9">
            <text:p>172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5546.8001079559326" table:style-name="ce9">
            <text:p>5.547</text:p>
          </table:table-cell>
          <table:table-cell office:value-type="float" office:value="4596.2000894546509" table:style-name="ce9">
            <text:p>4.596</text:p>
          </table:table-cell>
          <table:table-cell office:value-type="float" office:value="94.080001831054688" table:style-name="ce9">
            <text:p>94</text:p>
          </table:table-cell>
          <table:table-cell office:value-type="float" office:value="258.72000503540039" table:style-name="ce9">
            <text:p>259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3886.6800756454468" table:style-name="ce9">
            <text:p>3.887</text:p>
          </table:table-cell>
          <table:table-cell office:value-type="float" office:value="5993.6801166534424" table:style-name="ce9">
            <text:p>5.994</text:p>
          </table:table-cell>
          <table:table-cell office:value-type="float" office:value="9.8000001907348633" table:style-name="ce9">
            <text:p>10</text:p>
          </table:table-cell>
          <table:table-cell office:value-type="float" office:value="103.88000202178955" table:style-name="ce9">
            <text:p>104</text:p>
          </table:table-cell>
          <table:table-cell office:value-type="float" office:value="6193.6001205444336" table:style-name="ce9">
            <text:p>6.194</text:p>
          </table:table-cell>
          <table:table-cell office:value-type="float" office:value="5143.0401000976563" table:style-name="ce9">
            <text:p>5.143</text:p>
          </table:table-cell>
          <table:table-cell office:value-type="float" office:value="5084.2400989532471" table:style-name="ce9">
            <text:p>5.084</text:p>
          </table:table-cell>
          <table:table-cell office:value-type="float" office:value="74.480001449584961" table:style-name="ce9">
            <text:p>74</text:p>
          </table:table-cell>
          <table:table-cell office:value-type="float" office:value="156.80000305175781" table:style-name="ce9">
            <text:p>157</text:p>
          </table:table-cell>
          <table:table-cell office:value-type="float" office:value="6193.6001205444336" table:style-name="ce9">
            <text:p>6.194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7.56000423431396" table:style-name="ce9">
            <text:p>218</text:p>
          </table:table-cell>
          <table:table-cell office:value-type="float" office:value="184.24000358581543" table:style-name="ce9">
            <text:p>184</text:p>
          </table:table-cell>
          <table:table-cell office:value-type="float" office:value="5.880000114440918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280.28000545501709" table:style-name="ce9">
            <text:p>280</text:p>
          </table:table-cell>
          <table:table-cell office:value-type="float" office:value="27.440000534057617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186.2000036239624" table:style-name="ce9">
            <text:p>186</text:p>
          </table:table-cell>
          <table:table-cell office:value-type="float" office:value="215.60000419616699" table:style-name="ce9">
            <text:p>2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66.64000129699707" table:style-name="ce9">
            <text:p>67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5.68000030517578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282.24000549316406" table:style-name="ce9">
            <text:p>282</text:p>
          </table:table-cell>
          <table:table-cell office:value-type="float" office:value="17.640000343322754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274.40000534057617" table:style-name="ce9">
            <text:p>274</text:p>
          </table:table-cell>
          <table:table-cell office:value-type="float" office:value="68.600001335144043" table:style-name="ce9">
            <text:p>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221.48000431060791" table:style-name="ce9">
            <text:p>221</text:p>
          </table:table-cell>
          <table:table-cell office:value-type="float" office:value="180.32000350952148" table:style-name="ce9">
            <text:p>1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office:value-type="float" office:value="215.60000419616699" table:style-name="ce9">
            <text:p>216</text:p>
          </table:table-cell>
          <table:table-cell office:value-type="float" office:value="188.16000366210938" table:style-name="ce9">
            <text:p>1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560000419616699" table:style-name="ce9">
            <text:p>22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12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1-31T17:15:46Z</meta:creation-date>
    <dc:date>2019-05-31T14:47:52Z</dc:date>
  </office:meta>
</office:document-meta>
</file>